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solid" draw:fill-color="#000000" draw:textarea-horizontal-align="justify" draw:textarea-vertical-align="top" draw:auto-grow-height="false" fo:min-height="16.3cm" fo:min-width="51.3cm" fo:padding-top="0.3cm" fo:padding-bottom="0.3cm" fo:padding-left="0.3cm" fo:padding-right="0.3cm"/>
    </style:style>
    <style:style style:name="gr2" style:family="graphic" style:parent-style-name="standard">
      <style:graphic-properties svg:stroke-width="0.1cm" svg:stroke-color="#808080" draw:marker-start-width="0.515cm" draw:marker-end-width="0.515cm" draw:fill="solid" draw:fill-color="#e6e6e6" draw:textarea-horizontal-align="justify" draw:textarea-vertical-align="top" draw:auto-grow-height="false" fo:min-height="2.328cm" fo:min-width="39.328cm" fo:padding-top="0cm" fo:padding-bottom="0.1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="solid" draw:fill-color="#000000" draw:textarea-horizontal-align="justify" draw:textarea-vertical-align="top" draw:auto-grow-height="false" fo:min-height="20.3cm" fo:min-width="51.3cm" fo:padding-top="0.3cm" fo:padding-bottom="0.3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-width="0.5cm" draw:fill="solid" draw:fill-color="#000000" draw:textarea-horizontal-align="justify" draw:textarea-vertical-align="top" draw:auto-grow-height="false" fo:min-height="21.6cm" fo:min-width="51.3cm" fo:padding-top="0.3cm" fo:padding-bottom="0.3cm" fo:padding-left="0.3cm" fo:padding-right="0.3cm"/>
    </style:style>
    <style:style style:name="gr5" style:family="graphic" style:parent-style-name="standard">
      <style:graphic-properties svg:stroke-width="0.1cm" svg:stroke-color="#808080" draw:marker-start-width="0.515cm" draw:marker-end-width="0.515cm" draw:fill="solid" draw:fill-color="#e6e6e6" draw:textarea-horizontal-align="justify" draw:textarea-vertical-align="top" draw:auto-grow-height="false" fo:min-height="10.578cm" fo:min-width="16.078cm" fo:padding-top="0cm" fo:padding-bottom="0.1cm" fo:padding-left="0.3cm" fo:padding-right="0.3cm"/>
    </style:style>
    <style:style style:name="gr6" style:family="graphic" style:parent-style-name="standard">
      <style:graphic-properties svg:stroke-width="0.1cm" svg:stroke-color="#808080" draw:marker-start-width="0.515cm" draw:marker-end-width="0.515cm" draw:fill="solid" draw:fill-color="#e6e6e6" draw:textarea-horizontal-align="justify" draw:textarea-vertical-align="top" draw:auto-grow-height="false" fo:min-height="10.578cm" fo:min-width="17.078cm" fo:padding-top="0cm" fo:padding-bottom="0.1cm" fo:padding-left="0.3cm" fo:padding-right="0.3cm"/>
    </style:style>
    <style:style style:name="gr7" style:family="graphic" style:parent-style-name="standard">
      <style:graphic-properties svg:stroke-width="0.1cm" svg:stroke-color="#808080" draw:marker-start-width="0.515cm" draw:marker-end-width="0.515cm" draw:fill="solid" draw:fill-color="#e6e6e6" draw:textarea-horizontal-align="justify" draw:textarea-vertical-align="top" draw:auto-grow-height="false" fo:min-height="10.578cm" fo:min-width="14.078cm" fo:padding-top="0cm" fo:padding-bottom="0.1cm" fo:padding-left="0.3cm" fo:padding-right="0.3cm"/>
    </style:style>
    <style:style style:name="gr8" style:family="graphic" style:parent-style-name="standard">
      <style:graphic-properties svg:stroke-width="0.1cm" svg:stroke-color="#808080" draw:marker-start-width="0.515cm" draw:marker-end-width="0.515cm" draw:fill="solid" draw:fill-color="#e6e6e6" draw:textarea-horizontal-align="justify" draw:textarea-vertical-align="top" draw:auto-grow-height="false" fo:min-height="17.608cm" fo:min-width="9.108cm" fo:padding-top="0cm" fo:padding-bottom="0.1cm" fo:padding-left="0.3cm" fo:padding-right="0.3cm"/>
    </style:style>
    <style:style style:name="gr9" style:family="graphic" style:parent-style-name="standard">
      <style:graphic-properties svg:stroke-width="0.1cm" svg:stroke-color="#808080" draw:marker-start-width="0.515cm" draw:marker-end-width="0.515cm" draw:fill="solid" draw:fill-color="#e6e6e6" draw:textarea-horizontal-align="justify" draw:textarea-vertical-align="top" draw:auto-grow-height="false" fo:min-height="17.608cm" fo:min-width="19.108cm" fo:padding-top="0cm" fo:padding-bottom="0.1cm" fo:padding-left="0.3cm" fo:padding-right="0.3cm"/>
    </style:style>
    <style:style style:name="gr10" style:family="graphic" style:parent-style-name="standard">
      <style:graphic-properties svg:stroke-width="0.05cm" svg:stroke-color="#000000" draw:marker-start-width="0.355cm" draw:marker-end-width="0.355cm" draw:fill="solid" draw:fill-color="#b3b3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3465a4" draw:fill="solid" draw:fill-color="#e6e6e6" draw:textarea-horizontal-align="justify" draw:textarea-vertical-align="middle" draw:auto-grow-height="false" fo:min-height="0.458cm" fo:min-width="0.208cm"/>
    </style:style>
    <style:style style:name="gr12" style:family="graphic" style:parent-style-name="standard">
      <style:graphic-properties svg:stroke-width="0.05cm" svg:stroke-color="#000000" draw:marker-start-width="0.355cm" draw:marker-end-width="0.355cm" draw:fill="solid" draw:fill-color="#b3ffb3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13" style:family="graphic" style:parent-style-name="standard">
      <style:graphic-properties svg:stroke-width="0.05cm" svg:stroke-color="#000000" draw:marker-start-width="0.355cm" draw:marker-end-width="0.355cm" draw:fill="solid" draw:fill-color="#ffffb3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1cm" svg:stroke-color="#000000" draw:marker-start-width="0.35cm" draw:marker-end="Arrow" draw:marker-end-width="0.3cm" svg:stroke-linecap="round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05cm" svg:stroke-color="#000000" draw:marker-start-width="0.205cm" draw:marker-end="Arrow" draw:marker-end-width="0.255cm" draw:stroke-linejoin="none" svg:stroke-linecap="butt" draw:fill="solid" draw:fill-color="#ffffff" draw:textarea-horizontal-align="justify" draw:textarea-vertical-align="middle" draw:auto-grow-height="false" fo:min-height="0.266cm" fo:min-width="0.158cm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ff" draw:textarea-horizontal-align="left" draw:textarea-vertical-align="middle" draw:auto-grow-height="false" fo:min-height="0.3cm" fo:min-width="2.35cm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ff" draw:textarea-horizontal-align="right" draw:textarea-vertical-align="middle" draw:auto-grow-height="false" fo:min-height="0.3cm" fo:min-width="2.351cm" fo:padding-top="0.15cm" fo:padding-bottom="0.15cm" fo:padding-left="0.275cm" fo:padding-right="0.275cm"/>
    </style:style>
    <style:style style:name="gr18" style:family="graphic" style:parent-style-name="standard">
      <style:graphic-properties svg:stroke-width="0.1cm" svg:stroke-color="#808080" draw:marker-start-width="0.515cm" draw:marker-end-width="0.515cm" draw:fill="solid" draw:fill-color="#e6e6e6" draw:textarea-horizontal-align="justify" draw:textarea-vertical-align="top" draw:auto-grow-height="false" fo:min-height="19.116cm" fo:min-width="19.116cm" fo:padding-top="0cm" fo:padding-bottom="0.1cm" fo:padding-left="0.3cm" fo:padding-right="0.3cm"/>
    </style:style>
    <style:style style:name="gr19" style:family="graphic" style:parent-style-name="standard">
      <style:graphic-properties svg:stroke-width="0.1cm" svg:stroke-color="#808080" draw:marker-start-width="0.515cm" draw:marker-end-width="0.515cm" draw:fill="solid" draw:fill-color="#e6e6e6" draw:textarea-horizontal-align="justify" draw:textarea-vertical-align="top" draw:auto-grow-height="false" fo:min-height="8.602cm" fo:min-width="17.102cm" fo:padding-top="0cm" fo:padding-bottom="0.1cm" fo:padding-left="0.3cm" fo:padding-right="0.3cm"/>
    </style:style>
    <style:style style:name="gr20" style:family="graphic" style:parent-style-name="standard" style:list-style-name="L1">
      <style:graphic-properties draw:stroke="solid" svg:stroke-width="0.1cm" svg:stroke-color="#808080" draw:marker-start-width="0.525cm" draw:marker-end-width="0.525cm" draw:fill="solid" draw:fill-color="#ffffff" draw:textarea-horizontal-align="justify" draw:textarea-vertical-align="middle" draw:auto-grow-height="false" fo:min-height="14.25cm" fo:min-width="18.4cm" fo:padding-top="0.175cm" fo:padding-bottom="0.175cm" fo:padding-left="0.3cm" fo:padding-right="0.3cm"/>
    </style:style>
    <style:style style:name="gr21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ff" draw:textarea-horizontal-align="right" draw:textarea-vertical-align="middle" draw:auto-grow-height="false" fo:min-height="0.3cm" fo:min-width="2.35cm" fo:padding-top="0.15cm" fo:padding-bottom="0.15cm" fo:padding-left="0.275cm" fo:padding-right="0.275cm"/>
    </style:style>
    <style:style style:name="gr22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ff" draw:textarea-horizontal-align="left" draw:textarea-vertical-align="middle" draw:auto-grow-height="false" fo:min-height="0.3cm" fo:min-width="2.351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.05cm" svg:stroke-color="#000000" draw:marker-start-width="0.205cm" draw:marker-end="Arrow" draw:marker-end-width="0.255cm" svg:stroke-linecap="round" draw:fill="solid" draw:fill-color="#e6e6e6" draw:textarea-horizontal-align="center" draw:textarea-vertical-align="middle" draw:auto-grow-height="false" fo:min-height="0.5cm" fo:min-width="8.45cm" fo:padding-top="0.15cm" fo:padding-bottom="0.15cm" fo:padding-left="0.275cm" fo:padding-right="0.275cm"/>
    </style:style>
    <style:style style:name="gr24" style:family="graphic" style:parent-style-name="standard" style:list-style-name="L1">
      <style:graphic-properties draw:stroke="solid" svg:stroke-width="0.1cm" svg:stroke-color="#808080" draw:marker-start-width="0.525cm" draw:marker-end-width="0.525cm" draw:fill="solid" draw:fill-color="#ffffff" draw:textarea-horizontal-align="justify" draw:textarea-vertical-align="middle" draw:auto-grow-height="false" fo:min-height="2.95cm" fo:min-width="16.4cm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cm" svg:stroke-color="#000000" draw:marker-start-width="0.5cm" draw:marker-end="Arrow" draw:marker-end-width="0.3cm" svg:stroke-linecap="round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000000" draw:marker-start-width="0.5cm" draw:marker-end-width="0.5cm" draw:fill="solid" draw:fill-color="#000000" draw:textarea-horizontal-align="justify" draw:textarea-vertical-align="middle" draw:auto-grow-height="false" fo:min-height="1.15cm" fo:min-width="36.9cm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000000" draw:marker-start-width="0.5cm" draw:marker-end-width="0.5cm" draw:fill="solid" draw:fill-color="#000000" draw:textarea-horizontal-align="justify" draw:textarea-vertical-align="middle" draw:auto-grow-height="false" fo:min-height="2.15cm" fo:min-width="2.4cm" fo:padding-top="0.175cm" fo:padding-bottom="0.175cm" fo:padding-left="0.3cm" fo:padding-right="0.3cm"/>
    </style:style>
    <style:style style:name="gr28" style:family="graphic" style:parent-style-name="standard">
      <style:graphic-properties svg:stroke-width="0.1cm" svg:stroke-color="#000000" draw:marker-start-width="0.5cm" draw:marker-end-width="0.5cm" draw:fill="solid" draw:fill-color="#000000" draw:textarea-horizontal-align="justify" draw:textarea-vertical-align="middle" draw:auto-grow-height="false" fo:min-height="1.525cm" fo:min-width="0.901cm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5cm" fo:min-width="0.9cm"/>
    </style:style>
    <style:style style:name="gr30" style:family="graphic" style:parent-style-name="standard">
      <style:graphic-properties svg:stroke-width="0.1cm" svg:stroke-color="#000000" draw:marker-start-width="0.5cm" draw:marker-end-width="0.5cm" draw:fill="solid" draw:fill-color="#000000" draw:textarea-horizontal-align="justify" draw:textarea-vertical-align="middle" draw:auto-grow-height="false" fo:min-height="2.154cm" fo:min-width="1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000000" draw:marker-start-width="0.5cm" draw:marker-end-width="0.5cm" draw:fill="solid" draw:fill-color="#000000" draw:textarea-horizontal-align="justify" draw:textarea-vertical-align="middle" draw:auto-grow-height="false" fo:min-height="1.65cm" fo:min-width="0.901cm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33" style:family="graphic" style:parent-style-name="standard">
      <style:graphic-properties draw:stroke="none" svg:stroke-width="0.044cm" draw:stroke-linejoin="miter" draw:fill="solid" draw:fill-color="#000000"/>
    </style:style>
    <style:style style:name="gr34" style:family="graphic" style:parent-style-name="standard">
      <style:graphic-properties svg:stroke-width="0.1cm" svg:stroke-color="#808080" draw:marker-start-width="0.515cm" draw:marker-end-width="0.515cm" draw:fill="solid" draw:fill-color="#e6e6e6" draw:textarea-horizontal-align="justify" draw:textarea-vertical-align="top" draw:auto-grow-height="false" fo:min-height="9.568cm" fo:min-width="17.068cm" fo:padding-top="0cm" fo:padding-bottom="0.1cm" fo:padding-left="0.3cm" fo:padding-right="0.3cm"/>
    </style:style>
    <style:style style:name="gr35" style:family="graphic" style:parent-style-name="standard" style:list-style-name="L1">
      <style:graphic-properties draw:stroke="solid" svg:stroke-width="0.1cm" svg:stroke-color="#808080" draw:marker-start-width="0.525cm" draw:marker-end-width="0.525cm" draw:fill="solid" draw:fill-color="#ffffff" draw:textarea-horizontal-align="justify" draw:textarea-vertical-align="middle" draw:auto-grow-height="false" fo:min-height="2.95cm" fo:min-width="16.4cm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808080" draw:marker-start-width="0.515cm" draw:marker-end-width="0.515cm" draw:fill="solid" draw:fill-color="#e6e6e6" draw:textarea-horizontal-align="justify" draw:textarea-vertical-align="top" draw:auto-grow-height="false" fo:min-height="19.068cm" fo:min-width="9.068cm" fo:padding-top="0cm" fo:padding-bottom="0.1cm" fo:padding-left="0.3cm" fo:padding-right="0.3cm"/>
    </style:style>
    <style:style style:name="gr37" style:family="graphic" style:parent-style-name="standard" style:list-style-name="L1">
      <style:graphic-properties draw:stroke="solid" svg:stroke-width="0.1cm" svg:stroke-color="#808080" draw:marker-start-width="0.525cm" draw:marker-end-width="0.525cm" draw:fill="solid" draw:fill-color="#ffffff" draw:textarea-horizontal-align="justify" draw:textarea-vertical-align="middle" draw:auto-grow-height="false" fo:min-height="7.05cm" fo:min-width="8.4cm" fo:padding-top="0.175cm" fo:padding-bottom="0.175cm" fo:padding-left="0.3cm" fo:padding-right="0.3cm"/>
    </style:style>
    <style:style style:name="gr38" style:family="graphic" style:parent-style-name="objectwithoutfill">
      <style:graphic-properties draw:stroke="dash" draw:stroke-dash="Fine_20_Dashed" svg:stroke-width="0.2cm" svg:stroke-color="#ffffff" draw:marker-start-width="0.8cm" draw:marker-end-width="0.8cm" draw:fill="none" draw:textarea-vertical-align="middle" fo:padding-top="0.225cm" fo:padding-bottom="0.225cm" fo:padding-left="0.35cm" fo:padding-right="0.35cm"/>
    </style:style>
    <style:style style:name="gr39" style:family="graphic" style:parent-style-name="standard">
      <style:graphic-properties svg:stroke-width="0.1cm" svg:stroke-color="#ffffff" draw:marker-start-width="0.5cm" draw:marker-end-width="0.5cm" draw:fill="solid" draw:fill-color="#ffffff" draw:textarea-horizontal-align="justify" draw:textarea-vertical-align="middle" draw:auto-grow-height="false" fo:min-height="1.25cm" fo:min-width="1.25cm" fo:padding-top="0.175cm" fo:padding-bottom="0.175cm" fo:padding-left="0.3cm" fo:padding-right="0.3cm"/>
    </style:style>
    <style:style style:name="gr40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ff" draw:textarea-horizontal-align="justify" draw:textarea-vertical-align="middle" draw:auto-grow-height="false" fo:min-height="0.3cm" fo:min-width="0.65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  <style:text-properties fo:font-size="32pt" style:font-size-asian="18pt" style:font-size-complex="18pt"/>
    </style:style>
    <style:style style:name="P3" style:family="paragraph">
      <loext:graphic-properties draw:fill="solid" draw:fill-color="#e6e6e6"/>
      <style:paragraph-properties fo:text-align="center"/>
      <style:text-properties style:font-name="Liberation Mono" fo:font-size="18pt" style:font-size-asian="18pt" style:font-size-complex="18pt"/>
    </style:style>
    <style:style style:name="P4" style:family="paragraph">
      <loext:graphic-properties draw:fill="solid" draw:fill-color="#b3b3ff"/>
      <style:paragraph-properties fo:text-align="center"/>
    </style:style>
    <style:style style:name="P5" style:family="paragraph">
      <loext:graphic-properties draw:fill="solid" draw:fill-color="#e6e6e6"/>
      <style:paragraph-properties fo:text-align="center"/>
    </style:style>
    <style:style style:name="P6" style:family="paragraph">
      <loext:graphic-properties draw:fill="solid" draw:fill-color="#b3ffb3"/>
      <style:paragraph-properties fo:text-align="center"/>
    </style:style>
    <style:style style:name="P7" style:family="paragraph">
      <loext:graphic-properties draw:fill="solid" draw:fill-color="#ffffb3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  <style:text-properties fo:color="#191980" fo:font-size="18pt" fo:font-weight="bold" style:font-size-asian="18pt" style:font-size-complex="18pt"/>
    </style:style>
    <style:style style:name="P11" style:family="paragraph">
      <loext:graphic-properties draw:fill="solid" draw:fill-color="#ffffff"/>
      <style:paragraph-properties fo:text-align="center"/>
      <style:text-properties fo:color="#801919" fo:font-size="18pt" fo:font-weight="bold" style:font-size-asian="18pt" style:font-size-complex="18pt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text-align="start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solid" draw:fill-color="#ffffff"/>
      <style:paragraph-properties fo:text-align="center"/>
      <style:text-properties fo:color="#0f4d0f" fo:font-size="18pt" fo:font-weight="bold" style:font-size-asian="18pt" style:font-size-complex="18pt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font-size="18pt" fo:font-weight="normal" style:font-size-asian="18pt" style:font-size-complex="18pt"/>
    </style:style>
    <style:style style:name="P17" style:family="paragraph">
      <loext:graphic-properties draw:fill="solid" draw:fill-color="#000000"/>
      <style:paragraph-properties fo:text-align="center"/>
      <style:text-properties fo:font-size="60pt" style:font-size-asian="18pt" style:font-size-complex="18pt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loext:graphic-properties draw:fill="solid" draw:fill-color="#ffffff" draw:opacity="0%"/>
    </style:style>
    <style:style style:name="P20" style:family="paragraph">
      <loext:graphic-properties draw:fill="solid" draw:fill-color="#000000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fo:color="#808080" style:font-name="Liberation Sans1" fo:font-size="36pt" fo:font-weight="bold" style:font-size-asian="18pt" style:font-size-complex="18pt"/>
    </style:style>
    <style:style style:name="T3" style:family="text">
      <style:text-properties fo:color="#808080" style:font-name="Liberation Sans1" fo:font-size="40pt" fo:font-weight="bold" style:font-size-asian="18pt" style:font-size-complex="18pt"/>
    </style:style>
    <style:style style:name="T4" style:family="text">
      <style:text-properties fo:color="#191980" fo:font-size="18pt" fo:font-weight="bold" style:font-size-asian="18pt" style:font-size-complex="18pt"/>
    </style:style>
    <style:style style:name="T5" style:family="text">
      <style:text-properties fo:color="#801919" fo:font-size="18pt" fo:font-weight="bold" style:font-size-asian="18pt" style:font-size-complex="18pt"/>
    </style:style>
    <style:style style:name="T6" style:family="text">
      <style:text-properties fo:color="#000000" style:font-name="Liberation Mono" fo:font-size="18pt" fo:font-weight="bold" style:font-size-asian="18pt" style:font-size-complex="18pt"/>
    </style:style>
    <style:style style:name="T7" style:family="text">
      <style:text-properties fo:color="#801919" style:font-name="Liberation Mono" fo:font-size="18pt" fo:font-weight="bold" style:font-size-asian="18pt" style:font-size-complex="18pt"/>
    </style:style>
    <style:style style:name="T8" style:family="text">
      <style:text-properties fo:color="#000000" style:font-name="Liberation Mono" fo:font-size="22pt" fo:font-weight="bold" style:font-size-asian="18pt" style:font-size-complex="18pt"/>
    </style:style>
    <style:style style:name="T9" style:family="text">
      <style:text-properties style:font-name="Liberation Mono" fo:font-size="18pt" fo:font-weight="bold" style:font-size-asian="18pt" style:font-size-complex="18pt"/>
    </style:style>
    <style:style style:name="T10" style:family="text">
      <style:text-properties style:font-name="Liberation Mono" fo:font-size="12pt" fo:font-weight="bold" style:font-size-asian="18pt" style:font-size-complex="18pt"/>
    </style:style>
    <style:style style:name="T11" style:family="text">
      <style:text-properties style:font-name="Liberation Mono" fo:font-size="18pt" style:font-size-asian="18pt" style:font-size-complex="18pt"/>
    </style:style>
    <style:style style:name="T12" style:family="text">
      <style:text-properties fo:color="#191980" style:font-name="Liberation Mono" fo:font-size="18pt" fo:font-weight="bold" style:font-size-asian="18pt" style:font-size-complex="18pt"/>
    </style:style>
    <style:style style:name="T13" style:family="text">
      <style:text-properties fo:color="#0f4d0f" style:font-name="Liberation Mono" fo:font-size="18pt" fo:font-weight="bold" style:font-size-asian="18pt" style:font-size-complex="18pt"/>
    </style:style>
    <style:style style:name="T14" style:family="text">
      <style:text-properties style:font-name="Liberation Mono" fo:font-size="6pt" style:font-size-asian="18pt" style:font-size-complex="18pt"/>
    </style:style>
    <style:style style:name="T15" style:family="text">
      <style:text-properties fo:color="#0f4d0f" fo:font-size="18pt" fo:font-weight="bold" style:font-size-asian="18pt" style:font-size-complex="18pt"/>
    </style:style>
    <style:style style:name="T16" style:family="text">
      <style:text-properties style:font-name="Liberation Mono" fo:font-size="18pt" fo:font-weight="normal" style:font-size-asian="18pt" style:font-size-complex="18pt"/>
    </style:style>
    <style:style style:name="T17" style:family="text">
      <style:text-properties style:font-name="Liberation Mono" fo:font-size="3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1.9cm" svg:height="16.9cm" svg:x="0.05cm" svg:y="61.05cm">
          <text:p text:style-name="P1"><text:span text:style-name="T1">M</text:span><text:span text:style-name="T1">a</text:span><text:span text:style-name="T1">t</text:span><text:span text:style-name="T1">h</text:span><text:span text:style-name="T1">e</text:span><text:span text:style-name="T1">m</text:span><text:span text:style-name="T1">a</text:span><text:span text:style-name="T1">t</text:span><text:span text:style-name="T1">i</text:span><text:span text:style-name="T1">c</text:span><text:span text:style-name="T1">a</text:span><text:span text:style-name="T1">l </text:span><text:span text:style-name="T1">R</text:span><text:span text:style-name="T1">e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0cm" svg:height="2.5cm" svg:x="6cm" svg:y="75cm">
          <text:p text:style-name="P1"><text:span text:style-name="T2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9.892010798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51.9cm" svg:height="20.9cm" svg:x="0.05cm" svg:y="31.15cm">
          <text:p text:style-name="P1"><text:span text:style-name="T1">Data Structure Represent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1.9cm" svg:height="22.2cm" svg:x="0.05cm" svg:y="0.05cm">
          <text:p text:style-name="P1"><text:span text:style-name="T1">Textual Representation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7cm" svg:height="11cm" svg:x="16cm" svg:y="63.5cm">
          <text:p text:style-name="P1"><text:span text:style-name="T2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81.7289337332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8cm" svg:height="11cm" svg:x="33.5cm" svg:y="63.5cm">
          <text:p text:style-name="P1"><text:span text:style-name="T2"/>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981.7289337332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15cm" svg:height="11cm" svg:x="0.5cm" svg:y="63.5cm">
          <text:p text:style-name="P1"><text:span text:style-name="T2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81.7289337332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0cm" svg:height="18cm" svg:x="0.5cm" svg:y="33.4cm">
          <text:p text:style-name="P1"><text:span text:style-name="T2">Properties</text:span>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1079.892010798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20cm" svg:height="18cm" svg:x="11cm" svg:y="33.4cm">
          <text:p text:style-name="P1"><text:span text:style-name="T2">Control Flow Graph</text:span>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599.966668518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20cm" svg:height="18cm" svg:x="31.5cm" svg:y="33.4cm">
          <text:p text:style-name="P1"><text:span text:style-name="T2">Data Flow Graph</text:span>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599.966668518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1.4cm" svg:height="1.4cm" svg:x="21.3cm" svg:y="39.7cm">
          <text:p text:style-name="P1">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xml:id="id2" draw:id="id2" draw:layer="layout" svg:width="1cm" svg:height="1cm" svg:x="23.15cm" svg:y="38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4cm" svg:height="1.4cm" svg:x="25.3cm" svg:y="39.7cm">
          <text:p text:style-name="P1">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11.3cm" svg:y="49.7cm">
          <text:p text:style-name="P1">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29.3cm" svg:y="47.7cm">
          <text:p text:style-name="P1">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27.3cm" svg:y="41.7cm">
          <text:p text:style-name="P1">1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29.3cm" svg:y="35.7cm">
          <text:p text:style-name="P1">1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13.3cm" svg:y="39.7cm">
          <text:p text:style-name="P1">1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xml:id="id1" draw:id="id1" draw:layer="layout" svg:width="1.4cm" svg:height="1.4cm" svg:x="15.3cm" svg:y="45.7cm">
          <text:p text:style-name="P1">1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6" draw:layer="layout" svg:width="1.4cm" svg:height="1.4cm" svg:x="21.3cm" svg:y="47.7cm">
          <text:p text:style-name="P1">1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6" draw:layer="layout" svg:width="1.4cm" svg:height="1.4cm" svg:x="19.3cm" svg:y="41.7cm">
          <text:p text:style-name="P1">1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draw:layer="layout" svg:width="1.4cm" svg:height="1.4cm" svg:x="25.2cm" svg:y="47.7cm">
          <text:p text:style-name="P1">2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draw:layer="layout" svg:width="1.4cm" svg:height="1.4cm" svg:x="23.3cm" svg:y="45.7cm">
          <text:p text:style-name="P1">2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draw:layer="layout" svg:width="1.4cm" svg:height="1.4cm" svg:x="17.3cm" svg:y="39.7cm">
          <text:p text:style-name="P1">2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6" draw:layer="layout" svg:width="1.4cm" svg:height="1.4cm" svg:x="15.3cm" svg:y="37.7cm">
          <text:p text:style-name="P1">1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41.8cm" svg:y="39.7cm">
          <text:p text:style-name="P1">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41.8cm" svg:y="43.7cm">
          <text:p text:style-name="P1">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45.8cm" svg:y="39.7cm">
          <text:p text:style-name="P1">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49.8cm" svg:y="47.7cm">
          <text:p text:style-name="P1">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47.8cm" svg:y="41.7cm">
          <text:p text:style-name="P1">1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35.8cm" svg:y="45.7cm">
          <text:p text:style-name="P1">1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6" draw:layer="layout" svg:width="1.4cm" svg:height="1.4cm" svg:x="39.8cm" svg:y="41.7cm">
          <text:p text:style-name="P1">1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draw:layer="layout" svg:width="1.4cm" svg:height="1.4cm" svg:x="37.8cm" svg:y="39.7cm">
          <text:p text:style-name="P1">2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14" draw:text-style-name="P8" draw:layer="layout" svg:x1="32.85cm" svg:y1="36.75cm" svg:x2="32.85cm" svg:y2="50.05cm">
          <text:p/>
        </draw:line>
        <draw:line draw:style-name="gr14" draw:text-style-name="P8" draw:layer="layout" svg:x1="32.15cm" svg:y1="50.05cm" svg:x2="32.15cm" svg:y2="36.75cm">
          <text:p/>
        </draw:line>
        <draw:line draw:style-name="gr14" draw:text-style-name="P8" draw:layer="layout" svg:x1="50.15cm" svg:y1="36.05cm" svg:x2="32.85cm" svg:y2="36.05cm">
          <text:p/>
        </draw:line>
        <draw:line draw:style-name="gr14" draw:text-style-name="P8" draw:layer="layout" svg:x1="33.2cm" svg:y1="36.4cm" svg:x2="44.5cm" svg:y2="37.7cm">
          <text:p/>
        </draw:line>
        <draw:line draw:style-name="gr14" draw:text-style-name="P8" draw:layer="layout" svg:x1="42.15cm" svg:y1="48.75cm" svg:x2="33.2cm" svg:y2="50.4cm">
          <text:p/>
        </draw:line>
        <draw:line draw:style-name="gr14" draw:text-style-name="P8" draw:layer="layout" svg:x1="42.85cm" svg:y1="48.05cm" svg:x2="44.5cm" svg:y2="39.1cm">
          <text:p/>
        </draw:line>
        <draw:line draw:style-name="gr14" draw:text-style-name="P8" draw:layer="layout" svg:x1="44.85cm" svg:y1="38.75cm" svg:x2="46.15cm" svg:y2="40.05cm">
          <text:p/>
        </draw:line>
        <draw:line draw:style-name="gr14" draw:text-style-name="P8" draw:layer="layout" svg:x1="48.85cm" svg:y1="50.05cm" svg:x2="50.15cm" svg:y2="48.75cm">
          <text:p/>
        </draw:line>
        <draw:line draw:style-name="gr14" draw:text-style-name="P8" draw:layer="layout" svg:x1="46.85cm" svg:y1="48.75cm" svg:x2="48.15cm" svg:y2="50.05cm">
          <text:p/>
        </draw:line>
        <draw:line draw:style-name="gr14" draw:text-style-name="P8" draw:layer="layout" svg:x1="48.85cm" svg:y1="42.05cm" svg:x2="50.15cm" svg:y2="36.75cm">
          <text:p/>
        </draw:line>
        <draw:line draw:style-name="gr14" draw:text-style-name="P8" draw:layer="layout" svg:x1="50.5cm" svg:y1="47.7cm" svg:x2="50.5cm" svg:y2="37.1cm">
          <text:p/>
        </draw:line>
        <draw:line draw:style-name="gr14" draw:text-style-name="P8" draw:layer="layout" svg:x1="46.85cm" svg:y1="44.05cm" svg:x2="48.15cm" svg:y2="42.75cm">
          <text:p/>
        </draw:line>
        <draw:line draw:style-name="gr14" draw:text-style-name="P8" draw:layer="layout" svg:x1="44.85cm" svg:y1="46.05cm" svg:x2="46.15cm" svg:y2="44.75cm">
          <text:p/>
        </draw:line>
        <draw:line draw:style-name="gr14" draw:text-style-name="P8" draw:layer="layout" svg:x1="41.2cm" svg:y1="46.4cm" svg:x2="47.8cm" svg:y2="50.4cm">
          <text:p/>
        </draw:line>
        <draw:line draw:style-name="gr14" draw:text-style-name="P8" draw:layer="layout" svg:x1="40.85cm" svg:y1="46.05cm" svg:x2="45.8cm" svg:y2="44.4cm">
          <text:p/>
        </draw:line>
        <draw:line draw:style-name="gr14" draw:text-style-name="P8" draw:layer="layout" svg:x1="40.5cm" svg:y1="41.7cm" svg:x2="40.5cm" svg:y2="39.1cm">
          <text:p/>
        </draw:line>
        <draw:line draw:style-name="gr14" draw:text-style-name="P8" draw:layer="layout" svg:x1="40.5cm" svg:y1="43.1cm" svg:x2="40.5cm" svg:y2="45.8cm">
          <text:p/>
        </draw:line>
        <draw:line draw:style-name="gr14" draw:text-style-name="P8" draw:layer="layout" svg:x1="40.85cm" svg:y1="38.75cm" svg:x2="42.15cm" svg:y2="40.05cm">
          <text:p/>
        </draw:line>
        <draw:line draw:style-name="gr14" draw:text-style-name="P8" draw:layer="layout" svg:x1="38.85cm" svg:y1="40.05cm" svg:x2="40.15cm" svg:y2="38.75cm">
          <text:p/>
        </draw:line>
        <draw:line draw:style-name="gr14" draw:text-style-name="P8" draw:layer="layout" svg:x1="36.15cm" svg:y1="38.75cm" svg:x2="34.85cm" svg:y2="40.05cm">
          <text:p/>
        </draw:line>
        <draw:line draw:style-name="gr14" draw:text-style-name="P8" draw:layer="layout" svg:x1="34.85cm" svg:y1="44.75cm" svg:x2="36.15cm" svg:y2="46.05cm">
          <text:p/>
        </draw:line>
        <draw:line draw:style-name="gr14" draw:text-style-name="P8" draw:layer="layout" svg:x1="34.15cm" svg:y1="40.75cm" svg:x2="34.15cm" svg:y2="44.05cm">
          <text:p/>
        </draw:line>
        <draw:line draw:style-name="gr14" draw:text-style-name="P8" draw:layer="layout" svg:x1="34.85cm" svg:y1="40.75cm" svg:x2="39.8cm" svg:y2="46.4cm">
          <text:p/>
        </draw:line>
        <draw:line draw:style-name="gr14" draw:text-style-name="P8" draw:layer="layout" svg:x1="40.15cm" svg:y1="46.05cm" svg:x2="35.2cm" svg:y2="40.4cm">
          <text:p/>
        </draw:line>
        <draw:line draw:style-name="gr14" draw:text-style-name="P8" draw:layer="layout" svg:x1="38.15cm" svg:y1="40.75cm" svg:x2="34.85cm" svg:y2="44.05cm">
          <text:p/>
        </draw:line>
        <draw:custom-shape draw:style-name="gr15" draw:text-style-name="P9" draw:layer="layout" svg:width="1cm" svg:height="0.8cm" svg:x="32.35cm" svg:y="43.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31.651cm" svg:y="42.60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37.18cm" svg:y="49.1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41cm" svg:y="35.6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35cm" svg:y="3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33.65cm" svg:y="4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41cm" svg:y="3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45cm" svg:y="3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47cm" svg:y="4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45cm" svg:y="4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49cm" svg:y="4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47cm" svg:y="4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35cm" svg:y="4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40cm" svg:y="40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40cm" svg:y="4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49cm" svg:y="3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50cm" svg:y="4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43.18cm" svg:y="43.1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43.65cm" svg:y="44.5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39cm" svg:y="3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35.13cm" svg:y="42.8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37.13cm" svg:y="43.5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37.05cm" svg:y="42.6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20.35cm" svg:y1="38.75cm" svg:x2="21.65cm" svg:y2="40.05cm">
          <text:p/>
        </draw:line>
        <draw:custom-shape draw:style-name="gr15" draw:text-style-name="P9" draw:layer="layout" svg:width="1cm" svg:height="0.8cm" svg:x="20.5cm" svg:y="3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24.35cm" svg:y1="38.75cm" svg:x2="25.65cm" svg:y2="40.05cm">
          <text:p/>
        </draw:line>
        <draw:custom-shape draw:style-name="gr15" draw:text-style-name="P9" draw:layer="layout" svg:width="1cm" svg:height="0.8cm" svg:x="24.5cm" svg:y="3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14.35cm" svg:y1="44.75cm" svg:x2="15.65cm" svg:y2="46.05cm">
          <text:p/>
        </draw:line>
        <draw:custom-shape draw:style-name="gr15" draw:text-style-name="P9" draw:layer="layout" svg:width="1cm" svg:height="0.8cm" svg:x="14.5cm" svg:y="4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28.35cm" svg:y1="50.05cm" svg:x2="29.65cm" svg:y2="48.75cm">
          <text:p/>
        </draw:line>
        <draw:custom-shape draw:style-name="gr15" draw:text-style-name="P9" draw:layer="layout" svg:width="1cm" svg:height="0.8cm" svg:x="28.5cm" svg:y="49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26.35cm" svg:y1="44.05cm" svg:x2="27.65cm" svg:y2="42.75cm">
          <text:p/>
        </draw:line>
        <draw:custom-shape draw:style-name="gr15" draw:text-style-name="P9" draw:layer="layout" svg:width="1cm" svg:height="0.8cm" svg:x="26.5cm" svg:y="4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28.35cm" svg:y1="42.05cm" svg:x2="29.65cm" svg:y2="36.75cm">
          <text:p/>
        </draw:line>
        <draw:custom-shape draw:style-name="gr15" draw:text-style-name="P9" draw:layer="layout" svg:width="1cm" svg:height="0.8cm" svg:x="28.5cm" svg:y="3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22.35cm" svg:y1="40.05cm" svg:x2="23.65cm" svg:y2="38.75cm">
          <text:p/>
        </draw:line>
        <draw:custom-shape draw:style-name="gr15" draw:text-style-name="P9" draw:layer="layout" svg:width="1cm" svg:height="0.8cm" svg:x="22.5cm" svg:y="3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21.65cm" svg:y1="44.75cm" svg:x2="20.35cm" svg:y2="46.05cm">
          <text:p/>
        </draw:line>
        <draw:custom-shape draw:style-name="gr15" draw:text-style-name="P9" draw:layer="layout" svg:width="1cm" svg:height="0.8cm" svg:x="20.5cm" svg:y="45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14cm" svg:y1="41.1cm" svg:x2="14cm" svg:y2="43.7cm">
          <text:p/>
        </draw:line>
        <draw:line draw:style-name="gr14" draw:text-style-name="P8" draw:layer="layout" svg:x1="22cm" svg:y1="41.1cm" svg:x2="22cm" svg:y2="43.7cm">
          <text:p/>
        </draw:line>
        <draw:custom-shape draw:style-name="gr15" draw:text-style-name="P9" draw:layer="layout" svg:width="1cm" svg:height="0.8cm" svg:x="13.5cm" svg:y="4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21.5cm" svg:y="4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16.7cm" svg:y1="46.4cm" svg:x2="19.3cm" svg:y2="46.4cm">
          <text:p/>
        </draw:line>
        <draw:custom-shape draw:style-name="gr15" draw:text-style-name="P9" draw:layer="layout" svg:width="1cm" svg:height="0.8cm" svg:x="17.5cm" svg:y="4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12.35cm" svg:y1="36.75cm" svg:x2="13.65cm" svg:y2="40.05cm">
          <text:p/>
        </draw:line>
        <draw:custom-shape draw:style-name="gr15" draw:text-style-name="P9" draw:layer="layout" svg:width="1cm" svg:height="0.8cm" svg:x="12.5cm" svg:y="3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29.3cm" svg:y1="36.4cm" svg:x2="12.7cm" svg:y2="36.4cm">
          <text:p/>
        </draw:line>
        <draw:custom-shape draw:style-name="gr15" draw:text-style-name="P9" draw:layer="layout" svg:width="1cm" svg:height="0.8cm" svg:x="20.5cm" svg:y="3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29.65cm" svg:y1="48.05cm" svg:x2="26.35cm" svg:y2="44.75cm">
          <text:p/>
        </draw:line>
        <draw:custom-shape draw:style-name="gr15" draw:text-style-name="P9" draw:layer="layout" svg:width="1cm" svg:height="0.8cm" svg:x="27.5cm" svg:y="4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12.7cm" svg:y1="50.4cm" svg:x2="27.3cm" svg:y2="50.4cm">
          <text:p/>
        </draw:line>
        <draw:custom-shape draw:style-name="gr15" draw:text-style-name="P9" draw:layer="layout" svg:width="1cm" svg:height="0.8cm" svg:x="19.5cm" svg:y="50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19.65cm" svg:y1="46.75cm" svg:x2="12.35cm" svg:y2="50.05cm">
          <text:p/>
        </draw:line>
        <draw:custom-shape draw:style-name="gr15" draw:text-style-name="P9" draw:layer="layout" svg:width="1cm" svg:height="0.8cm" svg:x="15.5cm" svg:y="4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2.9cm" svg:height="0.6cm" svg:x="7.1cm" svg:y="35.1cm">
          <text:p text:style-name="P1"><text:span text:style-name="T4">icmp e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35.7cm">
          <text:p text:style-name="P1"><text:span text:style-name="T4">cond b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36.3cm">
          <text:p text:style-name="P1"><text:span text:style-name="T4">b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36.9cm">
          <text:p text:style-name="P1"><text:span text:style-name="T4">ph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37.5cm">
          <text:p text:style-name="P1"><text:span text:style-name="T4">r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38.1cm">
          <text:p text:style-name="P1"><text:span text:style-name="T4">ph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38.7cm">
          <text:p text:style-name="P1"><text:span text:style-name="T4">ph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39.3cm">
          <text:p text:style-name="P1"><text:span text:style-name="T4">g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39.9cm">
          <text:p text:style-name="P1"><text:span text:style-name="T4">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40.5cm">
          <text:p text:style-name="P1"><text:span text:style-name="T4">g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41.1cm">
          <text:p text:style-name="P1"><text:span text:style-name="T4">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41.7cm">
          <text:p text:style-name="P1"><text:span text:style-name="T4">fmu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42.3cm">
          <text:p text:style-name="P1"><text:span text:style-name="T4">f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42.9cm">
          <text:p text:style-name="P1"><text:span text:style-name="T4">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43.5cm">
          <text:p text:style-name="P1"><text:span text:style-name="T4">icmp e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44.1cm">
          <text:p text:style-name="P1"><text:span text:style-name="T4">cond b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8" draw:layer="layout" svg:x1="6.1cm" svg:y1="35.4cm" svg:x2="7.1cm" svg:y2="35.4cm">
          <text:p/>
        </draw:line>
        <draw:line draw:style-name="gr14" draw:text-style-name="P8" draw:layer="layout" svg:x1="6.1cm" svg:y1="36cm" svg:x2="7.1cm" svg:y2="36cm">
          <text:p/>
        </draw:line>
        <draw:line draw:style-name="gr14" draw:text-style-name="P8" draw:layer="layout" svg:x1="6.1cm" svg:y1="36.6cm" svg:x2="7.1cm" svg:y2="36.6cm">
          <text:p/>
        </draw:line>
        <draw:line draw:style-name="gr14" draw:text-style-name="P8" draw:layer="layout" svg:x1="6.1cm" svg:y1="37.2cm" svg:x2="7.1cm" svg:y2="37.2cm">
          <text:p/>
        </draw:line>
        <draw:line draw:style-name="gr14" draw:text-style-name="P8" draw:layer="layout" svg:x1="6.1cm" svg:y1="37.8cm" svg:x2="7.1cm" svg:y2="37.8cm">
          <text:p/>
        </draw:line>
        <draw:line draw:style-name="gr14" draw:text-style-name="P8" draw:layer="layout" svg:x1="6.1cm" svg:y1="38.4cm" svg:x2="7.1cm" svg:y2="38.4cm">
          <text:p/>
        </draw:line>
        <draw:line draw:style-name="gr14" draw:text-style-name="P8" draw:layer="layout" svg:x1="6.1cm" svg:y1="39cm" svg:x2="7.1cm" svg:y2="39cm">
          <text:p/>
        </draw:line>
        <draw:line draw:style-name="gr14" draw:text-style-name="P8" draw:layer="layout" svg:x1="6.1cm" svg:y1="39.6cm" svg:x2="7.1cm" svg:y2="39.6cm">
          <text:p/>
        </draw:line>
        <draw:line draw:style-name="gr14" draw:text-style-name="P8" draw:layer="layout" svg:x1="6.1cm" svg:y1="40.2cm" svg:x2="7.1cm" svg:y2="40.2cm">
          <text:p/>
        </draw:line>
        <draw:line draw:style-name="gr14" draw:text-style-name="P8" draw:layer="layout" svg:x1="6.1cm" svg:y1="40.8cm" svg:x2="7.1cm" svg:y2="40.8cm">
          <text:p/>
        </draw:line>
        <draw:line draw:style-name="gr14" draw:text-style-name="P8" draw:layer="layout" svg:x1="6.1cm" svg:y1="41.4cm" svg:x2="7.1cm" svg:y2="41.4cm">
          <text:p/>
        </draw:line>
        <draw:line draw:style-name="gr14" draw:text-style-name="P8" draw:layer="layout" svg:x1="6.1cm" svg:y1="42cm" svg:x2="7.1cm" svg:y2="42cm">
          <text:p/>
        </draw:line>
        <draw:line draw:style-name="gr14" draw:text-style-name="P8" draw:layer="layout" svg:x1="6.1cm" svg:y1="42.6cm" svg:x2="7.1cm" svg:y2="42.6cm">
          <text:p/>
        </draw:line>
        <draw:line draw:style-name="gr14" draw:text-style-name="P8" draw:layer="layout" svg:x1="6.1cm" svg:y1="43.2cm" svg:x2="7.1cm" svg:y2="43.2cm">
          <text:p/>
        </draw:line>
        <draw:line draw:style-name="gr14" draw:text-style-name="P8" draw:layer="layout" svg:x1="6.1cm" svg:y1="43.8cm" svg:x2="7.1cm" svg:y2="43.8cm">
          <text:p/>
        </draw:line>
        <draw:line draw:style-name="gr14" draw:text-style-name="P8" draw:layer="layout" svg:x1="6.1cm" svg:y1="44.4cm" svg:x2="7.1cm" svg:y2="44.4cm">
          <text:p/>
        </draw:line>
        <draw:custom-shape draw:style-name="gr17" draw:text-style-name="P11" draw:layer="layout" svg:width="2.901cm" svg:height="0.6cm" svg:x="0.999cm" svg:y="45.7cm">
          <text:p text:style-name="P1"><text:span text:style-name="T5">i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2.901cm" svg:height="0.6cm" svg:x="0.999cm" svg:y="46.3cm">
          <text:p text:style-name="P1"><text:span text:style-name="T5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2.901cm" svg:height="0.6cm" svg:x="0.999cm" svg:y="46.9cm">
          <text:p text:style-name="P1"><text:span text:style-name="T5">i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8" draw:layer="layout" svg:x1="4.9cm" svg:y1="46cm" svg:x2="3.9cm" svg:y2="46cm">
          <text:p/>
        </draw:line>
        <draw:line draw:style-name="gr14" draw:text-style-name="P8" draw:layer="layout" svg:x1="4.9cm" svg:y1="46.6cm" svg:x2="3.9cm" svg:y2="46.6cm">
          <text:p/>
        </draw:line>
        <draw:line draw:style-name="gr14" draw:text-style-name="P8" draw:layer="layout" svg:x1="4.9cm" svg:y1="47.2cm" svg:x2="3.9cm" svg:y2="47.2cm">
          <text:p/>
        </draw:line>
        <draw:custom-shape draw:style-name="gr18" draw:text-style-name="P3" draw:layer="layout" svg:width="20cm" svg:height="19.5cm" svg:x="31.5cm" svg:y="2.25cm">
          <text:p text:style-name="P1"><text:span text:style-name="T2">LLVM Intermediate</text:span></text:p>
          <text:p text:style-name="P12"><text:span text:style-name="T6"/></text:p>
          <text:p text:style-name="P12"><text:span text:style-name="T6">define </text:span><text:span text:style-name="T7">double</text:span><text:span text:style-name="T6"> @dot(</text:span><text:span text:style-name="T7">double*</text:span><text:span text:style-name="T6">, </text:span><text:span text:style-name="T7">double*</text:span><text:span text:style-name="T6">, </text:span><text:span text:style-name="T7">i64</text:span><text:span text:style-name="T6">) {</text:span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8"/></text:p>
          <text:p text:style-name="P12"><text:span text:style-name="T6">}</text:span></text:p>
          <text:p text:style-name="P13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39.9730013499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18cm" svg:height="9cm" svg:x="11cm" svg:y="2.25cm">
          <text:p text:style-name="P1"><text:span text:style-name="T2">C</text:span></text:p>
          <text:p text:style-name="P13"><text:span text:style-name="T9"/></text:p>
          <text:p text:style-name="P13"><text:span text:style-name="T9">double dot(double* a, double* b, uint64_t n)</text:span></text:p>
          <text:p text:style-name="P13"><text:span text:style-name="T9">{</text:span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10"/></text:p>
          <text:p text:style-name="P13"><text:span text:style-name="T9">}</text:span></text:p>
          <text:p text:style-name="P13"><text:span text:style-name="T9"/></text:p>
          <draw:enhanced-geometry svg:viewBox="0 0 21600 21600" draw:path-stretchpoint-x="10800" draw:path-stretchpoint-y="10800" draw:text-areas="?f3 ?f4 ?f5 ?f6" draw:type="round-rectangle" draw:modifiers="1227.133280309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19cm" svg:height="14.6cm" svg:x="32cm" svg:y="5.55cm">
          <text:p text:style-name="P12"><text:span text:style-name="T11"><text:s text:c="2"/></text:span><text:span text:style-name="T11">%4 = </text:span><text:span text:style-name="T12">icmp eq</text:span><text:span text:style-name="T11"> </text:span><text:span text:style-name="T7">i64</text:span><text:span text:style-name="T11"> %2, </text:span><text:span text:style-name="T13">0</text:span></text:p>
          <text:p text:style-name="P12"><text:span text:style-name="T11"><text:s text:c="2"/></text:span><text:span text:style-name="T12">br</text:span><text:span text:style-name="T11"> </text:span><text:span text:style-name="T7">i1</text:span><text:span text:style-name="T11"> %4, label %6, label %5</text:span></text:p>
          <text:p text:style-name="P12"><text:span text:style-name="T14"/></text:p>
          <text:p text:style-name="P12"><text:span text:style-name="T11">; &lt;label&gt;:5:</text:span></text:p>
          <text:p text:style-name="P12"><text:span text:style-name="T11"><text:s text:c="2"/></text:span><text:span text:style-name="T12">br</text:span><text:span text:style-name="T11"> label %8</text:span></text:p>
          <text:p text:style-name="P12"><text:span text:style-name="T14"/></text:p>
          <text:p text:style-name="P12"><text:span text:style-name="T11">; &lt;label&gt;:6:</text:span></text:p>
          <text:p text:style-name="P12"><text:span text:style-name="T11"><text:s text:c="2"/></text:span><text:span text:style-name="T11">%7 = </text:span><text:span text:style-name="T12">phi</text:span><text:span text:style-name="T11"> </text:span><text:span text:style-name="T7">double</text:span><text:span text:style-name="T11"> [ </text:span><text:span text:style-name="T13">0.0</text:span><text:span text:style-name="T11">, %3 ], [ %16, %8 ]</text:span></text:p>
          <text:p text:style-name="P12"><text:span text:style-name="T11"><text:s text:c="2"/></text:span><text:span text:style-name="T12">ret</text:span><text:span text:style-name="T11"> </text:span><text:span text:style-name="T7">double</text:span><text:span text:style-name="T11"> %7</text:span></text:p>
          <text:p text:style-name="P12"><text:span text:style-name="T14"/></text:p>
          <text:p text:style-name="P12"><text:span text:style-name="T11">; &lt;label&gt;:8:</text:span></text:p>
          <text:p text:style-name="P12"><text:span text:style-name="T11"><text:s text:c="2"/></text:span><text:span text:style-name="T11">%9 = </text:span><text:span text:style-name="T12">phi</text:span><text:span text:style-name="T11"> </text:span><text:span text:style-name="T7">i64</text:span><text:span text:style-name="T11"> [ %17, %8 ], [ </text:span><text:span text:style-name="T13">0</text:span><text:span text:style-name="T11">, %5 ]</text:span></text:p>
          <text:p text:style-name="P12"><text:span text:style-name="T11"><text:s text:c="2"/></text:span><text:span text:style-name="T11">%10 = </text:span><text:span text:style-name="T12">phi</text:span><text:span text:style-name="T11"> </text:span><text:span text:style-name="T7">double</text:span><text:span text:style-name="T11"> [ %16, %8 ], [ </text:span><text:span text:style-name="T13">0.0</text:span><text:span text:style-name="T11">, %5 ]</text:span></text:p>
          <text:p text:style-name="P12"><text:span text:style-name="T11"><text:s text:c="2"/></text:span><text:span text:style-name="T11">%11 = </text:span><text:span text:style-name="T12">getelementptr</text:span><text:span text:style-name="T11"> </text:span><text:span text:style-name="T7">double</text:span><text:span text:style-name="T11">, </text:span><text:span text:style-name="T7">double*</text:span><text:span text:style-name="T11"> %0, </text:span><text:span text:style-name="T7">i64</text:span><text:span text:style-name="T11"> %9</text:span></text:p>
          <text:p text:style-name="P12"><text:span text:style-name="T11"><text:s text:c="2"/></text:span><text:span text:style-name="T11">%12 = </text:span><text:span text:style-name="T12">load</text:span><text:span text:style-name="T11"> </text:span><text:span text:style-name="T7">double</text:span><text:span text:style-name="T11">, </text:span><text:span text:style-name="T7">double*</text:span><text:span text:style-name="T11"> %11</text:span></text:p>
          <text:p text:style-name="P12"><text:span text:style-name="T11"><text:s text:c="2"/></text:span><text:span text:style-name="T11">%13 = </text:span><text:span text:style-name="T12">getelementptr</text:span><text:span text:style-name="T11"> </text:span><text:span text:style-name="T7">double</text:span><text:span text:style-name="T11">, </text:span><text:span text:style-name="T7">double*</text:span><text:span text:style-name="T11"> %1, </text:span><text:span text:style-name="T7">i64</text:span><text:span text:style-name="T11"> %9</text:span></text:p>
          <text:p text:style-name="P12"><text:span text:style-name="T11"><text:s text:c="2"/></text:span><text:span text:style-name="T11">%14 = </text:span><text:span text:style-name="T12">load</text:span><text:span text:style-name="T11"> </text:span><text:span text:style-name="T7">double</text:span><text:span text:style-name="T11">, </text:span><text:span text:style-name="T7">double*</text:span><text:span text:style-name="T11"> %13</text:span></text:p>
          <text:p text:style-name="P12"><text:span text:style-name="T11"><text:s text:c="2"/></text:span><text:span text:style-name="T11">%15 = </text:span><text:span text:style-name="T12">fmul</text:span><text:span text:style-name="T11"> </text:span><text:span text:style-name="T7">double</text:span><text:span text:style-name="T11"> %12, %14</text:span></text:p>
          <text:p text:style-name="P12"><text:span text:style-name="T11"><text:s text:c="2"/></text:span><text:span text:style-name="T11">%16 = </text:span><text:span text:style-name="T12">fadd</text:span><text:span text:style-name="T11"> </text:span><text:span text:style-name="T7">double</text:span><text:span text:style-name="T11"> %10, %15</text:span></text:p>
          <text:p text:style-name="P12"><text:span text:style-name="T11"><text:s text:c="2"/></text:span><text:span text:style-name="T11">%17 = </text:span><text:span text:style-name="T12">add</text:span><text:span text:style-name="T11"> </text:span><text:span text:style-name="T7">i64</text:span><text:span text:style-name="T11"> %9, </text:span><text:span text:style-name="T13">1</text:span></text:p>
          <text:p text:style-name="P12"><text:span text:style-name="T11"><text:s text:c="2"/></text:span><text:span text:style-name="T11">%18 = </text:span><text:span text:style-name="T12">icmp eq</text:span><text:span text:style-name="T11"> </text:span><text:span text:style-name="T7">i64</text:span><text:span text:style-name="T11"> %17, %2</text:span></text:p>
          <text:p text:style-name="P12"><text:span text:style-name="T11"><text:s text:c="2"/></text:span><text:span text:style-name="T12">br</text:span><text:span text:style-name="T11"> </text:span><text:span text:style-name="T7">i1</text:span><text:span text:style-name="T11"> %18, label %6, label %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.9cm" svg:height="0.6cm" svg:x="1cm" svg:y="35.1cm">
          <text:p text:style-name="P1"><text:span text:style-name="T5">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.9cm" svg:height="0.6cm" svg:x="1cm" svg:y="36.9cm">
          <text:p text:style-name="P1"><text:span text:style-name="T5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.9cm" svg:height="0.6cm" svg:x="1cm" svg:y="38.1cm">
          <text:p text:style-name="P1"><text:span text:style-name="T5">i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.9cm" svg:height="0.6cm" svg:x="1cm" svg:y="38.7cm">
          <text:p text:style-name="P1"><text:span text:style-name="T5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.9cm" svg:height="0.6cm" svg:x="1cm" svg:y="39.3cm">
          <text:p text:style-name="P1"><text:span text:style-name="T5">double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.9cm" svg:height="0.6cm" svg:x="1cm" svg:y="39.9cm">
          <text:p text:style-name="P1"><text:span text:style-name="T5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.9cm" svg:height="0.6cm" svg:x="1cm" svg:y="40.5cm">
          <text:p text:style-name="P1"><text:span text:style-name="T5">double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.9cm" svg:height="0.6cm" svg:x="1cm" svg:y="41.1cm">
          <text:p text:style-name="P1"><text:span text:style-name="T5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.9cm" svg:height="0.6cm" svg:x="1cm" svg:y="41.7cm">
          <text:p text:style-name="P1"><text:span text:style-name="T5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.9cm" svg:height="0.6cm" svg:x="1cm" svg:y="42.3cm">
          <text:p text:style-name="P1"><text:span text:style-name="T5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.9cm" svg:height="0.6cm" svg:x="1cm" svg:y="42.9cm">
          <text:p text:style-name="P1"><text:span text:style-name="T5">i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.9cm" svg:height="0.6cm" svg:x="1cm" svg:y="43.5cm">
          <text:p text:style-name="P1"><text:span text:style-name="T5">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8" draw:layer="layout" svg:x1="4.875cm" svg:y1="35.4cm" svg:x2="3.875cm" svg:y2="35.4cm">
          <text:p/>
        </draw:line>
        <draw:line draw:style-name="gr14" draw:text-style-name="P8" draw:layer="layout" svg:x1="4.875cm" svg:y1="37.2cm" svg:x2="3.875cm" svg:y2="37.2cm">
          <text:p/>
        </draw:line>
        <draw:line draw:style-name="gr14" draw:text-style-name="P8" draw:layer="layout" svg:x1="4.875cm" svg:y1="37.8cm" svg:x2="3.875cm" svg:y2="37.8cm">
          <text:p/>
        </draw:line>
        <draw:line draw:style-name="gr14" draw:text-style-name="P8" draw:layer="layout" svg:x1="4.875cm" svg:y1="38.4cm" svg:x2="3.875cm" svg:y2="38.4cm">
          <text:p/>
        </draw:line>
        <draw:line draw:style-name="gr14" draw:text-style-name="P8" draw:layer="layout" svg:x1="4.875cm" svg:y1="39cm" svg:x2="3.875cm" svg:y2="39cm">
          <text:p/>
        </draw:line>
        <draw:line draw:style-name="gr14" draw:text-style-name="P8" draw:layer="layout" svg:x1="4.875cm" svg:y1="39.6cm" svg:x2="3.875cm" svg:y2="39.6cm">
          <text:p/>
        </draw:line>
        <draw:line draw:style-name="gr14" draw:text-style-name="P8" draw:layer="layout" svg:x1="4.875cm" svg:y1="40.2cm" svg:x2="3.875cm" svg:y2="40.2cm">
          <text:p/>
        </draw:line>
        <draw:line draw:style-name="gr14" draw:text-style-name="P8" draw:layer="layout" svg:x1="4.875cm" svg:y1="40.8cm" svg:x2="3.875cm" svg:y2="40.8cm">
          <text:p/>
        </draw:line>
        <draw:line draw:style-name="gr14" draw:text-style-name="P8" draw:layer="layout" svg:x1="4.875cm" svg:y1="41.4cm" svg:x2="3.875cm" svg:y2="41.4cm">
          <text:p/>
        </draw:line>
        <draw:line draw:style-name="gr14" draw:text-style-name="P8" draw:layer="layout" svg:x1="4.875cm" svg:y1="42cm" svg:x2="3.875cm" svg:y2="42cm">
          <text:p/>
        </draw:line>
        <draw:line draw:style-name="gr14" draw:text-style-name="P8" draw:layer="layout" svg:x1="4.875cm" svg:y1="42.6cm" svg:x2="3.875cm" svg:y2="42.6cm">
          <text:p/>
        </draw:line>
        <draw:line draw:style-name="gr14" draw:text-style-name="P8" draw:layer="layout" svg:x1="4.875cm" svg:y1="43.2cm" svg:x2="3.875cm" svg:y2="43.2cm">
          <text:p/>
        </draw:line>
        <draw:line draw:style-name="gr14" draw:text-style-name="P8" draw:layer="layout" svg:x1="4.875cm" svg:y1="43.8cm" svg:x2="3.875cm" svg:y2="43.8cm">
          <text:p/>
        </draw:line>
        <draw:custom-shape draw:style-name="gr22" draw:text-style-name="P15" draw:layer="layout" svg:width="2.901cm" svg:height="0.6cm" svg:x="7.1cm" svg:y="45.7cm">
          <text:p text:style-name="P1"><text:span text:style-name="T1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2.901cm" svg:height="0.6cm" svg:x="7.1cm" svg:y="46.3cm">
          <text:p text:style-name="P1"><text:span text:style-name="T15">0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2.901cm" svg:height="0.6cm" svg:x="7.1cm" svg:y="46.9cm">
          <text:p text:style-name="P1"><text:span text:style-name="T1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8" draw:layer="layout" svg:x1="6.1cm" svg:y1="46cm" svg:x2="7.1cm" svg:y2="46cm">
          <text:p/>
        </draw:line>
        <draw:line draw:style-name="gr14" draw:text-style-name="P8" draw:layer="layout" svg:x1="6.1cm" svg:y1="46.6cm" svg:x2="7.1cm" svg:y2="46.6cm">
          <text:p/>
        </draw:line>
        <draw:line draw:style-name="gr14" draw:text-style-name="P8" draw:layer="layout" svg:x1="6.1cm" svg:y1="47.2cm" svg:x2="7.1cm" svg:y2="47.2cm">
          <text:p/>
        </draw:line>
        <draw:custom-shape draw:style-name="gr21" draw:text-style-name="P11" draw:layer="layout" svg:width="2.9cm" svg:height="0.6cm" svg:x="1cm" svg:y="48.5cm">
          <text:p text:style-name="P1"><text:span text:style-name="T5">double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.9cm" svg:height="0.6cm" svg:x="1cm" svg:y="49.1cm">
          <text:p text:style-name="P1"><text:span text:style-name="T5">double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.9cm" svg:height="0.6cm" svg:x="1cm" svg:y="49.7cm">
          <text:p text:style-name="P1"><text:span text:style-name="T5">i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8" draw:layer="layout" svg:x1="4.9cm" svg:y1="48.8cm" svg:x2="3.9cm" svg:y2="48.8cm">
          <text:p/>
        </draw:line>
        <draw:line draw:style-name="gr14" draw:text-style-name="P8" draw:layer="layout" svg:x1="4.9cm" svg:y1="49.4cm" svg:x2="3.9cm" svg:y2="49.4cm">
          <text:p/>
        </draw:line>
        <draw:line draw:style-name="gr14" draw:text-style-name="P8" draw:layer="layout" svg:x1="4.9cm" svg:y1="50cm" svg:x2="3.9cm" svg:y2="50cm">
          <text:p/>
        </draw:line>
        <draw:custom-shape draw:style-name="gr23" draw:text-style-name="P5" draw:layer="layout" svg:width="9cm" svg:height="0.8cm" svg:x="1cm" svg:y="44.8cm">
          <text:p text:style-name="P1">3 constan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5" draw:layer="layout" svg:width="9cm" svg:height="0.8cm" svg:x="1cm" svg:y="47.6cm">
          <text:p text:style-name="P1">3 paramet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5" draw:layer="layout" svg:width="9cm" svg:height="0.8cm" svg:x="1cm" svg:y="50.4cm">
          <text:p text:style-name="P1">0 global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6" draw:layer="layout" svg:width="17cm" svg:height="3.3cm" svg:x="11.5cm" svg:y="6.349cm">
          <text:p text:style-name="P12"><text:span text:style-name="T16"><text:s/></text:span><text:span text:style-name="T16">double d = 0.0;</text:span></text:p>
          <text:p text:style-name="P12"><text:span text:style-name="T16"><text:s/></text:span><text:span text:style-name="T16">for(int i = 0; i &lt; n; i++)</text:span></text:p>
          <text:p text:style-name="P12"><text:span text:style-name="T16"><text:s text:c="3"/></text:span><text:span text:style-name="T16">d += a[i]*b[i];</text:span></text:p>
          <text:p text:style-name="P12"><text:span text:style-name="T16"><text:s/></text:span><text:span text:style-name="T16">return d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8" draw:layer="layout" draw:type="curve" draw:line-skew="0.451cm" svg:x1="16cm" svg:y1="45.7cm" svg:x2="23.65cm" svg:y2="38.05cm" draw:start-shape="id1" draw:start-glue-point="4" draw:end-shape="id2" draw:end-glue-point="4" svg:d="M16000 45700c0-11548 7650-7723 7650-7650" svg:viewBox="0 0 7651 8316">
          <text:p/>
        </draw:connector>
        <draw:custom-shape draw:style-name="gr15" draw:text-style-name="P9" draw:layer="layout" svg:width="1cm" svg:height="0.8cm" svg:x="17.6cm" svg:y="37.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44cm" svg:y="4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38.35cm" svg:y="36.6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37.5cm" svg:height="1.5cm" svg:x="4.75cm" svg:y="25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8" draw:layer="layout" svg:width="3cm" svg:height="2.5cm" svg:x="40cm" svg:y="23.05cm">
          <text:p/>
          <draw:enhanced-geometry svg:viewBox="0 0 21600 21600" draw:mirror-vertical="true" draw:text-areas="?f0 0 ?f2 ?f5" draw:type="down-arrow" draw:modifiers="12963.4546181527 5398.2005998000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8" draw:layer="layout" svg:width="3cm" svg:height="2.5cm" svg:x="40cm" svg:y="27.05cm">
          <text:p/>
          <draw:enhanced-geometry svg:viewBox="0 0 21600 21600" draw:mirror-horizontal="false" draw:mirror-vertical="false" draw:text-areas="?f0 0 ?f2 ?f5" draw:type="down-arrow" draw:modifiers="12954.8180727709 5398.2005998000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8" draw:layer="layout" svg:width="3cm" svg:height="2.5cm" svg:x="19.5cm" svg:y="27.05cm">
          <text:p/>
          <draw:enhanced-geometry svg:viewBox="0 0 21600 21600" draw:mirror-horizontal="false" draw:mirror-vertical="false" draw:text-areas="?f0 0 ?f2 ?f5" draw:type="down-arrow" draw:modifiers="12954.8180727709 5398.2005998000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8" draw:layer="layout" svg:width="3cm" svg:height="2.5cm" svg:x="4cm" svg:y="27.05cm">
          <text:p/>
          <draw:enhanced-geometry svg:viewBox="0 0 21600 21600" draw:mirror-horizontal="false" draw:mirror-vertical="false" draw:text-areas="?f0 0 ?f2 ?f5" draw:type="down-arrow" draw:modifiers="12954.8180727709 5398.2005998000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18" draw:layer="layout" svg:width="1.4cm" svg:height="0.7cm" svg:x="40.8cm" svg:y="25.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1.4cm" svg:height="0.7cm" svg:x="40.8cm" svg:y="26.6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1.4cm" svg:height="0.7cm" svg:x="20.3cm" svg:y="26.6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1.4cm" svg:height="0.7cm" svg:x="4.8cm" svg:y="26.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3cm" svg:height="3cm" svg:x="21.25cm" svg:y="55.55cm">
          <text:p/>
          <draw:enhanced-geometry svg:viewBox="0 0 21600 21600" draw:text-areas="?f0 ?f8 ?f2 ?f9" draw:type="up-down-arrow" draw:modifiers="5398.20059980007 7197.6007997334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18" draw:layer="layout" svg:width="3cm" svg:height="3cm" svg:x="40.5cm" svg:y="55.55cm">
          <text:p/>
          <draw:enhanced-geometry svg:viewBox="0 0 21600 21600" draw:text-areas="?f0 ?f8 ?f2 ?f9" draw:type="up-down-arrow" draw:modifiers="5398.20059980007 7197.6007997334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18" draw:layer="layout" svg:width="3cm" svg:height="3cm" svg:x="5.25cm" svg:y="55.55cm">
          <text:p/>
          <draw:enhanced-geometry svg:viewBox="0 0 21600 21600" draw:text-areas="?f0 ?f8 ?f2 ?f9" draw:type="up-down-arrow" draw:modifiers="5398.20059980007 7197.6007997334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svg:title>TexMaths</svg:title>
          <svg:desc>24§latex§\begin{align*}
T_\mathcal{F}={}&amp;{}\{(1,i1),(4,double),(6,i64),\dots\}\\
\subset{}&amp;{}\mathbb{N}\times{Types}_\text{LLVM}\\
I_\mathcal{F}={}&amp;{}\{(1,icmp\ eq),(2,cond\ br),\dots\}\\
\subset{}&amp;{}\mathbb{N}\times{Opcodes}_\text{LLVM}\\
C_\mathcal{F}={}&amp;{}\{(17,0), (18, 0), (19,1)\}\\
\subset{}&amp;{}\mathbb{N}\times\mathbb{R}\\
P_\mathcal{F}={}&amp;{}\{17, 18, 19\}\subset\mathbb{N}\\
G_\mathcal{F}={}&amp;{}\{\}\subset\mathbb{N}
\end{align*}§svg§600§TRUE§</svg:desc>
          <draw:polygon draw:style-name="gr32" draw:text-style-name="P19" draw:layer="layout" svg:width="14.025cm" svg:height="9.7cm" svg:x="1cm" svg:y="64cm" svg:viewBox="0 0 14026 9701" draw:points="7014,9701 0,9701 0,0 14026,0 14026,9701">
            <text:p/>
          </draw:polygon>
          <draw:path draw:style-name="gr33" draw:text-style-name="P20" draw:layer="layout" svg:width="0.575cm" svg:height="0.571cm" svg:x="1.19cm" svg:y="64.061cm" svg:viewBox="0 0 576 572" svg:d="M342 60c6-24 7-29 19-31 8-2 35-2 54-2 84 0 123 2 123 69 0 12-4 46-8 67 0 4-2 14-2 16 0 5 2 11 10 11 9 0 11-6 13-19l23-148c0-2 2-11 2-13 0-10-10-10-23-10h-470c-20 0-22 0-27 17l-50 148c-2 2-6 14-6 15 0 6 4 10 10 10 9 0 9-4 15-17 46-131 67-146 192-146h33c25 0 25 2 25 9 0 6-4 16-4 18l-114 453c-7 31-9 40-99 40-31 0-37 0-37 16 0 9 10 9 14 9 23 0 48 0 71 0s48-2 71-2 48 2 71 2 50 0 73 0c7 0 19 0 19-15 0-10-8-10-29-10s-33 0-54-2c-25-2-32-6-32-19 0 0 0-4 3-17z">
            <text:p/>
          </draw:path>
          <draw:path draw:style-name="gr33" draw:text-style-name="P20" draw:layer="layout" svg:width="0.523cm" svg:height="0.425cm" svg:x="1.684cm" svg:y="64.355cm" svg:viewBox="0 0 524 426" svg:d="M524 23c0-19-29-23-42-23h-275c-57 0-92 29-99 44 0 2-2 6-2 8 0 4 2 6 5 6 14 0 31-12 41-20 11-2 32-2 46-2h57c-17 83-30 118-48 169-13 43-69 167-86 183-46 0-58-23-67-41-2 0-2-1-6-1-17 0-48 23-48 32 0 4 19 48 75 48 40 0 82-29 102-57 21-33 53-104 69-142h126v1c2 2 2 4 6 4 18 0 50-17 50-36 0-4 0-6-4-6h-165c21-50 35-102 46-154h121c23 0 42 2 42 14 0 2 0 2 0 4 0 4 2 6 8 6 8 0 48-16 48-37z">
            <text:p/>
          </draw:path>
          <draw:path draw:style-name="gr33" draw:text-style-name="P20" draw:layer="layout" svg:width="0.562cm" svg:height="0.199cm" svg:x="2.53cm" svg:y="64.32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3" draw:text-style-name="P20" draw:layer="layout" svg:width="0.3cm" svg:height="0.844cm" svg:x="3.433cm" svg:y="64cm" svg:viewBox="0 0 301 845" svg:d="M179 113c0-34 23-88 115-94 4-2 7-6 7-9 0-10-7-10-15-10-86 0-163 42-163 106v192c0 34 0 61-35 88-28 25-61 27-80 27-4 2-8 6-8 9 0 10 6 10 13 10 56 4 96 35 106 75 4 9 4 11 4 42v167c0 35 0 63 40 94 33 25 89 35 123 35 8 0 15 0 15-10 0-8-5-8-13-8-54-3-96-30-106-74-3-8-3-10-3-39v-178c0-39-6-54-33-81-19-17-42-25-67-33 69-19 100-57 100-107z">
            <text:p/>
          </draw:path>
          <draw:path draw:style-name="gr33" draw:text-style-name="P20" draw:layer="layout" svg:width="0.197cm" svg:height="0.844cm" svg:x="3.878cm" svg:y="6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4.197cm" svg:y="64.07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099cm" svg:height="0.252cm" svg:x="4.617cm" svg:y="64.543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3" draw:text-style-name="P20" draw:layer="layout" svg:width="0.224cm" svg:height="0.567cm" svg:x="4.944cm" svg:y="64.075cm" svg:viewBox="0 0 225 568" svg:d="M217 31c0-18-12-31-31-31-23 0-46 21-46 44 0 17 12 31 31 31 21 0 46-19 46-44zM152 349c11-25 11-26 19-50 8-17 11-28 11-44 0-38-26-69-71-69-78 0-111 121-111 129 0 9 8 9 10 9 9 0 9-1 13-15 23-81 58-105 86-105 8 0 22 0 22 26 0 20-6 37-10 45-6 23-44 120-58 157-9 21-19 50-19 67 0 40 29 69 69 69 81 0 112-123 112-130 0-8-8-8-10-8-10 0-10 2-13 15-16 54-45 106-87 106-15 0-21-10-21-29 0-21 6-32 25-84z">
            <text:p/>
          </draw:path>
          <draw:path draw:style-name="gr33" draw:text-style-name="P20" draw:layer="layout" svg:width="0.279cm" svg:height="0.563cm" svg:x="5.286cm" svg:y="64.07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5.679cm" svg:y="6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6.032cm" svg:y="64.543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3" draw:text-style-name="P20" draw:layer="layout" svg:width="0.197cm" svg:height="0.844cm" svg:x="6.418cm" svg:y="6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75cm" svg:height="0.571cm" svg:x="6.687cm" svg:y="64.061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3" draw:text-style-name="P20" draw:layer="layout" svg:width="0.099cm" svg:height="0.252cm" svg:x="7.158cm" svg:y="64.543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3" draw:text-style-name="P20" draw:layer="layout" svg:width="0.402cm" svg:height="0.596cm" svg:x="7.494cm" svg:y="64.048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3" draw:text-style-name="P20" draw:layer="layout" svg:width="0.362cm" svg:height="0.383cm" svg:x="7.933cm" svg:y="64.259cm" svg:viewBox="0 0 363 384" svg:d="M363 144c0-88-60-144-136-144-114 0-227 121-227 240 0 84 58 144 136 144 112 0 227-117 227-240zM136 365c-36 0-73-25-73-92 0-41 21-133 48-177 43-65 93-77 116-77 49 0 74 41 74 90 0 35-17 123-49 179-29 48-77 77-116 77z">
            <text:p/>
          </draw:path>
          <draw:path draw:style-name="gr33" draw:text-style-name="P20" draw:layer="layout" svg:width="0.435cm" svg:height="0.383cm" svg:x="8.333cm" svg:y="64.259cm" svg:viewBox="0 0 436 384" svg:d="M273 326c7 37 38 58 75 58 28 0 48-19 63-46 13-31 25-83 25-85 0-7-8-7-10-7-9 0-9 2-13 15-12 46-27 104-64 104-17 0-25-10-25-39 0-19 10-57 16-88l25-92c2-12 9-44 13-58 4-19 14-52 14-55 0-16-12-23-25-23-4 0-27 0-33 28-17 64-54 212-63 256-2 4-35 71-98 71-42 0-52-39-52-69 0-48 23-116 46-173 10-25 13-37 13-54 0-38-26-69-69-69-80 0-111 123-111 131 0 7 8 7 10 7 9 0 9 0 13-15 21-73 54-104 86-104 8 0 22 0 22 27 0 21-10 46-16 58-31 84-48 136-48 178 0 81 58 102 104 102 56 0 86-38 102-58z">
            <text:p/>
          </draw:path>
          <draw:path draw:style-name="gr33" draw:text-style-name="P20" draw:layer="layout" svg:width="0.312cm" svg:height="0.596cm" svg:x="8.83cm" svg:y="64.048cm" svg:viewBox="0 0 313 597" svg:d="M163 10c0-2 0-10-11-10-20 0-81 8-104 8-6 2-15 2-15 17 0 11 7 11 19 11 42 0 44 6 44 14 0 6-8 34-13 52l-70 276c-9 42-13 56-13 87 0 78 44 132 108 132 99 0 205-127 205-248 0-78-46-136-113-136-39 0-75 25-100 52zM83 328c5-17 5-19 13-29 42-55 79-67 102-67 30 0 54 25 54 79 0 50-29 148-45 180-27 56-67 87-99 87-29 0-56-23-56-85 0-17 0-32 13-86z">
            <text:p/>
          </draw:path>
          <draw:path draw:style-name="gr33" draw:text-style-name="P20" draw:layer="layout" svg:width="0.181cm" svg:height="0.596cm" svg:x="9.189cm" svg:y="64.048cm" svg:viewBox="0 0 182 597" svg:d="M182 10c0-2 0-10-11-10-19 0-81 8-104 8-6 2-15 2-15 19 0 9 8 9 21 9 40 0 40 6 40 14l-2 17-107 423c-2 9-4 15-4 28 0 48 38 79 77 79 29 0 50-17 65-48 15-33 25-81 25-82 0-10-8-10-10-10-9 0-9 4-13 15-13 56-31 106-63 106-27 0-27-27-27-39 0-21 2-24 6-40z">
            <text:p/>
          </draw:path>
          <draw:path draw:style-name="gr33" draw:text-style-name="P20" draw:layer="layout" svg:width="0.325cm" svg:height="0.383cm" svg:x="9.46cm" svg:y="64.259cm" svg:viewBox="0 0 326 384" svg:d="M119 179c25 0 88-2 131-20 59-25 63-75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33" draw:text-style-name="P20" draw:layer="layout" svg:width="0.197cm" svg:height="0.844cm" svg:x="9.861cm" svg:y="6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10.214cm" svg:y="64.543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3" draw:text-style-name="P20" draw:layer="layout" svg:width="0.197cm" svg:height="0.844cm" svg:x="10.6cm" svg:y="6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5cm" svg:height="0.581cm" svg:x="10.879cm" svg:y="64.071cm" svg:viewBox="0 0 351 582" svg:d="M77 286v-21c0-213 105-244 148-244 21 0 55 6 75 35-14 0-47 0-47 36 0 27 20 40 39 40 13 0 38-7 38-40 0-52-36-92-107-92-108 0-223 109-223 296 0 226 98 286 177 286 94 0 174-79 174-190 0-108-75-190-169-190-57 0-88 44-105 84zM177 559c-52 0-79-52-83-64-15-40-15-107-15-123 0-65 27-151 103-151 14 0 52 0 79 54 15 30 15 74 15 115 0 40 0 82-15 113-25 52-65 56-84 56z">
            <text:p/>
          </draw:path>
          <draw:path draw:style-name="gr33" draw:text-style-name="P20" draw:layer="layout" svg:width="0.099cm" svg:height="0.252cm" svg:x="11.338cm" svg:y="64.543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3" draw:text-style-name="P20" draw:layer="layout" svg:width="0.224cm" svg:height="0.567cm" svg:x="11.666cm" svg:y="64.075cm" svg:viewBox="0 0 225 568" svg:d="M217 31c0-18-12-31-31-31-23 0-46 21-46 44 0 17 12 31 31 31 21 0 46-19 46-44zM152 349c11-25 11-26 19-50 8-17 11-28 11-44 0-38-26-69-71-69-78 0-111 121-111 129 0 9 8 9 10 9 9 0 9-1 13-15 23-81 58-105 86-105 8 0 22 0 22 26 0 20-6 37-10 45-6 23-44 120-58 157-9 21-19 50-19 67 0 40 29 69 69 69 81 0 112-123 112-130 0-8-8-8-10-8-10 0-10 2-13 15-16 54-45 106-87 106-15 0-21-10-21-29 0-21 6-32 25-84z">
            <text:p/>
          </draw:path>
          <draw:path draw:style-name="gr33" draw:text-style-name="P20" draw:layer="layout" svg:width="0.35cm" svg:height="0.581cm" svg:x="11.967cm" svg:y="64.071cm" svg:viewBox="0 0 351 582" svg:d="M77 286v-21c0-213 105-244 148-244 21 0 55 6 75 35-14 0-47 0-47 36 0 27 20 40 39 40 13 0 38-7 38-40 0-52-36-92-107-92-108 0-223 109-223 296 0 226 98 286 177 286 94 0 174-79 174-190 0-108-75-190-169-190-57 0-88 44-105 84zM177 559c-52 0-79-52-83-64-15-40-15-107-15-123 0-65 27-151 103-151 14 0 52 0 79 54 15 30 15 74 15 115 0 40 0 82-15 113-25 52-63 56-84 56z">
            <text:p/>
          </draw:path>
          <draw:path draw:style-name="gr33" draw:text-style-name="P20" draw:layer="layout" svg:width="0.375cm" svg:height="0.571cm" svg:x="12.376cm" svg:y="64.061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3" draw:text-style-name="P20" draw:layer="layout" svg:width="0.197cm" svg:height="0.844cm" svg:x="12.824cm" svg:y="6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13.175cm" svg:y="64.543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3" draw:text-style-name="P20" draw:layer="layout" svg:width="0.091cm" svg:height="0.091cm" svg:x="13.551cm" svg:y="64.543cm" svg:viewBox="0 0 92 92" svg:d="M92 46c0-25-21-46-46-46s-46 21-46 46 21 46 46 46 46-21 46-46z">
            <text:p/>
          </draw:path>
          <draw:path draw:style-name="gr33" draw:text-style-name="P20" draw:layer="layout" svg:width="0.091cm" svg:height="0.091cm" svg:x="13.926cm" svg:y="64.543cm" svg:viewBox="0 0 92 92" svg:d="M92 46c0-25-21-46-46-46s-46 21-46 46 21 46 46 46 46-21 46-46z">
            <text:p/>
          </draw:path>
          <draw:path draw:style-name="gr33" draw:text-style-name="P20" draw:layer="layout" svg:width="0.091cm" svg:height="0.091cm" svg:x="14.3cm" svg:y="64.543cm" svg:viewBox="0 0 92 92" svg:d="M92 46c0-25-21-46-46-46s-46 21-46 46 21 46 46 46 46-21 46-46z">
            <text:p/>
          </draw:path>
          <draw:path draw:style-name="gr33" draw:text-style-name="P20" draw:layer="layout" svg:width="0.3cm" svg:height="0.844cm" svg:x="14.663cm" svg:y="64cm" svg:viewBox="0 0 301 845" svg:d="M123 733c0 33-23 89-115 94-4 0-8 4-8 8 0 10 10 10 17 10 83 0 162-41 162-106v-192c0-32 0-59 34-88 29-25 62-27 81-27 4 0 7-4 7-10 0-7-5-7-13-9-56-2-98-33-106-75-3-10-3-12-3-40v-169c0-35 0-62-41-94-34-27-92-35-121-35-7 0-17 0-17 10 0 7 6 7 13 9 54 2 96 31 106 73 4 8 4 10 4 40v177c0 38 6 54 33 81 19 17 42 27 67 32-69 20-100 60-100 108z">
            <text:p/>
          </draw:path>
          <draw:path draw:style-name="gr33" draw:text-style-name="P20" draw:layer="layout" svg:width="0.515cm" svg:height="0.49cm" svg:x="2.553cm" svg:y="65.442cm" svg:viewBox="0 0 516 491" svg:d="M488 35c13 0 28 0 28-18 0-17-15-17-28-17h-229c-144 0-259 109-259 246 0 134 115 245 259 245h229c13 0 28 0 28-17s-15-17-28-17h-227c-132 0-226-98-226-211 0-114 94-211 226-211z">
            <text:p/>
          </draw:path>
          <draw:path draw:style-name="gr33" draw:text-style-name="P20" draw:layer="layout" svg:width="0.571cm" svg:height="0.594cm" svg:x="3.394cm" svg:y="65.321cm" svg:viewBox="0 0 572 595" svg:d="M73 77v413c0 44-6 59-50 59-10 0-23 2-23 15 0 16 13 16 29 16h130c16 0 29 0 29-16 0-13-13-15-25-15-48 0-54-17-54-61v-388l365 484c8 9 12 11 19 11 14 0 14-13 14-27v-478c0-48 8-59 46-61 6 0 19 0 19-14 0-15-11-15-27-15h-123c-15 0-28 0-28 15 0 14 13 14 23 14 48 2 55 19 55 63v265l-257-345c-8-12-10-12-29-12h-148c-15 0-28 0-28 15 0 14 13 14 19 14 21 4 38 17 46 27-2 7-2 7-2 21zM478 536l-369-486c-9-10-9-12-17-21h100l286 386z">
            <text:p/>
          </draw:path>
          <draw:path draw:style-name="gr33" draw:text-style-name="P20" draw:layer="layout" svg:width="0.408cm" svg:height="0.408cm" svg:x="4.293cm" svg:y="65.484cm" svg:viewBox="0 0 409 409" svg:d="M205 180l-169-168c-11-10-13-12-19-12-9 0-17 8-17 17 0 6 2 8 12 18l168 169-168 170c-10 10-12 12-12 18 0 9 8 17 17 17 6 0 8-2 19-12l168-169 176 175c2 2 8 6 12 6 11 0 17-8 17-17 0-2 0-6-2-10-2-2-136-134-179-178l156-154c4-6 17-17 21-21 0-2 4-6 4-12 0-9-6-17-17-17-6 0-10 4-20 13z">
            <text:p/>
          </draw:path>
          <draw:path draw:style-name="gr33" draw:text-style-name="P20" draw:layer="layout" svg:width="0.575cm" svg:height="0.571cm" svg:x="5.034cm" svg:y="65.327cm" svg:viewBox="0 0 576 572" svg:d="M342 60c6-24 7-29 19-31 8-2 35-2 54-2 84 0 123 2 123 69 0 12-4 46-8 67 0 4-2 14-2 16 0 5 2 11 10 11 9 0 11-6 13-19l23-148c0-2 2-11 2-13 0-10-10-10-23-10h-470c-20 0-22 0-27 17l-50 148c-2 2-6 14-6 15 0 6 4 10 10 10 9 0 9-4 15-17 46-131 67-146 192-146h33c25 0 25 2 25 9 0 6-4 16-4 18l-114 453c-7 31-9 40-99 40-31 0-37 0-37 16 0 9 10 9 14 9 23 0 48 0 71 0s48-2 71-2 48 2 71 2 50 0 73 0c7 0 19 0 19-15 0-10-8-10-29-10s-33 0-54-2c-25-2-32-6-32-19 0 0 0-4 3-17z">
            <text:p/>
          </draw:path>
          <draw:path draw:style-name="gr33" draw:text-style-name="P20" draw:layer="layout" svg:width="0.391cm" svg:height="0.546cm" svg:x="5.648cm" svg:y="65.524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3" draw:text-style-name="P20" draw:layer="layout" svg:width="0.441cm" svg:height="0.537cm" svg:x="6.04cm" svg:y="65.524cm" svg:viewBox="0 0 442 538" svg:d="M65 478c-7 29-7 35-46 35-9 0-19 0-19 15 0 8 4 10 12 10 23 0 46-2 71-2 26 0 55 2 82 2 6 0 15 0 15-16 0-9-7-9-19-9-42 0-42-6-42-14 0-11 35-148 40-169 12 23 37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4z">
            <text:p/>
          </draw:path>
          <draw:path draw:style-name="gr33" draw:text-style-name="P20" draw:layer="layout" svg:width="0.325cm" svg:height="0.383cm" svg:x="6.53cm" svg:y="65.524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3" draw:text-style-name="P20" draw:layer="layout" svg:width="0.312cm" svg:height="0.383cm" svg:x="6.927cm" svg:y="65.524cm" svg:viewBox="0 0 313 384" svg:d="M288 58c-25 0-40 19-40 38 0 12 7 25 25 25 19 0 40-15 40-48 0-38-37-73-102-73-111 0-144 86-144 123 0 67 64 81 89 84 44 10 88 18 88 66 0 21-19 92-121 92-14 0-79 0-98-44 33 3 54-22 54-46 0-20-14-29-31-29-23 0-48 17-48 55 0 48 48 83 121 83 138 0 171-102 171-140 0-31-16-52-27-64-23-23-46-26-85-34-30-8-63-14-63-52 0-23 19-75 94-75 21 0 64 6 77 39z">
            <text:p/>
          </draw:path>
          <draw:path draw:style-name="gr33" draw:text-style-name="P20" draw:layer="layout" svg:width="0.352cm" svg:height="0.404cm" svg:x="7.313cm" svg:y="65.701cm" svg:viewBox="0 0 353 405" svg:d="M353 250h-21c-6 57-15 134-127 134h-59c-27 0-29-6-29-23v-313c0-19 0-27 56-27h21v-21c-12 0-88 2-104 2-23 0-90-2-90-2v21h13c47 0 48 6 48 27v309c0 21-1 27-48 27h-13v21h336z">
            <text:p/>
          </draw:path>
          <draw:path draw:style-name="gr33" draw:text-style-name="P20" draw:layer="layout" svg:width="0.352cm" svg:height="0.404cm" svg:x="7.73cm" svg:y="65.701cm" svg:viewBox="0 0 353 405" svg:d="M353 250h-21c-6 57-15 134-127 134h-59c-27 0-29-6-29-23v-313c0-19 0-27 56-27h21v-21c-12 0-88 2-104 2-23 0-90-2-90-2v21h13c47 0 48 6 48 27v309c0 21-1 27-48 27h-13v21h336z">
            <text:p/>
          </draw:path>
          <draw:path draw:style-name="gr33" draw:text-style-name="P20" draw:layer="layout" svg:width="0.462cm" svg:height="0.416cm" svg:x="8.06cm" svg:y="65.701cm" svg:viewBox="0 0 463 417" svg:d="M396 61c7-19 21-40 67-40v-21c-18 2-41 2-58 2-23 0-67-2-71-2v21c21 0 40 10 40 29 0 4 0 8-2 11l-122 286-129-299c-4-8-4-10-4-12 0-15 31-15 48-15v-21c-31 2-69 2-90 2-29 0-73-2-75-2v21h10c32 0 42 4 50 21l153 361c6 10 8 14 17 14 6 0 14 0 18-12z">
            <text:p/>
          </draw:path>
          <draw:path draw:style-name="gr33" draw:text-style-name="P20" draw:layer="layout" svg:width="0.535cm" svg:height="0.404cm" svg:x="8.577cm" svg:y="65.701cm" svg:viewBox="0 0 536 405" svg:d="M127 13c-6-13-12-13-23-13h-104v21h13c47 0 48 6 48 27v294c0 15 0 42-61 42v21c25-2 48-2 73-2 23 0 48 0 71 2v-21c-60 0-60-27-60-42v-313l154 363c4 7 6 13 15 13 4 0 10-2 14-11l157-373v2 334c0 21-2 27-46 27h-15v21c29-2 61-2 86-2s58 0 87 2v-21h-16c-44 0-46-6-46-27v-309c0-19 2-27 46-27h16v-21h-104c-12 0-17 0-21 12l-144 335z">
            <text:p/>
          </draw:path>
          <draw:path draw:style-name="gr33" draw:text-style-name="P20" draw:layer="layout" svg:width="0.391cm" svg:height="0.577cm" svg:x="1.321cm" svg:y="66.586cm" svg:viewBox="0 0 392 578" svg:d="M288 65c8-30 10-38 77-38 21 0 27 0 27-17 0-10-8-10-12-10-25 0-88 2-111 2-27 0-89-2-113-2-6 0-18 0-18 17 0 10 8 10 23 10 37 0 60 0 60 15 0 4 0 6-2 14l-115 457c-8 30-10 38-77 38-19 0-27 0-27 17 0 10 10 10 13 10 23 0 87-2 110-2 27 0 88 2 115 2 6 0 15 0 15-15 0-12-5-12-25-12-15 0-19 0-36 0-17-2-21-6-21-15 0-6 2-14 4-20z">
            <text:p/>
          </draw:path>
          <draw:path draw:style-name="gr33" draw:text-style-name="P20" draw:layer="layout" svg:width="0.523cm" svg:height="0.423cm" svg:x="1.684cm" svg:y="66.886cm" svg:viewBox="0 0 524 424" svg:d="M524 23c0-19-29-23-42-23h-275c-57 0-92 27-99 44 0 2-2 6-2 8 0 4 2 6 5 6 14 0 31-12 41-20 11-2 32-2 46-2h57c-17 83-30 118-48 169-13 43-69 167-86 183-46 0-58-23-67-41-2 0-2-1-6-1-17 0-48 21-48 32 0 4 19 46 75 46 40 0 82-27 102-55 21-33 53-104 69-142h126v1c2 2 2 4 6 4 18 0 50-19 50-36 0-4 0-6-4-6h-165c21-50 35-102 46-154h121c23 0 42 2 42 14 0 2 0 2 0 4 0 4 2 6 8 6 8 0 48-16 48-37z">
            <text:p/>
          </draw:path>
          <draw:path draw:style-name="gr33" draw:text-style-name="P20" draw:layer="layout" svg:width="0.562cm" svg:height="0.199cm" svg:x="2.53cm" svg:y="66.85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3" draw:text-style-name="P20" draw:layer="layout" svg:width="0.3cm" svg:height="0.844cm" svg:x="3.433cm" svg:y="66.53cm" svg:viewBox="0 0 301 845" svg:d="M179 113c0-34 23-88 115-94 4-2 7-4 7-9 0-10-7-10-15-10-86 0-163 42-163 106v192c0 34 0 61-35 88-28 25-61 27-80 27-4 2-8 6-8 9 0 10 6 10 13 10 56 4 96 35 106 75 4 9 4 11 4 42v167c0 35 0 63 40 94 33 25 89 35 123 35 8 0 15 0 15-10 0-8-5-8-13-8-54-3-96-30-106-74-3-8-3-8-3-39v-178c0-39-6-54-33-81-19-17-42-25-67-33 69-19 100-57 100-107z">
            <text:p/>
          </draw:path>
          <draw:path draw:style-name="gr33" draw:text-style-name="P20" draw:layer="layout" svg:width="0.197cm" svg:height="0.844cm" svg:x="3.878cm" svg:y="66.53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4.197cm" svg:y="66.60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099cm" svg:height="0.252cm" svg:x="4.617cm" svg:y="67.074cm" svg:viewBox="0 0 100 253" svg:d="M100 88c0-55-21-88-54-88-29 0-46 21-46 44s17 46 46 46c10 0 21-4 29-11 4-2 4-2 6-2 0 0 2 0 2 11 0 64-31 116-60 142-10 10-10 12-10 16 0 6 4 7 10 7 10 0 77-65 77-165z">
            <text:p/>
          </draw:path>
          <draw:path draw:style-name="gr33" draw:text-style-name="P20" draw:layer="layout" svg:width="0.224cm" svg:height="0.567cm" svg:x="4.944cm" svg:y="66.605cm" svg:viewBox="0 0 225 568" svg:d="M217 31c0-18-12-31-31-31-23 0-46 21-46 44 0 17 12 31 31 31 21 0 46-19 46-44zM152 349c11-25 11-26 19-50 8-17 11-28 11-44 0-38-26-69-71-69-78 0-111 121-111 129 0 9 8 9 10 9 9 0 9-1 13-15 23-81 58-105 86-105 8 0 22 0 22 26 0 20-6 37-10 45-6 23-44 120-58 157-9 21-19 50-19 67 0 40 29 69 69 69 81 0 112-123 112-130 0-8-8-8-10-8-10 0-10 2-13 15-16 54-45 106-87 106-15 0-21-10-21-29 0-21 6-32 25-84z">
            <text:p/>
          </draw:path>
          <draw:path draw:style-name="gr33" draw:text-style-name="P20" draw:layer="layout" svg:width="0.329cm" svg:height="0.383cm" svg:x="5.245cm" svg:y="66.79cm" svg:viewBox="0 0 330 384" svg:d="M301 52c-13 0-25 0-38 13-13 12-13 27-13 33 0 19 13 29 30 29 25 0 48-19 48-54 0-42-40-73-101-73-114 0-227 121-227 240 0 77 50 144 138 144 121 0 192-90 192-100 0-6-6-11-9-11-6 0-6 2-12 9-67 83-159 83-171 83-52 0-75-41-75-92 0-35 18-117 46-169 25-48 73-85 119-85 29 0 62 10 73 33z">
            <text:p/>
          </draw:path>
          <draw:path draw:style-name="gr33" draw:text-style-name="P20" draw:layer="layout" svg:width="0.692cm" svg:height="0.383cm" svg:x="5.599cm" svg:y="66.79cm" svg:viewBox="0 0 693 384" svg:d="M50 324c-2 14-8 33-8 37 0 15 12 23 25 23 10 0 25-8 31-23 2-2 11-42 15-63l19-77c6-17 10-37 16-56 2-15 9-40 9-42 14-27 58-104 139-104 38 0 46 31 46 60 0 21-6 44-14 69l-23 98-17 65c-4 17-10 46-10 50 0 15 12 23 23 23 27 0 33-21 39-48 11-48 44-171 52-205 2-10 46-112 138-112 36 0 46 29 46 60 0 48-35 144-52 190-8 19-11 29-11 46 0 40 28 69 69 69 80 0 111-123 111-131 0-7-8-7-9-7-10 0-10 2-14 15-13 44-40 104-86 104-16 0-21-8-21-27 0-21 7-42 15-62 17-44 52-138 52-186 0-54-33-90-96-90-64 0-108 36-138 83-2-12-4-41-27-62-21-17-48-21-69-21-77 0-120 54-133 73-4-48-40-73-79-73-38 0-53 33-61 48-15 31-27 81-27 83 0 7 8 7 10 7 9 0 9 0 15-19 13-59 31-100 61-100 14 0 27 6 27 39 0 17-4 26-13 71z">
            <text:p/>
          </draw:path>
          <draw:path draw:style-name="gr33" draw:text-style-name="P20" draw:layer="layout" svg:width="0.441cm" svg:height="0.537cm" svg:x="6.288cm" svg:y="66.79cm" svg:viewBox="0 0 442 538" svg:d="M65 478c-7 29-7 35-46 35-9 0-19 0-19 15 0 8 4 10 12 10 23 0 46-2 71-2 26 0 55 2 82 2 6 0 15 0 15-16 0-9-7-9-19-9-42 0-42-6-42-14 0-11 35-148 40-171 12 25 35 56 79 56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4z">
            <text:p/>
          </draw:path>
          <draw:path draw:style-name="gr33" draw:text-style-name="P20" draw:layer="layout" svg:width="0.325cm" svg:height="0.383cm" svg:x="7.06cm" svg:y="66.79cm" svg:viewBox="0 0 326 384" svg:d="M119 179c25 0 88-2 131-20 59-25 63-75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33" draw:text-style-name="P20" draw:layer="layout" svg:width="0.348cm" svg:height="0.537cm" svg:x="7.448cm" svg:y="66.79cm" svg:viewBox="0 0 349 538" svg:d="M349 10c0-4-1-10-7-10-10 0-44 35-58 60-19-47-52-60-80-60-100 0-204 125-204 248 0 82 50 136 111 136 37 0 71-21 100-52-7 31-34 144-36 152-8 25-16 27-62 29-11 0-19 0-19 17 0 0 0 8 10 8 28 0 57-2 86-2s58 2 86 2c4 0 16 0 16-16 0-9-8-9-21-9-43 0-43-6-43-14 0-6 2-11 4-19zM115 365c-52 0-55-66-55-79 0-42 24-134 40-169 25-63 69-98 104-98 55 0 67 67 67 75 0 4-46 190-48 192-14 25-62 79-108 79z">
            <text:p/>
          </draw:path>
          <draw:path draw:style-name="gr33" draw:text-style-name="P20" draw:layer="layout" svg:width="0.197cm" svg:height="0.844cm" svg:x="7.868cm" svg:y="66.53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8.221cm" svg:y="67.074cm" svg:viewBox="0 0 100 253" svg:d="M100 88c0-55-21-88-54-88-29 0-46 21-46 44s17 46 46 46c10 0 21-4 29-11 4-2 4-2 6-2 0 0 2 0 2 11 0 64-31 116-60 142-10 10-10 12-10 16 0 6 4 7 10 7 10 0 77-65 77-165z">
            <text:p/>
          </draw:path>
          <draw:path draw:style-name="gr33" draw:text-style-name="P20" draw:layer="layout" svg:width="0.197cm" svg:height="0.844cm" svg:x="8.607cm" svg:y="66.53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37cm" svg:height="0.563cm" svg:x="8.893cm" svg:y="66.601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9 74-6 8-62 8-79 8z">
            <text:p/>
          </draw:path>
          <draw:path draw:style-name="gr33" draw:text-style-name="P20" draw:layer="layout" svg:width="0.099cm" svg:height="0.252cm" svg:x="9.346cm" svg:y="67.074cm" svg:viewBox="0 0 100 253" svg:d="M100 88c0-55-21-88-54-88-29 0-46 21-46 44s17 46 46 46c10 0 21-4 29-11 4-2 4-2 6-2 0 0 2 0 2 11 0 64-31 116-60 142-10 10-10 12-10 16 0 6 4 7 10 7 10 0 77-65 77-165z">
            <text:p/>
          </draw:path>
          <draw:path draw:style-name="gr33" draw:text-style-name="P20" draw:layer="layout" svg:width="0.329cm" svg:height="0.383cm" svg:x="9.682cm" svg:y="66.79cm" svg:viewBox="0 0 330 384" svg:d="M301 52c-13 0-25 0-38 13-13 12-15 27-15 33 0 19 15 29 32 29 25 0 48-19 48-54 0-42-40-73-101-73-114 0-227 121-227 240 0 77 50 144 138 144 121 0 192-90 192-100 0-6-6-11-9-11-6 0-8 2-12 9-67 83-159 83-171 83-52 0-75-41-75-92 0-35 18-117 46-169 25-48 73-85 119-85 29 0 62 10 73 33z">
            <text:p/>
          </draw:path>
          <draw:path draw:style-name="gr33" draw:text-style-name="P20" draw:layer="layout" svg:width="0.362cm" svg:height="0.383cm" svg:x="10.047cm" svg:y="66.79cm" svg:viewBox="0 0 363 384" svg:d="M363 144c0-88-60-144-136-144-114 0-227 121-227 240 0 84 58 144 136 144 112 0 227-117 227-240zM136 365c-36 0-73-25-73-92 0-41 21-133 48-177 43-65 93-77 116-77 49 0 74 41 74 90 0 35-17 123-49 179-29 48-77 77-116 77z">
            <text:p/>
          </draw:path>
          <draw:path draw:style-name="gr33" draw:text-style-name="P20" draw:layer="layout" svg:width="0.458cm" svg:height="0.383cm" svg:x="10.447cm" svg:y="66.79cm" svg:viewBox="0 0 459 384" svg:d="M50 324c-2 14-8 33-8 37 0 15 12 23 25 23 10 0 25-8 31-23 2-2 11-42 17-63l17-77c6-17 12-37 16-56 4-15 9-40 9-42 14-27 58-104 139-104 38 0 46 31 46 60 0 52-41 159-54 197-8 20-10 29-10 39 0 40 31 69 70 69 80 0 111-123 111-131 0-7-8-7-10-7-9 0-9 2-13 15-17 58-44 104-87 104-13 0-19-8-19-27 0-21 8-42 16-62 15-44 50-138 50-186 0-55-37-90-96-90-77 0-120 54-133 73-4-46-38-73-79-73-38 0-53 33-63 48-13 29-25 79-25 83 0 7 8 7 10 7 9 0 9 0 15-19 13-59 31-100 61-100 18 0 27 10 27 39 0 17-4 26-13 71z">
            <text:p/>
          </draw:path>
          <draw:path draw:style-name="gr33" draw:text-style-name="P20" draw:layer="layout" svg:width="0.402cm" svg:height="0.596cm" svg:x="10.963cm" svg:y="66.578cm" svg:viewBox="0 0 403 597" svg:d="M403 10c0-2 0-10-11-10-12 0-92 8-108 10-6 0-11 5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3" draw:text-style-name="P20" draw:layer="layout" svg:width="0.312cm" svg:height="0.596cm" svg:x="11.689cm" svg:y="66.578cm" svg:viewBox="0 0 313 597" svg:d="M163 10c0-2 0-10-11-10-20 0-81 8-104 8-6 2-15 2-15 17 0 11 7 11 19 11 42 0 42 6 42 14 0 6-6 34-11 52l-70 276c-9 42-13 56-13 87 0 78 44 132 108 132 99 0 205-127 205-248 0-78-46-136-113-136-39 0-75 25-100 52zM83 328c5-17 5-19 13-29 42-55 79-67 102-67 30 0 54 25 54 79 0 50-29 148-45 180-27 56-67 87-99 87-29 0-58-23-58-85 0-17 0-32 15-86z">
            <text:p/>
          </draw:path>
          <draw:path draw:style-name="gr33" draw:text-style-name="P20" draw:layer="layout" svg:width="0.345cm" svg:height="0.383cm" svg:x="12.035cm" svg:y="66.79cm" svg:viewBox="0 0 346 384" svg:d="M50 324c-2 14-8 33-8 37 0 15 12 23 25 23 10 0 25-8 31-23 2-4 31-119 34-134 6-29 22-89 27-112 4-9 27-50 48-69 6-6 31-27 68-27 23 0 34 10 36 10-27 4-44 25-44 46 0 13 9 31 33 31 21 0 46-20 46-50 0-31-27-56-71-56-56 0-93 42-108 65-8-38-38-65-79-65-38 0-53 33-61 48-15 29-27 81-27 83 0 7 8 7 10 7 9 0 9 0 15-19 13-59 31-100 61-100 16 0 27 6 27 39 0 17-4 26-13 71z">
            <text:p/>
          </draw:path>
          <draw:path draw:style-name="gr33" draw:text-style-name="P20" draw:layer="layout" svg:width="0.197cm" svg:height="0.844cm" svg:x="12.463cm" svg:y="66.53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12.816cm" svg:y="67.074cm" svg:viewBox="0 0 100 253" svg:d="M100 88c0-55-21-88-54-88-29 0-46 21-46 44s17 46 46 46c10 0 21-4 29-11 4-2 4-2 6-2 0 0 2 0 2 11 0 64-31 116-60 142-10 10-10 12-10 16 0 6 4 7 10 7 10 0 77-65 77-165z">
            <text:p/>
          </draw:path>
          <draw:path draw:style-name="gr33" draw:text-style-name="P20" draw:layer="layout" svg:width="0.091cm" svg:height="0.091cm" svg:x="13.19cm" svg:y="67.074cm" svg:viewBox="0 0 92 92" svg:d="M92 46c0-25-21-46-46-46s-46 21-46 46 21 46 46 46 46-21 46-46z">
            <text:p/>
          </draw:path>
          <draw:path draw:style-name="gr33" draw:text-style-name="P20" draw:layer="layout" svg:width="0.091cm" svg:height="0.091cm" svg:x="13.565cm" svg:y="67.074cm" svg:viewBox="0 0 92 92" svg:d="M92 46c0-25-21-46-46-46s-46 21-46 46 21 46 46 46 46-21 46-46z">
            <text:p/>
          </draw:path>
          <draw:path draw:style-name="gr33" draw:text-style-name="P20" draw:layer="layout" svg:width="0.091cm" svg:height="0.091cm" svg:x="13.939cm" svg:y="67.074cm" svg:viewBox="0 0 92 92" svg:d="M92 46c0-25-21-46-46-46s-46 21-46 46 21 46 46 46 46-21 46-46z">
            <text:p/>
          </draw:path>
          <draw:path draw:style-name="gr33" draw:text-style-name="P20" draw:layer="layout" svg:width="0.3cm" svg:height="0.844cm" svg:x="14.304cm" svg:y="66.53cm" svg:viewBox="0 0 301 845" svg:d="M123 733c0 33-23 89-115 94-4 0-8 4-8 8 0 10 10 10 17 10 83 0 162-41 162-106v-192c0-32 0-59 34-88 29-25 62-27 81-27 4 0 7-4 7-10 0-7-5-7-13-9-56-2-98-33-106-75-3-10-3-12-3-40v-169c0-35 0-62-41-94-34-27-92-35-121-35-7 0-17 0-17 10 0 7 6 7 13 9 54 2 96 31 106 73 4 8 4 10 4 40v177c0 38 6 54 33 81 19 17 42 27 67 32-69 20-100 60-100 108z">
            <text:p/>
          </draw:path>
          <draw:path draw:style-name="gr33" draw:text-style-name="P20" draw:layer="layout" svg:width="0.515cm" svg:height="0.49cm" svg:x="2.553cm" svg:y="67.972cm" svg:viewBox="0 0 516 491" svg:d="M488 35c13 0 28 0 28-18 0-17-15-17-28-17h-229c-144 0-259 109-259 246 0 136 115 245 259 245h229c13 0 28 0 28-17s-15-17-28-17h-227c-132 0-226-98-226-211 0-114 94-211 226-211z">
            <text:p/>
          </draw:path>
          <draw:path draw:style-name="gr33" draw:text-style-name="P20" draw:layer="layout" svg:width="0.571cm" svg:height="0.594cm" svg:x="3.394cm" svg:y="67.851cm" svg:viewBox="0 0 572 595" svg:d="M73 77v413c0 44-6 59-50 59-10 0-23 2-23 15 0 16 13 16 29 16h130c16 0 29 0 29-16 0-13-13-15-25-15-48 0-54-17-54-61v-388l365 484c8 9 12 11 19 11 14 0 14-13 14-27v-478c0-48 8-59 46-61 6 0 19 0 19-14 0-15-11-15-27-15h-123c-15 0-28 0-28 15 0 14 13 14 23 14 48 2 55 19 55 63v265l-257-345c-8-12-10-12-29-12h-148c-15 0-28 0-28 15 0 14 13 14 19 14 21 4 38 17 46 27-2 7-2 7-2 21zM478 536l-369-486c-9-10-9-12-17-21h100l286 386z">
            <text:p/>
          </draw:path>
          <draw:path draw:style-name="gr33" draw:text-style-name="P20" draw:layer="layout" svg:width="0.408cm" svg:height="0.408cm" svg:x="4.293cm" svg:y="68.014cm" svg:viewBox="0 0 409 409" svg:d="M205 180l-169-168c-11-10-13-12-19-12-9 0-17 8-17 17 0 6 2 8 12 18l168 169-168 170c-10 10-12 12-12 18 0 9 8 17 17 17 6 0 8-2 19-12l168-169 176 175c2 2 8 6 12 6 11 0 17-8 17-17 0-2 0-6-2-10-2-2-136-134-179-178l156-154c4-6 17-17 21-21 0-2 4-6 4-12 0-9-6-17-17-17-6 0-10 4-20 13z">
            <text:p/>
          </draw:path>
          <draw:path draw:style-name="gr33" draw:text-style-name="P20" draw:layer="layout" svg:width="0.585cm" svg:height="0.613cm" svg:x="5.055cm" svg:y="67.834cm" svg:viewBox="0 0 586 614" svg:d="M586 228c0-136-91-228-217-228-183 0-369 192-369 390 0 140 94 224 217 224 179 0 369-184 369-386zM221 593c-83 0-142-69-142-180 0-37 11-161 77-259 57-89 142-133 209-133 69 0 144 48 144 173 0 61-23 194-106 297-40 52-109 102-182 102z">
            <text:p/>
          </draw:path>
          <draw:path draw:style-name="gr33" draw:text-style-name="P20" draw:layer="layout" svg:width="0.441cm" svg:height="0.537cm" svg:x="5.652cm" svg:y="68.055cm" svg:viewBox="0 0 442 538" svg:d="M65 478c-7 29-7 35-46 35-9 0-19 0-19 15 0 8 4 10 12 10 23 0 46-2 71-2 26 0 55 2 82 2 6 0 15 0 15-16 0-9-7-9-19-9-42 0-42-6-42-14 0-11 35-148 40-171 12 25 35 56 79 56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4z">
            <text:p/>
          </draw:path>
          <draw:path draw:style-name="gr33" draw:text-style-name="P20" draw:layer="layout" svg:width="0.329cm" svg:height="0.383cm" svg:x="6.138cm" svg:y="68.055cm" svg:viewBox="0 0 330 384" svg:d="M301 52c-13 0-25 0-38 13-13 12-15 27-15 33 0 19 15 29 32 29 25 0 48-19 48-54 0-42-40-73-101-73-114 0-227 121-227 240 0 77 50 144 138 144 121 0 192-90 192-100 0-6-6-11-9-11-6 0-8 2-12 9-67 83-159 83-171 83-52 0-75-41-75-92 0-35 18-117 46-169 25-48 73-85 119-85 29 0 62 10 73 33z">
            <text:p/>
          </draw:path>
          <draw:path draw:style-name="gr33" draw:text-style-name="P20" draw:layer="layout" svg:width="0.362cm" svg:height="0.383cm" svg:x="6.505cm" svg:y="68.055cm" svg:viewBox="0 0 363 384" svg:d="M363 144c0-88-60-144-136-144-114 0-227 121-227 240 0 84 58 144 136 144 112 0 227-117 227-240zM136 365c-36 0-73-25-73-92 0-41 21-133 48-177 43-65 93-77 116-77 49 0 74 41 74 90 0 35-17 123-49 179-29 48-77 77-116 77z">
            <text:p/>
          </draw:path>
          <draw:path draw:style-name="gr33" draw:text-style-name="P20" draw:layer="layout" svg:width="0.402cm" svg:height="0.596cm" svg:x="6.912cm" svg:y="67.844cm" svg:viewBox="0 0 403 597" svg:d="M403 10c0-2 0-10-11-10-12 0-92 8-108 10-6 0-11 5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3" draw:text-style-name="P20" draw:layer="layout" svg:width="0.325cm" svg:height="0.383cm" svg:x="7.355cm" svg:y="68.055cm" svg:viewBox="0 0 326 384" svg:d="M119 179c25 0 88-2 131-20 59-25 63-75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33" draw:text-style-name="P20" draw:layer="layout" svg:width="0.312cm" svg:height="0.383cm" svg:x="7.755cm" svg:y="68.055cm" svg:viewBox="0 0 313 384" svg:d="M288 58c-25 0-40 19-40 38 0 12 7 25 25 25 19 0 40-15 40-48 0-38-37-73-102-73-111 0-144 86-144 123 0 67 64 81 89 84 44 10 88 18 88 66 0 21-19 92-121 92-14 0-79 0-98-44 33 3 54-22 54-45 0-21-14-30-31-30-23 0-48 17-48 55 0 48 48 83 121 83 138 0 171-102 171-140 0-31-16-52-27-64-23-23-46-26-85-34-30-8-63-14-63-52 0-23 19-75 94-75 21 0 64 6 77 39z">
            <text:p/>
          </draw:path>
          <draw:path draw:style-name="gr33" draw:text-style-name="P20" draw:layer="layout" svg:width="0.352cm" svg:height="0.404cm" svg:x="8.139cm" svg:y="68.231cm" svg:viewBox="0 0 353 405" svg:d="M353 250h-21c-6 57-15 134-127 134h-59c-27 0-29-6-29-23v-313c0-19 0-27 56-27h21v-21c-12 0-88 2-104 2-23 0-90-2-90-2v21h13c47 0 48 6 48 27v309c0 21-1 27-48 27h-13v21h336z">
            <text:p/>
          </draw:path>
          <draw:path draw:style-name="gr33" draw:text-style-name="P20" draw:layer="layout" svg:width="0.352cm" svg:height="0.404cm" svg:x="8.555cm" svg:y="68.231cm" svg:viewBox="0 0 353 405" svg:d="M353 250h-21c-6 57-15 134-127 134h-59c-27 0-29-6-29-23v-313c0-19 0-27 56-27h21v-21c-12 0-88 2-104 2-23 0-90-2-90-2v21h13c47 0 48 6 48 27v309c0 21-1 27-48 27h-13v21h336z">
            <text:p/>
          </draw:path>
          <draw:path draw:style-name="gr33" draw:text-style-name="P20" draw:layer="layout" svg:width="0.462cm" svg:height="0.416cm" svg:x="8.886cm" svg:y="68.231cm" svg:viewBox="0 0 463 417" svg:d="M396 61c7-19 21-40 67-40v-21c-18 2-41 2-58 2-23 0-67-2-71-2v21c21 0 40 10 40 29 0 4 0 8-2 11l-122 286-129-299c-4-8-4-10-4-12 0-15 31-15 48-15v-21c-31 2-69 2-88 2-31 0-75-2-77-2v21h10c32 0 42 4 50 21l153 361c6 10 8 14 17 14 8 0 14 0 18-12z">
            <text:p/>
          </draw:path>
          <draw:path draw:style-name="gr33" draw:text-style-name="P20" draw:layer="layout" svg:width="0.535cm" svg:height="0.404cm" svg:x="9.402cm" svg:y="68.231cm" svg:viewBox="0 0 536 405" svg:d="M127 13c-6-13-12-13-23-13h-104v21h13c47 0 48 6 48 27v294c0 15 0 42-61 42v21c25-2 48-2 73-2 23 0 48 0 71 2v-21c-60 0-60-27-60-42v-313l154 363c4 7 6 13 15 13 4 0 10-2 14-11l157-373v2 334c0 21-2 27-46 27h-15v21c29-2 61-2 86-2s58 0 87 2v-21h-16c-44 0-46-6-46-27v-309c0-19 2-27 46-27h16v-21h-104c-12 0-17 0-21 12l-144 335z">
            <text:p/>
          </draw:path>
          <draw:path draw:style-name="gr33" draw:text-style-name="P20" draw:layer="layout" svg:width="0.6cm" svg:height="0.613cm" svg:x="1.102cm" svg:y="69.099cm" svg:viewBox="0 0 601 614" svg:d="M601 8c0-2-2-8-10-8-2 0-3 0-13 10l-58 65c-7-12-48-75-142-75-188 0-378 186-378 384 0 138 100 230 228 230 75 0 139-32 185-73 79-69 92-146 92-147 0-8-8-8-10-8-5 0-9 0-11 8-8 25-27 84-85 134-59 46-113 61-157 61-75 0-165-44-165-176 0-48 17-185 102-284 51-60 132-102 207-102 86 0 136 65 136 163 0 33-2 35-2 42 0 10 8 10 12 10 11 0 11-2 15-17z">
            <text:p/>
          </draw:path>
          <draw:path draw:style-name="gr33" draw:text-style-name="P20" draw:layer="layout" svg:width="0.523cm" svg:height="0.423cm" svg:x="1.684cm" svg:y="69.416cm" svg:viewBox="0 0 524 424" svg:d="M524 23c0-19-29-23-42-23h-275c-57 0-92 27-99 44 0 2-2 6-2 8 0 4 2 6 5 6 14 0 31-12 41-20 11-2 32-2 46-2h57c-17 83-30 118-48 169-13 43-69 167-86 183-46 0-58-23-67-41-2 0-2-1-6-1-17 0-48 21-48 32 0 4 19 46 75 46 40 0 82-27 102-55 21-33 53-104 69-142h126v1c2 2 2 4 6 4 18 0 50-19 50-36 0-4 0-6-4-6h-165c21-50 35-102 46-154h121c23 0 42 2 42 14 0 2 0 2 0 4 0 4 2 6 8 6 8 0 48-16 48-37z">
            <text:p/>
          </draw:path>
          <draw:path draw:style-name="gr33" draw:text-style-name="P20" draw:layer="layout" svg:width="0.562cm" svg:height="0.199cm" svg:x="2.53cm" svg:y="69.38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3" draw:text-style-name="P20" draw:layer="layout" svg:width="0.3cm" svg:height="0.844cm" svg:x="3.433cm" svg:y="69.061cm" svg:viewBox="0 0 301 845" svg:d="M179 113c0-34 23-88 115-94 4-2 7-4 7-9 0-10-7-10-15-10-86 0-163 42-163 106v192c0 34 0 61-35 88-28 25-61 27-80 27-4 2-8 6-8 9 0 10 6 10 13 10 56 4 96 35 106 75 4 9 4 11 4 42v167c0 35 0 63 40 94 33 25 89 35 123 35 8 0 15 0 15-10 0-8-5-8-13-8-54-3-96-30-106-74-3-8-3-10-3-39v-178c0-39-6-54-33-81-19-17-42-25-67-33 69-19 100-57 100-107z">
            <text:p/>
          </draw:path>
          <draw:path draw:style-name="gr33" draw:text-style-name="P20" draw:layer="layout" svg:width="0.197cm" svg:height="0.844cm" svg:x="3.878cm" svg:y="69.06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4.197cm" svg:y="69.132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62cm" svg:height="0.59cm" svg:x="4.592cm" svg:y="69.122cm" svg:viewBox="0 0 363 591" svg:d="M355 58c8-12 8-14 8-31h-206c-103 0-105-12-107-27h-21l-29 175h21c2-14 10-67 21-77 6-6 73-6 83-6h176c-9 14-76 106-96 135-74 113-103 230-103 316 0 10 0 48 38 48 40 0 40-38 40-48v-42c0-46 2-94 10-138 2-21 14-92 52-146z">
            <text:p/>
          </draw:path>
          <draw:path draw:style-name="gr33" draw:text-style-name="P20" draw:layer="layout" svg:width="0.099cm" svg:height="0.252cm" svg:x="5.038cm" svg:y="69.604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3" draw:text-style-name="P20" draw:layer="layout" svg:width="0.356cm" svg:height="0.581cm" svg:x="5.374cm" svg:y="69.132cm" svg:viewBox="0 0 357 582" svg:d="M357 294c0-69-4-137-34-200-39-81-108-94-144-94-50 0-114 21-148 100-27 59-31 125-31 194 0 63 4 138 38 203 37 67 98 85 141 85 46 0 109-18 147-98 27-58 31-125 31-190zM179 564c-33 0-85-21-100-103-8-50-8-129-8-179 0-54 0-109 6-155 17-100 80-108 102-108 26 0 82 16 99 98 8 48 8 111 8 165 0 64 0 121-10 175-11 81-59 107-97 107z">
            <text:p/>
          </draw:path>
          <draw:path draw:style-name="gr33" draw:text-style-name="P20" draw:layer="layout" svg:width="0.197cm" svg:height="0.844cm" svg:x="5.812cm" svg:y="69.06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6.163cm" svg:y="69.604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3" draw:text-style-name="P20" draw:layer="layout" svg:width="0.197cm" svg:height="0.844cm" svg:x="6.549cm" svg:y="69.06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6.87cm" svg:y="69.132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7.252cm" svg:y="69.132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60 0-30-9-69-40-105-17-18-31-25-84-60zM142 294l104 65c23 15 63 40 63 92 0 64-63 108-132 108-73 0-135-52-135-123 0-50 27-104 100-142z">
            <text:p/>
          </draw:path>
          <draw:path draw:style-name="gr33" draw:text-style-name="P20" draw:layer="layout" svg:width="0.099cm" svg:height="0.252cm" svg:x="7.711cm" svg:y="69.604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3" draw:text-style-name="P20" draw:layer="layout" svg:width="0.356cm" svg:height="0.581cm" svg:x="8.045cm" svg:y="69.132cm" svg:viewBox="0 0 357 582" svg:d="M357 294c0-69-4-137-34-200-39-81-108-94-144-94-50 0-114 21-148 100-27 59-31 125-31 194 0 63 4 138 38 203 37 67 98 85 141 85 46 0 109-18 147-98 27-58 31-125 31-190zM179 564c-33 0-85-21-98-103-10-50-10-129-10-179 0-54 0-109 6-155 17-100 80-108 102-108 26 0 82 16 99 98 8 48 8 111 8 165 0 64 0 121-10 175-11 81-59 107-97 107z">
            <text:p/>
          </draw:path>
          <draw:path draw:style-name="gr33" draw:text-style-name="P20" draw:layer="layout" svg:width="0.197cm" svg:height="0.844cm" svg:x="8.482cm" svg:y="69.06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8.834cm" svg:y="69.604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3" draw:text-style-name="P20" draw:layer="layout" svg:width="0.197cm" svg:height="0.844cm" svg:x="9.22cm" svg:y="69.06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9.54cm" svg:y="69.132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9.922cm" svg:y="69.132cm" svg:viewBox="0 0 351 582" svg:d="M276 294v29c0 197-88 236-138 236-13 0-59-2-82-31 36 0 44-25 44-38 0-27-21-41-40-41-14 0-39 8-39 42 0 56 46 91 117 91 110 0 213-115 213-296 0-228-96-286-172-286-47 0-89 15-125 54-35 38-54 73-54 136 0 106 75 188 169 188 52 0 86-34 107-84zM171 359c-14 0-54 0-79-52-15-32-15-75-15-115 0-46 0-86 17-117 23-42 56-54 85-54 40 0 67 29 82 67 10 27 14 81 14 119 0 71-29 152-104 152z">
            <text:p/>
          </draw:path>
          <draw:path draw:style-name="gr33" draw:text-style-name="P20" draw:layer="layout" svg:width="0.099cm" svg:height="0.252cm" svg:x="10.381cm" svg:y="69.604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3" draw:text-style-name="P20" draw:layer="layout" svg:width="0.279cm" svg:height="0.563cm" svg:x="10.758cm" svg:y="69.132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11.153cm" svg:y="69.06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3cm" svg:height="0.844cm" svg:x="11.493cm" svg:y="69.061cm" svg:viewBox="0 0 301 845" svg:d="M123 733c0 33-23 89-115 94-4 0-8 4-8 8 0 10 10 10 17 10 83 0 162-41 162-106v-192c0-32 0-59 34-88 29-25 62-27 81-27 4 0 7-4 7-10 0-7-5-7-13-9-56-2-98-33-106-75-3-10-3-12-3-40v-169c0-35 0-62-41-94-34-27-92-35-121-35-7 0-17 0-17 10 0 7 6 7 13 9 54 2 96 31 106 73 4 8 4 10 4 40v177c0 38 6 54 33 81 19 17 42 27 67 32-69 20-100 60-100 108z">
            <text:p/>
          </draw:path>
          <draw:path draw:style-name="gr33" draw:text-style-name="P20" draw:layer="layout" svg:width="0.515cm" svg:height="0.49cm" svg:x="2.553cm" svg:y="70.503cm" svg:viewBox="0 0 516 491" svg:d="M488 35c13 0 28 0 28-18 0-17-15-17-28-17h-229c-144 0-259 109-259 246 0 136 115 245 259 245h229c13 0 28 0 28-17s-15-17-28-17h-227c-132 0-226-98-226-211 0-114 94-211 226-211z">
            <text:p/>
          </draw:path>
          <draw:path draw:style-name="gr33" draw:text-style-name="P20" draw:layer="layout" svg:width="0.571cm" svg:height="0.594cm" svg:x="3.394cm" svg:y="70.38cm" svg:viewBox="0 0 572 595" svg:d="M73 77v413c0 44-6 59-50 59-10 0-23 2-23 15 0 16 13 16 29 16h130c16 0 29 0 29-16 0-13-13-15-25-15-48 0-54-17-54-61v-388l365 484c8 9 12 11 19 11 14 0 14-13 14-27v-478c0-48 8-59 46-61 6 0 19 0 19-14 0-15-11-15-27-15h-123c-15 0-28 0-28 15 0 14 13 14 23 14 48 2 55 19 55 63v265l-257-345c-8-12-10-12-29-12h-148c-15 0-28 0-28 15 0 14 13 14 19 14 21 4 38 17 46 27-2 7-2 7-2 21zM478 536l-369-486c-9-10-9-12-17-21h100l286 386z">
            <text:p/>
          </draw:path>
          <draw:path draw:style-name="gr33" draw:text-style-name="P20" draw:layer="layout" svg:width="0.408cm" svg:height="0.408cm" svg:x="4.293cm" svg:y="70.545cm" svg:viewBox="0 0 409 409" svg:d="M205 180l-169-168c-11-10-13-12-19-12-9 0-17 8-17 17 0 6 2 8 12 18l168 169-168 170c-10 10-12 12-12 18 0 9 8 17 17 17 6 0 8-2 19-12l168-169 176 175c2 2 8 6 12 6 11 0 17-8 17-17 0-2 0-6-2-10-2-2-136-134-179-178l156-154c4-6 17-17 21-21 0-2 4-6 4-12 0-9-6-17-17-17-6 0-10 4-20 13z">
            <text:p/>
          </draw:path>
          <draw:path draw:style-name="gr33" draw:text-style-name="P20" draw:layer="layout" svg:width="0.581cm" svg:height="0.579cm" svg:x="5.026cm" svg:y="70.38cm" svg:viewBox="0 0 582 580" svg:d="M213 315h31l127 196c7 13 28 46 38 59 6 10 8 10 27 10h117c15 0 29 0 29-16 0-7-6-13-14-13-30-8-73-63-92-90-6-10-48-66-105-156 74-13 147-46 147-148 0-117-124-157-224-157h-265c-16 0-29 0-29 15 0 14 15 14 23 14 48 0 52 6 52 50v422c0 42-4 50-52 50-8 0-23 0-23 13 0 16 13 16 29 16h232c15 0 27 0 27-16 0-13-13-13-23-13-48 0-52-8-52-50zM376 273c23-31 27-77 27-114 0-40-6-86-32-121 34 8 119 35 119 119 0 56-25 100-114 116zM213 75c0-17 0-46 52-46 73 0 107 31 107 130 0 110-24 125-159 125zM98 551c8-15 8-40 8-48v-426c0-10 0-33-8-48h96c-10 13-10 31-10 44v430c0 10 0 33 6 48zM278 315c6-2 10-2 16-2 13 0 32-2 44-4 13 19 106 171 175 242h-83z">
            <text:p/>
          </draw:path>
          <draw:path draw:style-name="gr33" draw:text-style-name="P20" draw:layer="layout" svg:width="0.604cm" svg:height="0.577cm" svg:x="1.156cm" svg:y="71.647cm" svg:viewBox="0 0 605 578" svg:d="M223 311h144c119 0 238-88 238-182 0-66-56-129-167-129h-275c-15 0-25 0-25 15 0 12 8 12 25 12 10 0 25 0 37 2 13 0 17 4 17 13 0 2 0 6-4 16l-113 455c-8 32-10 38-77 38-13 0-23 0-23 17 0 10 10 10 13 10 23 0 83-2 108-2 17 0 36 0 54 0 17 0 36 2 53 2 6 0 18 0 18-17 0-10-8-10-23-10-31 0-56 0-56-15 0-4 2-8 4-14zM284 58c8-29 8-31 44-31h83c69 0 115 23 115 81 0 32-17 105-50 136-42 38-94 44-130 44h-119z">
            <text:p/>
          </draw:path>
          <draw:path draw:style-name="gr33" draw:text-style-name="P20" draw:layer="layout" svg:width="0.523cm" svg:height="0.425cm" svg:x="1.684cm" svg:y="71.946cm" svg:viewBox="0 0 524 426" svg:d="M524 23c0-19-29-23-42-23h-275c-57 0-92 29-99 44 0 2-2 6-2 8 0 4 2 6 5 6 14 0 31-12 41-20 11-2 32-2 46-2h57c-17 83-30 118-48 169-13 43-69 167-86 183-46 0-58-23-67-41-2 0-2-1-6-1-17 0-48 23-48 32 0 4 19 48 75 48 40 0 82-29 102-57 21-33 53-104 69-142h126v1c2 2 2 4 6 4 18 0 50-17 50-36 0-4 0-6-4-6h-165c21-50 35-102 46-154h121c23 0 42 2 42 14 0 2 0 4 0 4 0 4 2 6 8 6 8 0 48-16 48-37z">
            <text:p/>
          </draw:path>
          <draw:path draw:style-name="gr33" draw:text-style-name="P20" draw:layer="layout" svg:width="0.562cm" svg:height="0.199cm" svg:x="2.53cm" svg:y="71.91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3" draw:text-style-name="P20" draw:layer="layout" svg:width="0.3cm" svg:height="0.844cm" svg:x="3.433cm" svg:y="71.591cm" svg:viewBox="0 0 301 845" svg:d="M179 113c0-34 23-88 115-94 4-2 7-4 7-9 0-10-7-10-15-10-86 0-163 42-163 106v192c0 34 0 61-35 88-28 25-61 27-80 27-4 2-8 6-8 9 0 10 6 10 13 10 56 4 96 35 106 75 4 9 4 11 4 42v167c0 35 0 63 40 94 33 25 89 35 123 35 8 0 15 0 15-10 0-8-5-8-13-8-54-3-96-30-106-74-3-8-3-10-3-39v-178c0-39-6-54-33-81-19-17-42-25-67-33 69-19 100-57 100-107z">
            <text:p/>
          </draw:path>
          <draw:path draw:style-name="gr33" draw:text-style-name="P20" draw:layer="layout" svg:width="0.279cm" svg:height="0.563cm" svg:x="3.87cm" svg:y="71.662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62cm" svg:height="0.59cm" svg:x="4.264cm" svg:y="71.653cm" svg:viewBox="0 0 363 591" svg:d="M357 58c6-12 6-14 6-31h-206c-103 0-105-12-107-27h-21l-29 175h21c2-14 10-67 21-77 6-6 73-6 83-6h176c-9 14-76 106-96 135-74 113-103 230-103 316 0 10 0 48 38 48 40 0 40-38 40-48v-42c0-46 2-94 10-138 2-19 14-92 52-146z">
            <text:p/>
          </draw:path>
          <draw:path draw:style-name="gr33" draw:text-style-name="P20" draw:layer="layout" svg:width="0.099cm" svg:height="0.252cm" svg:x="4.711cm" svg:y="72.134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3" draw:text-style-name="P20" draw:layer="layout" svg:width="0.279cm" svg:height="0.563cm" svg:x="5.088cm" svg:y="71.662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5.47cm" svg:y="71.662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62 0-28-9-67-40-103-17-18-31-25-84-60zM142 294l104 65c23 15 63 40 63 92 0 64-63 108-132 108-73 0-135-52-135-123 0-50 27-104 100-142z">
            <text:p/>
          </draw:path>
          <draw:path draw:style-name="gr33" draw:text-style-name="P20" draw:layer="layout" svg:width="0.099cm" svg:height="0.252cm" svg:x="5.929cm" svg:y="72.134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3" draw:text-style-name="P20" draw:layer="layout" svg:width="0.279cm" svg:height="0.563cm" svg:x="6.307cm" svg:y="71.662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6.689cm" svg:y="71.662cm" svg:viewBox="0 0 351 582" svg:d="M276 294v29c0 197-88 236-138 236-13 0-59-2-82-31 36 0 44-25 44-38 0-27-21-41-40-41-14 0-39 8-39 42 0 56 46 91 117 91 110 0 213-115 213-296 0-228-96-286-172-286-47 0-89 15-125 54-35 38-54 73-54 136 0 106 75 188 169 188 52 0 86-34 107-84zM171 359c-14 0-54 0-79-52-15-32-15-75-15-115 0-46 0-86 17-117 23-42 56-54 85-54 40 0 67 29 82 67 10 27 14 81 14 119 0 71-29 152-104 152z">
            <text:p/>
          </draw:path>
          <draw:path draw:style-name="gr33" draw:text-style-name="P20" draw:layer="layout" svg:width="0.3cm" svg:height="0.844cm" svg:x="7.136cm" svg:y="71.591cm" svg:viewBox="0 0 301 845" svg:d="M123 733c0 33-23 89-115 94-4 0-8 4-8 8 0 10 10 10 17 10 83 0 162-41 162-106v-192c0-32 0-59 34-88 29-25 62-27 81-27 4 0 7-4 7-10 0-7-5-7-13-9-56-2-98-33-106-75-3-10-3-12-3-40v-169c0-35 0-62-41-94-34-27-92-35-121-35-7 0-17 0-17 10 0 7 6 7 13 9 54 2 96 31 106 73 4 8 4 10 4 40v177c0 38 6 54 33 81 19 17 42 27 67 32-69 20-100 60-100 108z">
            <text:p/>
          </draw:path>
          <draw:path draw:style-name="gr33" draw:text-style-name="P20" draw:layer="layout" svg:width="0.515cm" svg:height="0.49cm" svg:x="7.801cm" svg:y="71.768cm" svg:viewBox="0 0 516 491" svg:d="M488 35c13 0 28 0 28-18 0-17-15-17-28-17h-229c-144 0-259 109-259 246 0 136 115 245 259 245h229c13 0 28 0 28-17s-15-17-28-17h-227c-132 0-226-98-226-211 0-114 94-211 226-211z">
            <text:p/>
          </draw:path>
          <draw:path draw:style-name="gr33" draw:text-style-name="P20" draw:layer="layout" svg:width="0.571cm" svg:height="0.594cm" svg:x="8.642cm" svg:y="71.645cm" svg:viewBox="0 0 572 595" svg:d="M73 77v413c0 44-6 59-50 59-10 0-23 2-23 15 0 16 13 16 29 16h130c16 0 29 0 29-16 0-13-13-15-25-15-48 0-54-17-54-61v-388l365 484c8 9 12 11 19 11 14 0 14-13 14-27v-478c0-48 8-59 46-61 6 0 19 0 19-14 0-15-11-15-27-15h-123c-15 0-28 0-28 15 0 14 13 14 23 14 48 2 55 19 55 63v265l-257-345c-8-12-10-12-29-12h-148c-15 0-28 0-28 15 0 14 13 14 19 14 21 4 38 17 46 27-2 7-2 7-2 21zM478 536l-369-486c-9-10-9-12-17-21h100l286 386z">
            <text:p/>
          </draw:path>
          <draw:path draw:style-name="gr33" draw:text-style-name="P20" draw:layer="layout" svg:width="0.6cm" svg:height="0.613cm" svg:x="1.042cm" svg:y="72.895cm" svg:viewBox="0 0 601 614" svg:d="M601 8c0-2-2-8-10-8-2 0-3 0-13 10l-58 65c-7-12-48-75-142-75-188 0-378 186-378 384 0 134 94 230 230 230 39 0 77-7 106-19 42-17 60-34 75-52 8 21 29 52 38 52 4 0 6-2 6-4 2 0 10-32 13-50l18-65c2-15 7-29 9-44 10-38 12-40 60-40 4 0 13 0 13-18 0-5-4-9-11-9-19 0-69 4-89 4-26 0-92-4-119-4-7 0-17 0-17 17 0 10 6 10 25 10 0 0 25 0 44 2 23 1 27 5 27 15 0 8-9 46-17 77-25 94-135 103-163 103-83 0-171-48-171-178 0-25 9-165 98-275 46-57 126-109 211-109 86 0 136 65 136 163 0 33-2 35-2 42 0 10 8 10 12 10 11 0 11-2 15-17z">
            <text:p/>
          </draw:path>
          <draw:path draw:style-name="gr33" draw:text-style-name="P20" draw:layer="layout" svg:width="0.523cm" svg:height="0.425cm" svg:x="1.684cm" svg:y="73.211cm" svg:viewBox="0 0 524 426" svg:d="M524 23c0-19-29-23-42-23h-275c-57 0-92 29-99 44 0 2-2 6-2 8 0 4 2 6 5 6 14 0 31-12 41-20 11-2 32-2 46-2h57c-17 83-30 118-48 169-13 43-69 167-86 183-46 0-58-23-67-41-2 0-2-1-6-1-17 0-48 23-48 32 0 4 19 48 75 48 40 0 82-29 102-57 21-33 53-104 69-142h126v1c2 2 2 4 6 4 18 0 50-17 50-36 0-4 0-6-4-6h-165c21-50 35-102 46-154h121c23 0 42 2 42 14 0 2 0 4 0 4 0 4 2 6 8 6 8 0 48-16 48-37z">
            <text:p/>
          </draw:path>
          <draw:path draw:style-name="gr33" draw:text-style-name="P20" draw:layer="layout" svg:width="0.562cm" svg:height="0.199cm" svg:x="2.53cm" svg:y="73.17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3" draw:text-style-name="P20" draw:layer="layout" svg:width="0.3cm" svg:height="0.844cm" svg:x="3.433cm" svg:y="72.856cm" svg:viewBox="0 0 301 845" svg:d="M179 113c0-34 23-88 115-94 4-2 7-4 7-9 0-10-7-10-15-10-86 0-163 42-163 106v192c0 34 0 61-35 88-28 25-61 27-80 27-4 2-8 6-8 9 0 10 6 10 13 10 56 4 96 35 106 75 4 9 4 11 4 42v167c0 35 0 63 40 94 33 25 89 35 123 35 8 0 15 0 15-10 0-8-5-8-13-8-54-3-96-30-106-74-3-8-3-10-3-39v-178c0-39-6-54-33-81-19-17-42-25-67-33 69-19 100-57 100-107z">
            <text:p/>
          </draw:path>
          <draw:path draw:style-name="gr33" draw:text-style-name="P20" draw:layer="layout" svg:width="0.3cm" svg:height="0.844cm" svg:x="3.855cm" svg:y="72.856cm" svg:viewBox="0 0 301 845" svg:d="M123 733c0 33-23 89-115 94-4 0-8 4-8 8 0 10 10 10 17 10 83 0 162-41 162-106v-192c0-32 0-59 34-88 29-25 62-27 81-27 4 0 7-4 7-10 0-7-5-7-13-9-56-2-98-33-106-75-3-10-3-12-3-40v-169c0-35 0-62-41-94-34-27-92-35-121-35-7 0-17 0-17 10 0 7 6 7 13 9 54 2 96 31 106 73 4 8 4 10 4 40v177c0 38 6 54 33 81 19 17 42 27 67 32-69 20-100 60-100 108z">
            <text:p/>
          </draw:path>
          <draw:path draw:style-name="gr33" draw:text-style-name="P20" draw:layer="layout" svg:width="0.515cm" svg:height="0.49cm" svg:x="4.521cm" svg:y="73.033cm" svg:viewBox="0 0 516 491" svg:d="M488 35c13 0 28 0 28-18 0-17-15-17-28-17h-229c-144 0-259 109-259 246 0 136 115 245 259 245h229c13 0 28 0 28-17s-15-17-28-17h-227c-132 0-226-98-226-211 0-114 94-211 226-211z">
            <text:p/>
          </draw:path>
          <draw:path draw:style-name="gr33" draw:text-style-name="P20" draw:layer="layout" svg:width="0.571cm" svg:height="0.594cm" svg:x="5.362cm" svg:y="72.91cm" svg:viewBox="0 0 572 595" svg:d="M73 77v413c0 44-6 59-50 59-10 0-23 2-23 15 0 16 13 16 29 16h130c16 0 29 0 29-16 0-13-13-15-25-15-48 0-54-17-54-61v-388l365 484c8 9 12 11 19 11 14 0 14-13 14-27v-478c0-48 8-59 46-61 6 0 19 0 19-14 0-15-11-15-27-15h-123c-15 0-28 0-28 15 0 14 13 14 23 14 48 2 55 19 55 63v265l-257-345c-8-12-10-12-29-12h-148c-15 0-28 0-28 15 0 14 13 14 19 14 21 4 38 17 46 27-2 7-2 7-2 21zM478 536l-369-486c-9-10-9-12-17-21h100l286 386z">
            <text:p/>
          </draw:path>
        </draw:g>
        <draw:g>
          <svg:title>TexMaths</svg:title>
          <svg:desc>24§latex§\begin{align*}
CFG_\mathcal{F}={}&amp;{}\{(1,2,1),(2,4,1),(2,3,2),(3,6,1),\\
{}&amp;{}(4,5,1),(6,7,1),(7,8,1),(8,9,1),\\
{}&amp;{}(9,10,1), (10,11,1),(11,12,1),\\
{}&amp;{}(12,13,1),(13,14,1),(14,15,1),\\
{}&amp;{}(15,16,1), (16,4,1),(16,6,2)\}\\
\subset{}&amp;{}\mathbb{N}^3
\end{align*}§svg§600§TRUE§</svg:desc>
          <draw:polygon draw:style-name="gr32" draw:text-style-name="P19" draw:layer="layout" svg:width="16.161cm" svg:height="7.096cm" svg:x="16.419cm" svg:y="64cm" svg:viewBox="0 0 16162 7097" draw:points="8081,7097 0,7097 0,0 16162,0 16162,7097">
            <text:p/>
          </draw:polygon>
          <draw:path draw:style-name="gr33" draw:text-style-name="P20" draw:layer="layout" svg:width="0.6cm" svg:height="0.613cm" svg:x="16.461cm" svg:y="64.038cm" svg:viewBox="0 0 601 614" svg:d="M601 8c0-2-2-8-10-8-2 0-4 0-13 10l-58 65c-7-12-48-75-142-75-188 0-378 186-378 384 0 138 100 230 228 230 75 0 139-32 185-73 79-69 92-146 92-147 0-8-8-8-10-8-5 0-9 0-11 8-8 24-27 84-85 134-59 46-113 61-155 61-77 0-167-44-167-176 0-48 17-185 102-284 51-60 132-102 207-102 86 0 136 65 136 163 0 33-2 35-2 42 0 10 8 10 12 10 11 0 11-2 15-17z">
            <text:p/>
          </draw:path>
          <draw:path draw:style-name="gr33" draw:text-style-name="P20" draw:layer="layout" svg:width="0.6cm" svg:height="0.575cm" svg:x="17.114cm" svg:y="64.06cm" svg:viewBox="0 0 601 576" svg:d="M225 299h82c64 0 69 16 69 39 0 6 0 17-5 42-2 4-2 8-2 10 0 5 3 9 9 9 8 0 8-2 14-17l46-184c2-10 2-12 2-14s-2-9-10-9-10 4-13 19c-18 65-37 81-110 81h-77l56-215c6-31 8-33 44-33h112c105 0 124 27 124 92 0 19 0 23-2 46-1 12-1 14-1 15 0 4 1 10 9 10 10 0 10-4 12-21l17-146c2-23-2-23-23-23h-415c-17 0-25 0-25 17 0 10 8 10 23 10 31 0 56 0 56 15 0 2 0 4-4 19l-113 448c-8 34-10 40-77 40-13 0-23 0-23 15 0 12 10 12 13 12 23 0 87-4 112-4 27 0 98 4 125 4 7 0 19 0 19-17 0-6-6-8-6-8-2-2-4-2-23-2s-23 0-44-2c-25-2-27-6-27-17 0-2 0-6 2-19z">
            <text:p/>
          </draw:path>
          <draw:path draw:style-name="gr33" draw:text-style-name="P20" draw:layer="layout" svg:width="0.6cm" svg:height="0.613cm" svg:x="17.784cm" svg:y="64.038cm" svg:viewBox="0 0 601 614" svg:d="M601 8c0-2-2-8-10-8-2 0-4 0-13 10l-58 65c-7-12-48-75-142-75-188 0-378 186-378 384 0 134 94 230 230 230 39 0 77-7 106-19 42-17 60-34 75-52 8 21 29 52 38 52 4 0 6-2 6-4 2 0 10-32 13-50l18-65c2-15 6-29 9-44 10-38 12-40 60-40 4 0 13 0 13-18 0-5-4-9-11-9-19 0-69 4-89 4-26 0-92-4-119-4-7 0-17 0-17 17 0 10 6 10 25 10 0 0 25 0 44 2 23 1 27 5 27 15 0 8-9 46-17 77-25 94-135 103-163 103-83 0-171-48-171-178 0-25 9-165 98-275 46-57 126-109 211-109 86 0 136 65 136 163 0 33-2 35-2 42 0 10 8 10 12 10 11 0 11-2 15-17z">
            <text:p/>
          </draw:path>
          <draw:path draw:style-name="gr33" draw:text-style-name="P20" draw:layer="layout" svg:width="0.523cm" svg:height="0.425cm" svg:x="18.425cm" svg:y="64.355cm" svg:viewBox="0 0 524 426" svg:d="M524 23c0-19-29-23-42-23h-275c-57 0-90 29-99 44 0 2-2 6-2 8 0 4 2 6 5 6 14 0 31-12 41-20 11-2 32-2 46-2h57c-17 83-30 118-48 169-13 43-69 167-86 183-46 0-58-23-67-41-2 0-2-1-6-1-17 0-48 23-48 32 0 4 19 48 75 48 40 0 82-29 102-57 21-33 53-104 69-142h126v1c2 2 2 4 6 4 18 0 50-17 50-36 0-4 0-6-4-6h-165c21-50 35-102 46-154h121c23 0 42 2 42 14 0 2 0 2 0 4 0 4 2 6 8 6 8 0 48-16 48-37z">
            <text:p/>
          </draw:path>
          <draw:path draw:style-name="gr33" draw:text-style-name="P20" draw:layer="layout" svg:width="0.562cm" svg:height="0.199cm" svg:x="19.272cm" svg:y="64.32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3" draw:text-style-name="P20" draw:layer="layout" svg:width="0.3cm" svg:height="0.844cm" svg:x="20.174cm" svg:y="64cm" svg:viewBox="0 0 301 845" svg:d="M179 113c0-34 23-88 115-94 4-2 7-6 7-9 0-10-7-10-15-10-86 0-163 42-163 106v192c0 34 0 61-35 88-28 25-61 27-80 27-4 2-8 5-8 9 0 10 6 10 13 10 56 4 98 34 106 75 4 9 4 11 4 42v167c0 35 0 63 40 94 33 25 89 35 123 35 8 0 15 0 15-10 0-8-5-8-13-8-54-3-96-30-106-74-3-8-3-10-3-39v-178c0-39-6-54-33-81-19-17-42-25-67-33 69-19 100-57 100-107z">
            <text:p/>
          </draw:path>
          <draw:path draw:style-name="gr33" draw:text-style-name="P20" draw:layer="layout" svg:width="0.197cm" svg:height="0.844cm" svg:x="20.62cm" svg:y="6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20.939cm" svg:y="64.071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099cm" svg:height="0.252cm" svg:x="21.359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37cm" svg:height="0.563cm" svg:x="21.703cm" svg:y="64.07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099cm" svg:height="0.252cm" svg:x="22.156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22.532cm" svg:y="64.07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22.928cm" svg:y="6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23.279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23.665cm" svg:y="6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37cm" svg:height="0.563cm" svg:x="23.953cm" svg:y="64.07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099cm" svg:height="0.252cm" svg:x="24.404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75cm" svg:height="0.571cm" svg:x="24.73cm" svg:y="64.061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3" draw:text-style-name="P20" draw:layer="layout" svg:width="0.099cm" svg:height="0.252cm" svg:x="25.201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25.579cm" svg:y="64.07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25.973cm" svg:y="6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26.326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26.712cm" svg:y="6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37cm" svg:height="0.563cm" svg:x="26.998cm" svg:y="64.07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099cm" svg:height="0.252cm" svg:x="27.451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5cm" svg:height="0.581cm" svg:x="27.789cm" svg:y="64.07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3" draw:text-style-name="P20" draw:layer="layout" svg:width="0.099cm" svg:height="0.252cm" svg:x="28.248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37cm" svg:height="0.563cm" svg:x="28.591cm" svg:y="64.07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9 74-6 8-62 8-79 8z">
            <text:p/>
          </draw:path>
          <draw:path draw:style-name="gr33" draw:text-style-name="P20" draw:layer="layout" svg:width="0.197cm" svg:height="0.844cm" svg:x="29.02cm" svg:y="6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29.371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29.757cm" svg:y="6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5cm" svg:height="0.581cm" svg:x="30.037cm" svg:y="64.07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3" draw:text-style-name="P20" draw:layer="layout" svg:width="0.099cm" svg:height="0.252cm" svg:x="30.496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5cm" svg:height="0.581cm" svg:x="30.834cm" svg:y="64.071cm" svg:viewBox="0 0 351 582" svg:d="M77 286v-21c0-213 105-244 148-244 21 0 55 6 75 35-14 0-47 0-47 36 0 27 20 40 39 40 13 0 38-7 38-40 0-52-36-92-107-92-108 0-223 109-223 296 0 226 98 286 177 286 94 0 174-79 174-190 0-108-75-190-169-190-57 0-88 44-105 84zM177 559c-54 0-79-52-83-64-15-40-15-107-15-123 0-65 27-151 103-151 14 0 52 0 79 54 15 30 15 74 15 115 0 40 0 82-15 113-25 52-65 56-84 56z">
            <text:p/>
          </draw:path>
          <draw:path draw:style-name="gr33" draw:text-style-name="P20" draw:layer="layout" svg:width="0.099cm" svg:height="0.252cm" svg:x="31.293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31.671cm" svg:y="64.071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32.065cm" svg:y="6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32.418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20.197cm" svg:y="65.26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75cm" svg:height="0.571cm" svg:x="20.466cm" svg:y="65.327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3" draw:text-style-name="P20" draw:layer="layout" svg:width="0.099cm" svg:height="0.252cm" svg:x="20.937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337cm" svg:height="0.581cm" svg:x="21.282cm" svg:y="65.336cm" svg:viewBox="0 0 338 582" svg:d="M338 394c0-100-69-187-161-187-41 0-77 14-108 44v-165c17 6 46 12 73 12 104 0 163-77 163-88 0-6-2-10-7-10-2 0-4 0-8 2-17 8-58 25-115 25-35 0-73-6-114-23-5-4-7-4-9-4-8 0-8 8-8 21v250c0 15 0 23 12 23 5 0 7-2 9-8 10-13 43-59 110-59 44 0 65 38 73 53 13 33 15 66 15 108 0 29 0 80-21 115-19 33-52 56-90 56-62 0-110-45-125-94 2 0 6 0 15 0 27 0 42-22 42-41 0-21-15-42-42-42-13 0-42 6-42 46 0 71 58 154 154 154 98 0 184-81 184-188z">
            <text:p/>
          </draw:path>
          <draw:path draw:style-name="gr33" draw:text-style-name="P20" draw:layer="layout" svg:width="0.099cm" svg:height="0.252cm" svg:x="21.733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22.112cm" svg:y="65.336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22.505cm" svg:y="65.26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22.858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23.244cm" svg:y="65.26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5cm" svg:height="0.581cm" svg:x="23.525cm" svg:y="65.336cm" svg:viewBox="0 0 351 582" svg:d="M77 286v-21c0-213 105-244 148-244 21 0 55 6 75 35-14 0-47 0-47 36 0 27 20 40 39 40 13 0 38-7 38-40 0-52-36-92-107-92-108 0-223 109-223 296 0 226 98 286 177 286 94 0 174-79 174-190 0-108-75-190-169-190-57 0-88 44-105 84zM177 559c-52 0-79-52-83-64-15-40-15-107-15-123 0-65 27-151 103-151 14 0 52 0 79 54 15 30 15 74 15 115 0 40 0 82-15 113-25 52-65 56-84 56z">
            <text:p/>
          </draw:path>
          <draw:path draw:style-name="gr33" draw:text-style-name="P20" draw:layer="layout" svg:width="0.099cm" svg:height="0.252cm" svg:x="23.984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362cm" svg:height="0.59cm" svg:x="24.333cm" svg:y="65.327cm" svg:viewBox="0 0 363 591" svg:d="M355 58c8-12 8-14 8-31h-206c-103 0-105-12-107-27h-21l-29 175h21c2-14 10-67 21-77 6-6 73-6 83-6h176c-9 14-76 106-96 135-74 113-103 230-103 316 0 10 0 48 38 48 40 0 40-38 40-48v-42c0-46 2-94 8-138 4-19 16-92 54-146z">
            <text:p/>
          </draw:path>
          <draw:path draw:style-name="gr33" draw:text-style-name="P20" draw:layer="layout" svg:width="0.099cm" svg:height="0.252cm" svg:x="24.778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25.157cm" svg:y="65.33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25.552cm" svg:y="65.26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25.903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26.289cm" svg:y="65.26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62cm" svg:height="0.59cm" svg:x="26.581cm" svg:y="65.327cm" svg:viewBox="0 0 363 591" svg:d="M355 58c8-12 8-14 8-31h-206c-103 0-105-12-107-27h-21l-29 175h21c2-14 10-67 21-77 6-6 73-6 83-6h176c-9 14-76 106-96 135-74 113-103 230-103 316 0 10 0 48 38 48 40 0 40-38 40-48v-42c0-46 2-94 8-138 4-19 16-92 54-146z">
            <text:p/>
          </draw:path>
          <draw:path draw:style-name="gr33" draw:text-style-name="P20" draw:layer="layout" svg:width="0.099cm" svg:height="0.252cm" svg:x="27.029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35cm" svg:height="0.581cm" svg:x="27.366cm" svg:y="65.336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60 0-30-9-69-40-105-17-18-31-25-84-60zM142 294l104 65c25 15 63 40 63 92 0 63-63 108-132 108-73 0-135-52-135-123 0-50 27-104 100-142z">
            <text:p/>
          </draw:path>
          <draw:path draw:style-name="gr33" draw:text-style-name="P20" draw:layer="layout" svg:width="0.099cm" svg:height="0.252cm" svg:x="27.825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28.202cm" svg:y="65.33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28.597cm" svg:y="65.26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28.95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29.336cm" svg:y="65.26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5cm" svg:height="0.581cm" svg:x="29.615cm" svg:y="65.336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60 0-30-9-69-40-105-17-18-31-25-84-60zM142 294l104 65c25 15 63 40 63 92 0 63-63 108-132 108-73 0-135-52-135-123 0-50 27-104 100-142z">
            <text:p/>
          </draw:path>
          <draw:path draw:style-name="gr33" draw:text-style-name="P20" draw:layer="layout" svg:width="0.099cm" svg:height="0.252cm" svg:x="30.074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35cm" svg:height="0.581cm" svg:x="30.411cm" svg:y="65.336cm" svg:viewBox="0 0 351 582" svg:d="M276 294v27c0 199-88 238-138 238-15 0-59-2-82-31 36 0 44-25 44-38 0-27-21-41-40-41-14 0-39 8-39 42 0 56 46 91 117 91 110 0 213-116 213-296 0-228-98-286-172-286-47 0-89 15-125 54-35 38-54 73-54 136 0 106 75 188 169 188 52 0 86-34 107-84zM171 359c-14 0-54 0-79-52-15-32-15-75-15-115 0-46 0-86 17-117 23-42 56-54 85-54 40 0 67 29 82 67 10 27 14 81 14 119 0 71-29 152-104 152z">
            <text:p/>
          </draw:path>
          <draw:path draw:style-name="gr33" draw:text-style-name="P20" draw:layer="layout" svg:width="0.099cm" svg:height="0.252cm" svg:x="30.87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31.249cm" svg:y="65.33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31.644cm" svg:y="65.26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31.995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20.197cm" svg:y="66.53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5cm" svg:height="0.581cm" svg:x="20.478cm" svg:y="66.601cm" svg:viewBox="0 0 351 582" svg:d="M276 294v29c0 197-88 236-138 236-15 0-59-2-82-31 36 0 44-25 44-38 0-27-21-41-40-41-14 0-39 8-39 42 0 56 46 91 117 91 110 0 213-116 213-296 0-228-96-286-172-286-47 0-89 15-125 54-35 38-54 73-54 136 0 106 75 190 169 190 52 0 86-36 107-86zM171 359c-14 0-54 0-79-52-15-32-15-75-15-115 0-46 0-86 17-117 23-42 56-54 85-54 40 0 67 29 82 67 10 27 14 81 14 119 0 71-29 152-104 152z">
            <text:p/>
          </draw:path>
          <draw:path draw:style-name="gr33" draw:text-style-name="P20" draw:layer="layout" svg:width="0.099cm" svg:height="0.252cm" svg:x="20.937cm" svg:y="67.07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21.315cm" svg:y="66.60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6cm" svg:height="0.581cm" svg:x="21.693cm" svg:y="66.601cm" svg:viewBox="0 0 357 582" svg:d="M357 294c0-69-4-137-34-200-39-81-108-94-144-94-50 0-114 21-148 100-27 59-31 125-31 194 0 63 4 138 38 203 37 67 98 85 141 85 46 0 109-18 147-98 27-58 31-125 31-190zM179 564c-33 0-85-21-98-103-10-50-10-129-10-179 0-54 0-109 6-155 17-100 80-108 102-108 26 0 84 16 99 98 8 48 8 111 8 165 0 64 0 121-10 175-11 81-59 107-97 107z">
            <text:p/>
          </draw:path>
          <draw:path draw:style-name="gr33" draw:text-style-name="P20" draw:layer="layout" svg:width="0.099cm" svg:height="0.252cm" svg:x="22.156cm" svg:y="67.07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22.532cm" svg:y="66.60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22.928cm" svg:y="66.53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23.279cm" svg:y="67.07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23.665cm" svg:y="66.53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23.985cm" svg:y="66.60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6cm" svg:height="0.581cm" svg:x="24.366cm" svg:y="66.601cm" svg:viewBox="0 0 357 582" svg:d="M357 294c0-69-4-137-34-200-39-81-108-94-144-94-50 0-114 21-148 100-27 59-31 125-31 194 0 63 4 138 38 203 37 67 98 85 141 85 46 0 109-18 147-98 27-58 31-125 31-190zM179 564c-33 0-85-21-100-103-8-50-8-129-8-179 0-54 0-109 6-155 17-100 80-108 102-108 26 0 82 16 99 98 8 48 8 111 8 165 0 64 0 121-10 175-11 81-59 107-97 107z">
            <text:p/>
          </draw:path>
          <draw:path draw:style-name="gr33" draw:text-style-name="P20" draw:layer="layout" svg:width="0.099cm" svg:height="0.252cm" svg:x="24.826cm" svg:y="67.07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25.203cm" svg:y="66.60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279cm" svg:height="0.563cm" svg:x="25.625cm" svg:y="66.601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099cm" svg:height="0.252cm" svg:x="26.044cm" svg:y="67.07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26.422cm" svg:y="66.60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26.817cm" svg:y="66.53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27.169cm" svg:y="67.07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27.555cm" svg:y="66.53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27.875cm" svg:y="66.60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279cm" svg:height="0.563cm" svg:x="28.296cm" svg:y="66.60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099cm" svg:height="0.252cm" svg:x="28.716cm" svg:y="67.07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29.092cm" svg:y="66.60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37cm" svg:height="0.563cm" svg:x="29.482cm" svg:y="66.60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099cm" svg:height="0.252cm" svg:x="29.933cm" svg:y="67.07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30.312cm" svg:y="66.60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30.705cm" svg:y="66.53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31.058cm" svg:y="67.07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20.197cm" svg:y="67.79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20.518cm" svg:y="67.86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37cm" svg:height="0.563cm" svg:x="20.906cm" svg:y="67.866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099cm" svg:height="0.252cm" svg:x="21.359cm" svg:y="68.33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21.735cm" svg:y="67.86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22.117cm" svg:y="67.866cm" svg:viewBox="0 0 351 582" svg:d="M211 265c69-23 117-81 117-148 0-69-73-117-155-117-87 0-150 50-150 115 0 29 19 44 42 44 27 0 44-19 44-44 0-42-40-42-51-42 25-40 80-52 111-52 35 0 83 19 83 94 0 12-2 60-25 98-25 40-54 42-75 44-6 0-27 2-33 2-8 0-13 2-13 10 0 9 5 9 21 9h36c69 0 102 58 102 140 0 116-60 141-96 141-37 0-100-16-131-66 31 6 56-13 56-46 0-30-21-46-46-46-21 0-48 12-48 48 0 77 79 133 171 133 104 0 180-77 180-164 0-69-53-134-140-153z">
            <text:p/>
          </draw:path>
          <draw:path draw:style-name="gr33" draw:text-style-name="P20" draw:layer="layout" svg:width="0.099cm" svg:height="0.252cm" svg:x="22.576cm" svg:y="68.33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22.954cm" svg:y="67.86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23.348cm" svg:y="67.79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23.701cm" svg:y="68.33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24.087cm" svg:y="67.79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24.406cm" svg:y="67.86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24.788cm" svg:y="67.866cm" svg:viewBox="0 0 351 582" svg:d="M211 265c69-23 117-81 117-148 0-69-73-117-155-117-87 0-150 50-150 115 0 29 19 44 42 44 27 0 44-19 44-44 0-42-40-42-51-42 25-40 80-52 111-52 35 0 83 19 83 94 0 12-2 60-25 98-25 40-54 42-75 44-6 0-27 2-33 2-8 0-13 2-13 10 0 9 5 9 21 9h36c69 0 102 58 102 140 0 116-60 141-96 141-37 0-100-16-131-66 31 6 56-13 56-46 0-30-21-46-46-46-21 0-48 12-48 48 0 77 79 133 171 133 104 0 180-77 180-164 0-69-53-134-140-153z">
            <text:p/>
          </draw:path>
          <draw:path draw:style-name="gr33" draw:text-style-name="P20" draw:layer="layout" svg:width="0.099cm" svg:height="0.252cm" svg:x="25.249cm" svg:y="68.33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25.625cm" svg:y="67.866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375cm" svg:height="0.571cm" svg:x="25.996cm" svg:y="67.857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3" draw:text-style-name="P20" draw:layer="layout" svg:width="0.099cm" svg:height="0.252cm" svg:x="26.466cm" svg:y="68.33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26.844cm" svg:y="67.86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27.238cm" svg:y="67.79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27.591cm" svg:y="68.33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27.977cm" svg:y="67.79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28.296cm" svg:y="67.86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75cm" svg:height="0.571cm" svg:x="28.666cm" svg:y="67.857cm" svg:viewBox="0 0 376 572" svg:d="M227 434v73c0 31-2 40-66 40h-17v25c35-2 79-2 113-2 37 0 81 0 115 2v-25h-17c-63 0-65-9-65-40v-73h86v-27h-86v-386c0-15 0-21-14-21-7 0-9 0-15 10l-261 397v27zM230 407h-207l207-315z">
            <text:p/>
          </draw:path>
          <draw:path draw:style-name="gr33" draw:text-style-name="P20" draw:layer="layout" svg:width="0.099cm" svg:height="0.252cm" svg:x="29.137cm" svg:y="68.33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29.515cm" svg:y="67.866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337cm" svg:height="0.581cm" svg:x="29.903cm" svg:y="67.866cm" svg:viewBox="0 0 338 582" svg:d="M338 394c0-100-69-187-161-187-41 0-77 14-108 44v-165c17 6 46 12 73 12 104 0 163-77 163-88 0-6-2-10-7-10-2 0-4 0-8 2-17 8-58 25-115 25-35 0-73-6-114-23-5-4-7-4-9-4-8 0-8 8-8 21v250c0 15 0 23 12 23 5 0 7-2 9-8 10-13 43-59 110-59 44 0 67 38 73 53 13 33 15 66 15 108 0 29 0 80-21 115-19 33-52 56-90 56-62 0-110-45-125-94 2 0 6 0 15 0 27 0 42-22 42-41 0-21-15-42-42-42-13 0-42 6-42 46 0 73 60 154 154 154 98 0 184-81 184-188z">
            <text:p/>
          </draw:path>
          <draw:path draw:style-name="gr33" draw:text-style-name="P20" draw:layer="layout" svg:width="0.099cm" svg:height="0.252cm" svg:x="30.356cm" svg:y="68.33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30.732cm" svg:y="67.86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31.128cm" svg:y="67.79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31.481cm" svg:y="68.33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20.197cm" svg:y="69.06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20.518cm" svg:y="69.13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37cm" svg:height="0.581cm" svg:x="20.906cm" svg:y="69.131cm" svg:viewBox="0 0 338 582" svg:d="M338 394c0-100-69-187-161-187-41 0-77 14-108 44v-165c17 6 46 12 73 12 104 0 163-77 163-88 0-6-2-10-7-10-2 0-4 0-8 2-17 8-58 25-115 25-35 0-73-6-114-23-5-4-7-4-9-4-8 0-8 8-8 21v250c0 15 0 23 12 23 5 0 7-2 9-8 10-13 43-59 110-59 44 0 65 38 73 53 13 33 15 66 15 108 0 29 0 80-21 115-19 33-52 56-90 56-62 0-110-45-125-94 2 0 6 0 15 0 27 0 42-22 42-41 0-21-15-42-42-42-13 0-42 6-42 46 0 73 58 154 154 154 98 0 184-81 184-188z">
            <text:p/>
          </draw:path>
          <draw:path draw:style-name="gr33" draw:text-style-name="P20" draw:layer="layout" svg:width="0.099cm" svg:height="0.252cm" svg:x="21.359cm" svg:y="69.60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21.735cm" svg:y="69.13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22.117cm" svg:y="69.131cm" svg:viewBox="0 0 351 582" svg:d="M77 286v-21c0-213 105-244 148-244 21 0 55 6 75 35-14 0-47 0-47 36 0 27 20 40 39 40 13 0 38-7 38-40 0-52-36-92-107-92-108 0-223 109-223 296 0 226 98 286 177 286 94 0 174-79 174-190 0-108-75-190-169-190-57 0-88 44-105 84zM177 559c-54 0-79-52-83-64-15-40-15-107-15-123 0-65 27-151 103-151 14 0 52 0 79 54 15 30 15 74 15 115 0 40 0 82-15 113-25 52-65 56-84 56z">
            <text:p/>
          </draw:path>
          <draw:path draw:style-name="gr33" draw:text-style-name="P20" draw:layer="layout" svg:width="0.099cm" svg:height="0.252cm" svg:x="22.576cm" svg:y="69.60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22.954cm" svg:y="69.13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23.348cm" svg:y="69.06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23.701cm" svg:y="69.60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24.087cm" svg:y="69.06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24.406cm" svg:y="69.13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24.788cm" svg:y="69.131cm" svg:viewBox="0 0 351 582" svg:d="M77 286v-21c0-213 105-244 148-244 21 0 55 6 75 35-14 0-47 0-47 36 0 27 20 40 39 40 13 0 38-7 38-40 0-52-36-92-107-92-108 0-223 109-223 296 0 226 98 286 177 286 94 0 174-79 174-190 0-108-75-190-169-190-57 0-88 44-105 84zM177 559c-52 0-79-52-83-64-15-40-15-107-15-123 0-65 27-151 103-151 14 0 52 0 79 54 15 30 15 74 15 115 0 40 0 82-15 113-25 52-65 56-84 56z">
            <text:p/>
          </draw:path>
          <draw:path draw:style-name="gr33" draw:text-style-name="P20" draw:layer="layout" svg:width="0.099cm" svg:height="0.252cm" svg:x="25.249cm" svg:y="69.60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75cm" svg:height="0.571cm" svg:x="25.573cm" svg:y="69.122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3" draw:text-style-name="P20" draw:layer="layout" svg:width="0.099cm" svg:height="0.252cm" svg:x="26.044cm" svg:y="69.60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26.422cm" svg:y="69.13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26.817cm" svg:y="69.06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27.169cm" svg:y="69.60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27.555cm" svg:y="69.06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27.875cm" svg:y="69.13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28.257cm" svg:y="69.131cm" svg:viewBox="0 0 351 582" svg:d="M77 286v-21c0-213 105-244 148-244 21 0 55 6 75 35-14 0-47 0-47 36 0 27 20 40 39 40 13 0 38-7 38-40 0-52-36-92-107-92-108 0-223 109-223 296 0 226 98 286 177 286 94 0 174-79 174-190 0-108-75-190-169-190-57 0-88 44-105 84zM177 559c-54 0-79-52-83-64-15-40-15-107-15-123 0-65 27-151 103-151 14 0 52 0 79 54 15 30 15 74 15 115 0 40 0 82-15 113-25 52-65 56-84 56z">
            <text:p/>
          </draw:path>
          <draw:path draw:style-name="gr33" draw:text-style-name="P20" draw:layer="layout" svg:width="0.099cm" svg:height="0.252cm" svg:x="28.716cm" svg:y="69.60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5cm" svg:height="0.581cm" svg:x="29.054cm" svg:y="69.131cm" svg:viewBox="0 0 351 582" svg:d="M77 286v-21c0-213 105-244 148-244 21 0 55 6 75 35-14 0-47 0-47 36 0 27 20 40 39 40 13 0 38-7 38-40 0-52-36-92-107-92-108 0-223 109-223 296 0 226 98 286 177 286 94 0 174-79 174-190 0-108-75-190-169-190-57 0-88 44-105 84zM177 559c-54 0-79-52-83-64-15-40-15-107-15-123 0-65 27-151 103-151 14 0 52 0 79 54 15 30 15 74 15 115 0 40 0 82-15 113-25 52-65 56-84 56z">
            <text:p/>
          </draw:path>
          <draw:path draw:style-name="gr33" draw:text-style-name="P20" draw:layer="layout" svg:width="0.099cm" svg:height="0.252cm" svg:x="29.513cm" svg:y="69.60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37cm" svg:height="0.563cm" svg:x="29.857cm" svg:y="69.13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9 74-6 8-62 8-79 8z">
            <text:p/>
          </draw:path>
          <draw:path draw:style-name="gr33" draw:text-style-name="P20" draw:layer="layout" svg:width="0.197cm" svg:height="0.844cm" svg:x="30.285cm" svg:y="69.06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3cm" svg:height="0.844cm" svg:x="30.625cm" svg:y="69.06cm" svg:viewBox="0 0 301 845" svg:d="M123 733c0 33-23 89-115 94-4 0-8 4-8 8 0 10 10 10 17 10 83 0 162-41 162-106v-192c0-33 0-59 34-88 29-25 62-27 81-27 4 0 7-4 7-10 0-7-5-7-13-9-56-2-98-33-106-75-3-10-3-12-3-40v-169c0-35 0-62-41-94-34-27-92-35-121-35-7 0-17 0-17 10 0 7 6 7 13 9 54 2 96 31 106 73 4 8 4 10 4 40v177c0 38 6 54 33 81 19 17 42 27 67 32-69 20-100 60-100 108z">
            <text:p/>
          </draw:path>
          <draw:path draw:style-name="gr33" draw:text-style-name="P20" draw:layer="layout" svg:width="0.515cm" svg:height="0.49cm" svg:x="19.293cm" svg:y="70.608cm" svg:viewBox="0 0 516 491" svg:d="M488 35c13 0 28 0 28-18 0-17-15-17-28-17h-229c-144 0-259 109-259 246 0 134 115 245 259 245h229c13 0 28 0 28-17s-15-17-28-17h-227c-132 0-226-98-226-211 0-114 94-211 226-211z">
            <text:p/>
          </draw:path>
          <draw:path draw:style-name="gr33" draw:text-style-name="P20" draw:layer="layout" svg:width="0.571cm" svg:height="0.594cm" svg:x="20.136cm" svg:y="70.485cm" svg:viewBox="0 0 572 595" svg:d="M73 77v413c0 44-6 59-50 59-8 0-23 2-23 15 0 16 13 16 29 16h130c16 0 29 0 29-16 0-13-13-15-25-15-48 0-54-17-54-61v-388l365 484c8 9 12 11 19 11 14 0 14-13 14-27v-478c0-48 8-59 46-61 6 0 19 0 19-14 0-15-11-15-27-15h-123c-15 0-28 0-28 15 0 14 13 14 23 14 48 2 55 19 55 63v265l-257-345c-8-12-10-12-29-12h-148c-15 0-28 0-28 15 0 14 13 14 19 14 21 4 38 17 46 27-2 7-2 7-2 21zM478 536l-369-486c-9-10-9-12-17-21h100l286 386z">
            <text:p/>
          </draw:path>
          <draw:path draw:style-name="gr33" draw:text-style-name="P20" draw:layer="layout" svg:width="0.272cm" svg:height="0.404cm" svg:x="20.756cm" svg:y="70.322cm" svg:viewBox="0 0 273 405" svg:d="M131 196c46 0 78 32 78 96 0 73-42 94-77 94-23 0-76-6-101-40 29-2 34-22 34-33 0-19-13-33-32-33-16 0-33 10-33 33 0 56 61 92 134 92 83 0 139-54 139-113 0-46-37-92-102-108 61-21 84-67 84-101 0-48-53-83-121-83-65 0-115 33-115 79 0 21 12 32 31 32 17 0 29-13 29-30 0-18-12-29-29-31 21-27 61-33 82-33 27 0 66 14 66 66 0 25-8 51-25 69-19 23-35 25-65 27-16 0-16 0-20 1 0 0-5 0-5 8s5 8 15 8z">
            <text:p/>
          </draw:path>
        </draw:g>
        <draw:g>
          <svg:title>TexMaths</svg:title>
          <svg:desc>24§latex§\begin{align*}
DFG_\mathcal{F}={}&amp;{}\{(1,2,1),(4,5,1),(6,8,2),(6,10,2),\\
{}&amp;{}(6,14,1),(7,13,1),(8,9,1),(9,12,1),\\
{}&amp;{}(10,11,1),(11,12,2),(12,13,2),\\
{}&amp;{}(13,4,1),(13,7,1),(14,6,1),\\
{}&amp;{}(14,15,1),(15,16,1),(17,1,1),\\
{}&amp;{}(17,6,1),(18,4,1),(18,7,2),\\
{}&amp;{}(19,14,2),(20,8,1),(21,10,1),\\
{}&amp;{}(22,1,1),(22,15,2)\}\subset\mathbb{N}^3
\end{align*}§svg§600§TRUE§</svg:desc>
          <draw:polygon draw:style-name="gr32" draw:text-style-name="P19" draw:layer="layout" svg:width="17.063cm" svg:height="9.805cm" svg:x="33.936cm" svg:y="64cm" svg:viewBox="0 0 17064 9806" draw:points="8532,9806 0,9806 0,0 17064,0 17064,9806">
            <text:p/>
          </draw:polygon>
          <draw:path draw:style-name="gr33" draw:text-style-name="P20" draw:layer="layout" svg:width="0.646cm" svg:height="0.577cm" svg:x="33.971cm" svg:y="64.056cm" svg:viewBox="0 0 647 578" svg:d="M100 513c-8 32-10 38-77 38-13 0-23 0-23 17 0 10 8 10 23 10h280c177 0 344-179 344-363 0-121-73-215-200-215h-284c-15 0-25 0-25 15 0 12 8 12 25 12 10 0 25 0 37 2 13 0 17 4 17 13 0 2 0 6-4 16zM284 58c8-29 8-31 44-31h92c83 0 152 44 152 155 0 43-15 181-88 275-25 31-92 94-196 94h-96c-12 0-13 0-17 0-10 0-12-2-12-8 0-4 0-5 4-21z">
            <text:p/>
          </draw:path>
          <draw:path draw:style-name="gr33" draw:text-style-name="P20" draw:layer="layout" svg:width="0.6cm" svg:height="0.575cm" svg:x="34.691cm" svg:y="64.06cm" svg:viewBox="0 0 601 576" svg:d="M225 299h82c64 0 69 16 69 39 0 6 0 17-5 42-2 4-2 8-2 10 0 5 3 9 9 9 8 0 8-2 14-17l46-184c2-10 2-12 2-14s-2-9-10-9c-10 0-10 4-13 19-18 65-37 81-110 81h-77l56-215c6-31 8-33 44-33h113c104 0 123 27 123 92 0 19 0 23-2 46-1 12-1 14-1 15 0 4 1 10 9 10 10 0 10-4 12-21l17-146c2-23-2-23-23-23h-415c-17 0-25 0-25 17 0 10 8 10 23 10 33 0 56 0 56 15 0 2 0 4-4 19l-113 448c-8 34-10 40-77 40-13 0-23 0-23 15 0 12 10 12 13 12 23 0 87-4 112-4 27 0 98 4 125 4 7 0 19 0 19-17 0-6-6-8-6-8-2-2-4-2-23-2s-23 0-44-2c-25-2-27-6-27-17 0-2 0-6 2-19z">
            <text:p/>
          </draw:path>
          <draw:path draw:style-name="gr33" draw:text-style-name="P20" draw:layer="layout" svg:width="0.6cm" svg:height="0.613cm" svg:x="35.359cm" svg:y="64.038cm" svg:viewBox="0 0 601 614" svg:d="M601 8c0-2-2-8-10-8-2 0-4 0-13 10l-58 65c-7-12-48-75-142-75-188 0-378 186-378 384 0 134 94 230 230 230 39 0 77-7 106-19 42-17 59-34 75-52 8 21 29 52 38 52 4 0 6-2 6-4 2 0 10-32 13-50l18-65c2-15 5-29 9-44 10-38 12-40 60-40 4 0 13 0 13-18 0-5-4-9-11-9-19 0-69 4-89 4-26 0-92-4-119-4-7 0-17 0-17 17 0 10 6 10 25 10 0 0 25 0 44 2 23 1 27 5 27 15 0 8-9 46-17 77-25 94-135 103-163 103-83 0-171-48-171-178 0-25 9-165 98-275 46-57 126-109 211-109 86 0 136 65 136 163 0 33-2 35-2 42 0 10 8 10 12 10 11 0 11-2 15-17z">
            <text:p/>
          </draw:path>
          <draw:path draw:style-name="gr33" draw:text-style-name="P20" draw:layer="layout" svg:width="0.523cm" svg:height="0.425cm" svg:x="36cm" svg:y="64.355cm" svg:viewBox="0 0 524 426" svg:d="M524 23c0-19-29-23-42-23h-275c-57 0-90 29-99 44 0 2-2 6-2 8 0 4 3 6 5 6 14 0 31-12 41-20 11-2 32-2 46-2h57c-17 83-30 118-48 169-13 43-69 167-86 183-46 0-58-23-67-41-2 0-2-1-6-1-17 0-48 23-48 32 0 4 19 48 77 48 38 0 80-29 100-57 21-33 53-104 69-142h126v1c2 2 2 4 6 4 17 0 50-17 50-36 0-4 0-6-4-6h-165c21-50 35-102 46-154h121c23 0 42 2 42 14 0 2 0 2 0 4 0 4 2 6 8 6 8 0 48-16 48-37z">
            <text:p/>
          </draw:path>
          <draw:path draw:style-name="gr33" draw:text-style-name="P20" draw:layer="layout" svg:width="0.562cm" svg:height="0.199cm" svg:x="36.847cm" svg:y="64.32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3" draw:text-style-name="P20" draw:layer="layout" svg:width="0.3cm" svg:height="0.844cm" svg:x="37.751cm" svg:y="64cm" svg:viewBox="0 0 301 845" svg:d="M179 113c0-34 23-88 115-94 4-2 7-6 7-9 0-10-7-10-15-10-86 0-163 42-163 106v192c0 34 0 61-35 88-30 25-61 27-80 27-4 2-8 6-8 9 0 10 6 10 13 10 56 4 96 34 106 75 4 9 4 11 4 42v167c0 35 0 63 40 94 33 25 89 35 123 35 8 0 15 0 15-10 0-8-5-8-13-8-54-3-96-30-106-74-3-8-3-10-3-39v-178c0-39-6-54-33-81-19-17-44-25-67-33 69-19 100-57 100-107z">
            <text:p/>
          </draw:path>
          <draw:path draw:style-name="gr33" draw:text-style-name="P20" draw:layer="layout" svg:width="0.197cm" svg:height="0.844cm" svg:x="38.194cm" svg:y="6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38.515cm" svg:y="64.07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099cm" svg:height="0.252cm" svg:x="38.933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37cm" svg:height="0.563cm" svg:x="39.279cm" svg:y="64.07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099cm" svg:height="0.252cm" svg:x="39.73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0.108cm" svg:y="64.071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0.502cm" svg:y="6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0.855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41.241cm" svg:y="6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75cm" svg:height="0.571cm" svg:x="41.51cm" svg:y="64.061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3" draw:text-style-name="P20" draw:layer="layout" svg:width="0.099cm" svg:height="0.252cm" svg:x="41.98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37cm" svg:height="0.581cm" svg:x="42.324cm" svg:y="64.071cm" svg:viewBox="0 0 338 582" svg:d="M338 394c0-100-69-187-161-187-41 0-77 14-108 44v-165c17 6 46 12 73 12 104 0 163-77 163-88 0-6-2-10-7-10-2 0-4 0-8 2-17 8-58 25-115 25-35 0-73-6-114-23-5-4-7-4-9-4-8 0-8 8-8 21v250c0 15 0 23 12 23 5 0 7-2 9-8 10-13 43-59 110-59 44 0 65 38 73 53 13 33 15 66 15 108 0 29 0 80-21 115-19 33-52 56-90 56-62 0-110-45-125-94 2 0 6 0 15 0 27 0 42-22 42-41 0-21-15-42-42-42-13 0-42 6-42 46 0 71 58 154 154 154 98 0 184-81 184-188z">
            <text:p/>
          </draw:path>
          <draw:path draw:style-name="gr33" draw:text-style-name="P20" draw:layer="layout" svg:width="0.099cm" svg:height="0.252cm" svg:x="42.777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3.153cm" svg:y="64.07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3.549cm" svg:y="6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3.9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44.286cm" svg:y="6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5cm" svg:height="0.581cm" svg:x="44.566cm" svg:y="64.071cm" svg:viewBox="0 0 351 582" svg:d="M77 286v-21c0-213 105-244 148-244 21 0 55 6 75 35-14 0-47 0-47 36 0 27 20 40 39 40 13 0 38-7 38-40 0-52-36-92-107-92-108 0-223 109-223 296 0 226 98 286 177 286 94 0 174-79 174-190 0-108-75-190-169-190-57 0-88 44-105 84zM177 559c-52 0-79-52-83-64-15-40-15-107-15-123 0-65 27-151 103-151 14 0 52 0 79 54 15 30 15 74 15 115 0 40 0 82-15 113-25 52-63 56-84 56z">
            <text:p/>
          </draw:path>
          <draw:path draw:style-name="gr33" draw:text-style-name="P20" draw:layer="layout" svg:width="0.099cm" svg:height="0.252cm" svg:x="45.025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5cm" svg:height="0.581cm" svg:x="45.363cm" svg:y="64.071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60 0-30-9-69-40-105-17-18-31-25-84-60zM142 294l104 65c23 15 63 40 63 92 0 63-63 108-132 108-73 0-135-52-135-123 0-50 27-104 100-142z">
            <text:p/>
          </draw:path>
          <draw:path draw:style-name="gr33" draw:text-style-name="P20" draw:layer="layout" svg:width="0.099cm" svg:height="0.252cm" svg:x="45.822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37cm" svg:height="0.563cm" svg:x="46.166cm" svg:y="64.07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197cm" svg:height="0.844cm" svg:x="46.594cm" svg:y="6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6.947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47.333cm" svg:y="6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5cm" svg:height="0.581cm" svg:x="47.613cm" svg:y="64.071cm" svg:viewBox="0 0 351 582" svg:d="M77 286v-21c0-213 105-244 148-244 21 0 55 6 75 35-14 0-47 0-47 36 0 27 20 40 39 40 13 0 38-7 38-40 0-52-36-92-107-92-108 0-223 109-223 296 0 226 98 286 177 286 94 0 174-79 174-190 0-108-75-190-169-190-57 0-88 44-105 84zM177 559c-52 0-79-52-83-64-15-40-15-107-15-123 0-65 27-151 103-151 14 0 52 0 79 54 15 30 15 74 15 115 0 40 0 82-15 113-25 52-63 56-84 56z">
            <text:p/>
          </draw:path>
          <draw:path draw:style-name="gr33" draw:text-style-name="P20" draw:layer="layout" svg:width="0.099cm" svg:height="0.252cm" svg:x="48.072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8.448cm" svg:y="64.07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6cm" svg:height="0.581cm" svg:x="48.829cm" svg:y="64.071cm" svg:viewBox="0 0 357 582" svg:d="M357 294c0-69-4-137-34-200-39-81-108-94-144-94-50 0-114 21-148 100-27 59-31 125-31 194 0 63 4 138 38 203 37 67 98 85 141 85 46 0 109-18 147-98 27-58 31-125 31-190zM179 564c-33 0-85-21-100-103-8-50-8-129-8-179 0-54 0-109 6-155 17-100 80-108 102-108 26 0 82 16 99 98 8 48 8 111 8 165 0 64 0 121-10 175-11 81-59 107-97 107z">
            <text:p/>
          </draw:path>
          <draw:path draw:style-name="gr33" draw:text-style-name="P20" draw:layer="layout" svg:width="0.099cm" svg:height="0.252cm" svg:x="49.289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37cm" svg:height="0.563cm" svg:x="49.635cm" svg:y="64.07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197cm" svg:height="0.844cm" svg:x="50.061cm" svg:y="6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50.414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37.774cm" svg:y="65.26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5cm" svg:height="0.581cm" svg:x="38.054cm" svg:y="65.336cm" svg:viewBox="0 0 351 582" svg:d="M77 286v-21c0-213 105-244 148-244 21 0 55 6 75 35-14 0-47 0-47 36 0 27 20 40 39 40 13 0 38-7 38-40 0-52-36-92-107-92-108 0-223 109-223 296 0 226 98 286 177 286 94 0 174-79 174-190 0-108-75-190-169-190-57 0-88 44-105 84zM177 559c-52 0-79-52-83-64-15-40-15-107-15-123 0-65 27-151 103-151 14 0 52 0 79 54 15 30 15 74 15 115 0 40 0 82-15 113-25 52-63 56-84 56z">
            <text:p/>
          </draw:path>
          <draw:path draw:style-name="gr33" draw:text-style-name="P20" draw:layer="layout" svg:width="0.099cm" svg:height="0.252cm" svg:x="38.513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38.889cm" svg:y="65.33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75cm" svg:height="0.571cm" svg:x="39.26cm" svg:y="65.327cm" svg:viewBox="0 0 376 572" svg:d="M227 434v73c0 31-2 40-66 40h-17v25c35-2 79-2 113-2 37 0 81 0 115 2v-25h-17c-63 0-65-9-65-40v-73h86v-27h-86v-386c0-15 0-21-14-21-7 0-9 0-15 10l-261 397v27zM230 407h-207l207-315z">
            <text:p/>
          </draw:path>
          <draw:path draw:style-name="gr33" draw:text-style-name="P20" draw:layer="layout" svg:width="0.099cm" svg:height="0.252cm" svg:x="39.73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40.108cm" svg:y="65.336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0.502cm" svg:y="65.26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0.855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41.241cm" svg:y="65.26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62cm" svg:height="0.59cm" svg:x="41.533cm" svg:y="65.327cm" svg:viewBox="0 0 363 591" svg:d="M357 58c6-12 6-14 6-31h-206c-103 0-105-12-107-27h-21l-29 175h21c2-14 10-67 21-77 6-6 73-6 83-6h176c-9 14-76 106-96 135-74 113-103 230-103 316 0 10 0 48 38 48 40 0 40-38 40-48v-42c0-46 2-94 10-138 2-19 14-92 52-146z">
            <text:p/>
          </draw:path>
          <draw:path draw:style-name="gr33" draw:text-style-name="P20" draw:layer="layout" svg:width="0.099cm" svg:height="0.252cm" svg:x="41.98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42.357cm" svg:y="65.336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42.739cm" svg:y="65.336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3" draw:text-style-name="P20" draw:layer="layout" svg:width="0.099cm" svg:height="0.252cm" svg:x="43.198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43.576cm" svg:y="65.33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3.969cm" svg:y="65.26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4.323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44.709cm" svg:y="65.26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5cm" svg:height="0.581cm" svg:x="44.989cm" svg:y="65.336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60 0-30-9-69-40-105-17-18-31-25-84-60zM142 294l104 65c23 15 63 40 63 92 0 63-63 108-132 108-73 0-135-52-135-123 0-50 27-104 100-142z">
            <text:p/>
          </draw:path>
          <draw:path draw:style-name="gr33" draw:text-style-name="P20" draw:layer="layout" svg:width="0.099cm" svg:height="0.252cm" svg:x="45.448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35cm" svg:height="0.581cm" svg:x="45.786cm" svg:y="65.336cm" svg:viewBox="0 0 351 582" svg:d="M276 294v27c0 199-88 238-138 238-15 0-59-2-82-31 36 0 44-25 44-38 0-27-21-41-40-41-14 0-39 8-39 42 0 56 46 91 117 91 110 0 213-116 213-296 0-228-98-286-172-286-47 0-89 15-125 54-35 38-54 73-54 136 0 106 75 188 169 188 52 0 86-34 107-84zM171 359c-14 0-54 0-79-52-15-32-15-75-15-115 0-46 0-86 17-117 23-42 56-54 85-54 40 0 67 29 82 67 10 27 14 81 14 119 0 71-29 152-104 152z">
            <text:p/>
          </draw:path>
          <draw:path draw:style-name="gr33" draw:text-style-name="P20" draw:layer="layout" svg:width="0.099cm" svg:height="0.252cm" svg:x="46.244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46.621cm" svg:y="65.33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7.016cm" svg:y="65.26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7.368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47.753cm" svg:y="65.26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5cm" svg:height="0.581cm" svg:x="48.034cm" svg:y="65.336cm" svg:viewBox="0 0 351 582" svg:d="M276 294v27c0 199-88 238-138 238-15 0-59-2-82-31 36 0 44-25 44-38 0-27-21-41-40-41-14 0-39 8-39 42 0 56 46 91 117 91 110 0 213-116 213-296 0-228-96-286-172-286-47 0-89 15-125 54-35 38-54 73-54 136 0 106 75 188 169 188 52 0 86-34 107-84zM171 359c-14 0-54 0-79-52-15-32-15-75-15-115 0-46 0-86 17-117 23-42 56-54 85-54 40 0 67 29 82 67 10 27 14 81 14 119 0 71-29 152-104 152z">
            <text:p/>
          </draw:path>
          <draw:path draw:style-name="gr33" draw:text-style-name="P20" draw:layer="layout" svg:width="0.099cm" svg:height="0.252cm" svg:x="48.493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48.871cm" svg:y="65.33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37cm" svg:height="0.563cm" svg:x="49.259cm" svg:y="65.336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099cm" svg:height="0.252cm" svg:x="49.712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50.088cm" svg:y="65.33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50.484cm" svg:y="65.26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50.837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37.774cm" svg:y="66.53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38.093cm" svg:y="66.60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6cm" svg:height="0.581cm" svg:x="38.473cm" svg:y="66.601cm" svg:viewBox="0 0 357 582" svg:d="M357 294c0-69-4-137-34-200-39-81-108-94-144-94-50 0-114 21-148 100-27 59-31 125-31 194 0 63 4 138 38 203 37 67 98 85 141 85 46 0 109-18 147-98 27-58 31-125 31-190zM179 564c-33 0-85-21-100-103-8-50-8-129-8-179 0-54 0-109 6-155 17-100 80-108 102-108 26 0 82 16 99 98 8 48 8 111 8 165 0 64 0 121-10 175-11 81-59 107-97 107z">
            <text:p/>
          </draw:path>
          <draw:path draw:style-name="gr33" draw:text-style-name="P20" draw:layer="layout" svg:width="0.099cm" svg:height="0.252cm" svg:x="38.933cm" svg:y="67.07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39.312cm" svg:y="66.60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279cm" svg:height="0.563cm" svg:x="39.732cm" svg:y="66.60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099cm" svg:height="0.252cm" svg:x="40.153cm" svg:y="67.07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40.529cm" svg:y="66.60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0.924cm" svg:y="66.53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1.278cm" svg:y="67.07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41.664cm" svg:y="66.53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41.982cm" svg:y="66.60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279cm" svg:height="0.563cm" svg:x="42.405cm" svg:y="66.60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099cm" svg:height="0.252cm" svg:x="42.823cm" svg:y="67.07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43.201cm" svg:y="66.60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37cm" svg:height="0.563cm" svg:x="43.589cm" svg:y="66.60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099cm" svg:height="0.252cm" svg:x="44.042cm" svg:y="67.07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337cm" svg:height="0.563cm" svg:x="44.386cm" svg:y="66.60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197cm" svg:height="0.844cm" svg:x="44.814cm" svg:y="66.53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5.165cm" svg:y="67.07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45.551cm" svg:y="66.53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45.872cm" svg:y="66.601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337cm" svg:height="0.563cm" svg:x="46.26cm" svg:y="66.60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099cm" svg:height="0.252cm" svg:x="46.713cm" svg:y="67.07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47.089cm" svg:y="66.60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47.471cm" svg:y="66.601cm" svg:viewBox="0 0 351 582" svg:d="M211 265c69-21 117-81 117-148 0-69-73-117-155-117-87 0-150 50-150 115 0 29 19 44 42 44 27 0 44-19 44-44 0-42-40-42-51-42 25-40 80-52 111-52 35 0 83 19 83 94 0 12-2 60-25 98-25 40-54 42-75 44-6 0-27 2-33 2-8 0-13 2-13 10 0 9 5 9 21 9h36c69 0 102 58 102 141 0 115-60 140-96 140-37 0-100-16-131-66 31 6 56-13 56-46 0-30-21-46-46-46-21 0-48 12-48 48 0 77 79 133 171 133 104 0 180-77 180-163 0-70-53-135-140-154z">
            <text:p/>
          </draw:path>
          <draw:path draw:style-name="gr33" draw:text-style-name="P20" draw:layer="layout" svg:width="0.099cm" svg:height="0.252cm" svg:x="47.93cm" svg:y="67.07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337cm" svg:height="0.563cm" svg:x="48.276cm" svg:y="66.60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197cm" svg:height="0.844cm" svg:x="48.704cm" svg:y="66.53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9.055cm" svg:y="67.07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37.774cm" svg:y="67.79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38.093cm" svg:y="67.86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38.475cm" svg:y="67.866cm" svg:viewBox="0 0 351 582" svg:d="M211 265c69-23 117-81 117-148 0-69-73-117-155-117-87 0-150 50-150 115 0 29 19 44 42 44 27 0 44-19 44-44 0-42-40-42-51-42 25-40 80-52 111-52 35 0 83 19 83 94 0 12-2 60-25 98-25 40-54 42-75 44-6 0-27 2-33 2-8 0-13 2-13 10 0 9 5 9 21 9h36c69 0 102 58 102 141 0 115-60 140-96 140-37 0-100-16-131-66 31 6 56-13 56-46 0-30-21-46-46-46-21 0-48 12-48 48 0 77 79 133 171 133 104 0 180-77 180-163 0-70-53-135-140-154z">
            <text:p/>
          </draw:path>
          <draw:path draw:style-name="gr33" draw:text-style-name="P20" draw:layer="layout" svg:width="0.099cm" svg:height="0.252cm" svg:x="38.933cm" svg:y="68.339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375cm" svg:height="0.571cm" svg:x="39.26cm" svg:y="67.857cm" svg:viewBox="0 0 376 572" svg:d="M227 434v73c0 31-2 40-66 40h-17v25c35-2 79-2 113-2 37 0 81 0 115 2v-25h-17c-63 0-65-9-65-40v-73h86v-27h-86v-386c0-15 0-21-14-21-7 0-9 0-15 10l-261 397v27zM230 407h-207l207-315z">
            <text:p/>
          </draw:path>
          <draw:path draw:style-name="gr33" draw:text-style-name="P20" draw:layer="layout" svg:width="0.099cm" svg:height="0.252cm" svg:x="39.73cm" svg:y="68.339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40.108cm" svg:y="67.866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0.502cm" svg:y="67.79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0.855cm" svg:y="68.339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41.241cm" svg:y="67.79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41.56cm" svg:y="67.86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41.942cm" svg:y="67.866cm" svg:viewBox="0 0 351 582" svg:d="M211 265c69-23 117-81 117-148 0-69-73-117-155-117-85 0-150 50-150 115 0 29 19 44 42 44 27 0 44-19 44-44 0-42-40-42-51-42 25-40 80-52 111-52 35 0 83 19 83 94 0 12-2 60-25 98-25 40-54 42-75 44-6 0-27 2-33 2-8 0-13 2-13 10 0 9 5 9 21 9h36c69 0 102 58 102 141 0 115-60 140-96 140-37 0-100-16-131-66 31 6 56-13 56-46 0-30-21-46-46-46-21 0-48 12-48 48 0 77 79 133 171 133 104 0 180-77 180-163 0-70-53-135-140-154z">
            <text:p/>
          </draw:path>
          <draw:path draw:style-name="gr33" draw:text-style-name="P20" draw:layer="layout" svg:width="0.099cm" svg:height="0.252cm" svg:x="42.401cm" svg:y="68.339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362cm" svg:height="0.59cm" svg:x="42.75cm" svg:y="67.857cm" svg:viewBox="0 0 363 591" svg:d="M355 58c8-12 8-14 8-31h-206c-103 0-105-12-107-27h-21l-29 175h21c2-14 10-67 21-77 6-6 73-6 83-6h176c-9 14-76 106-96 135-74 113-103 230-103 316 0 10 0 48 38 48 40 0 40-38 40-48v-42c0-46 2-94 10-138 2-21 14-92 52-146z">
            <text:p/>
          </draw:path>
          <draw:path draw:style-name="gr33" draw:text-style-name="P20" draw:layer="layout" svg:width="0.099cm" svg:height="0.252cm" svg:x="43.198cm" svg:y="68.339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43.576cm" svg:y="67.86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3.969cm" svg:y="67.79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4.323cm" svg:y="68.339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44.709cm" svg:y="67.79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45.027cm" svg:y="67.86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75cm" svg:height="0.571cm" svg:x="45.398cm" svg:y="67.857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3" draw:text-style-name="P20" draw:layer="layout" svg:width="0.099cm" svg:height="0.252cm" svg:x="45.868cm" svg:y="68.339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35cm" svg:height="0.581cm" svg:x="46.206cm" svg:y="67.866cm" svg:viewBox="0 0 351 582" svg:d="M77 286v-21c0-213 105-244 148-244 21 0 55 6 75 35-14 0-47 0-47 36 0 27 20 40 39 40 13 0 38-7 38-40 0-52-36-92-107-92-108 0-223 109-223 296 0 226 98 286 177 286 94 0 174-79 174-190 0-108-75-190-169-190-57 0-88 44-105 84zM177 559c-52 0-79-52-83-64-15-40-15-107-15-123 0-65 27-151 103-151 14 0 52 0 79 54 15 30 15 74 15 115 0 40 0 82-15 113-25 52-65 56-84 56z">
            <text:p/>
          </draw:path>
          <draw:path draw:style-name="gr33" draw:text-style-name="P20" draw:layer="layout" svg:width="0.099cm" svg:height="0.252cm" svg:x="46.665cm" svg:y="68.339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47.043cm" svg:y="67.866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7.439cm" svg:y="67.79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7.79cm" svg:y="68.339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37.774cm" svg:y="69.06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38.093cm" svg:y="69.13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75cm" svg:height="0.571cm" svg:x="38.463cm" svg:y="69.122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3" draw:text-style-name="P20" draw:layer="layout" svg:width="0.099cm" svg:height="0.252cm" svg:x="38.933cm" svg:y="69.60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39.312cm" svg:y="69.13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37cm" svg:height="0.581cm" svg:x="39.7cm" svg:y="69.131cm" svg:viewBox="0 0 338 582" svg:d="M338 394c0-100-69-187-161-187-41 0-77 14-108 44v-165c17 6 46 12 73 12 104 0 163-77 163-88 0-6-2-10-7-10-2 0-4 0-8 2-17 8-58 25-115 25-35 0-73-6-114-23-5-4-7-4-9-4-8 0-8 8-8 21v250c0 15 0 23 12 23 5 0 7-2 9-8 10-13 43-59 110-59 44 0 65 38 73 53 13 33 15 66 15 108 0 29 0 80-21 115-19 33-52 56-90 56-62 0-110-45-125-94 2 0 6 0 15 0 27 0 42-22 42-41 0-21-15-42-42-42-13 0-42 6-42 46 0 73 58 154 154 154 98 0 184-81 184-188z">
            <text:p/>
          </draw:path>
          <draw:path draw:style-name="gr33" draw:text-style-name="P20" draw:layer="layout" svg:width="0.099cm" svg:height="0.252cm" svg:x="40.153cm" svg:y="69.60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0.529cm" svg:y="69.13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0.924cm" svg:y="69.06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1.278cm" svg:y="69.60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41.664cm" svg:y="69.06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41.982cm" svg:y="69.13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37cm" svg:height="0.581cm" svg:x="42.37cm" svg:y="69.131cm" svg:viewBox="0 0 338 582" svg:d="M338 394c0-100-69-187-161-187-41 0-77 14-108 44v-165c17 6 46 12 73 12 104 0 163-77 163-88 0-6-2-10-7-10-2 0-4 0-8 2-17 8-58 25-115 25-35 0-73-6-114-23-5-4-7-4-9-4-8 0-8 8-8 21v250c0 15 0 23 12 23 5 0 7-2 9-8 10-13 43-59 110-59 44 0 67 38 73 53 13 33 15 66 15 108 0 29 0 80-21 115-19 33-52 56-90 56-62 0-110-45-125-94 2 0 6 0 15 0 27 0 42-22 42-41 0-21-15-42-42-42-13 0-42 6-42 46 0 73 60 154 154 154 98 0 184-81 184-188z">
            <text:p/>
          </draw:path>
          <draw:path draw:style-name="gr33" draw:text-style-name="P20" draw:layer="layout" svg:width="0.099cm" svg:height="0.252cm" svg:x="42.823cm" svg:y="69.60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3.201cm" svg:y="69.13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43.583cm" svg:y="69.131cm" svg:viewBox="0 0 351 582" svg:d="M77 286v-21c0-213 105-244 148-244 21 0 55 6 75 35-14 0-47 0-47 36 0 27 20 40 39 40 13 0 38-7 38-40 0-52-36-92-107-92-108 0-223 109-223 296 0 226 98 286 177 286 94 0 174-79 174-190 0-108-75-190-169-190-57 0-88 44-105 84zM177 559c-52 0-79-52-83-64-15-40-15-107-15-123 0-65 27-151 103-151 14 0 52 0 79 54 15 30 15 74 15 115 0 40 0 82-15 113-25 52-63 56-84 56z">
            <text:p/>
          </draw:path>
          <draw:path draw:style-name="gr33" draw:text-style-name="P20" draw:layer="layout" svg:width="0.099cm" svg:height="0.252cm" svg:x="44.042cm" svg:y="69.60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4.419cm" svg:y="69.13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4.814cm" svg:y="69.06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5.165cm" svg:y="69.60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45.551cm" svg:y="69.06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45.872cm" svg:y="69.131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362cm" svg:height="0.59cm" svg:x="46.266cm" svg:y="69.122cm" svg:viewBox="0 0 363 591" svg:d="M355 58c8-12 8-14 8-31h-206c-103 0-105-12-107-27h-21l-29 175h21c2-14 10-67 21-77 6-6 73-6 83-6h176c-9 14-76 106-96 135-74 113-103 230-103 316 0 10 0 48 38 48 40 0 40-38 40-48v-42c0-46 2-94 10-138 2-21 14-92 52-146z">
            <text:p/>
          </draw:path>
          <draw:path draw:style-name="gr33" draw:text-style-name="P20" draw:layer="layout" svg:width="0.099cm" svg:height="0.252cm" svg:x="46.713cm" svg:y="69.60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7.089cm" svg:y="69.13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099cm" svg:height="0.252cm" svg:x="47.51cm" svg:y="69.60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7.886cm" svg:y="69.13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8.281cm" svg:y="69.06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8.633cm" svg:y="69.60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37.774cm" svg:y="70.326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38.093cm" svg:y="70.397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62cm" svg:height="0.59cm" svg:x="38.486cm" svg:y="70.387cm" svg:viewBox="0 0 363 591" svg:d="M357 58c6-12 6-14 6-31h-206c-103 0-105-12-107-27h-21l-29 175h21c2-14 10-67 21-77 6-6 73-6 83-6h176c-9 14-76 106-96 135-74 113-103 230-103 316 0 10 0 48 38 48 40 0 40-38 40-48v-42c0-46 2-94 10-138 2-19 14-92 52-146z">
            <text:p/>
          </draw:path>
          <draw:path draw:style-name="gr33" draw:text-style-name="P20" draw:layer="layout" svg:width="0.099cm" svg:height="0.252cm" svg:x="38.933cm" svg:y="70.869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5cm" svg:height="0.581cm" svg:x="39.271cm" svg:y="70.397cm" svg:viewBox="0 0 351 582" svg:d="M77 286v-21c0-213 105-244 148-244 21 0 55 6 75 35-14 0-47 0-47 36 0 27 20 40 39 40 13 0 38-7 38-40 0-52-36-92-107-92-108 0-223 109-223 296 0 226 98 286 177 286 94 0 174-79 174-190 0-108-75-190-169-190-57 0-88 44-105 84zM177 559c-52 0-79-52-83-64-15-40-15-107-15-123 0-65 27-151 103-151 14 0 52 0 79 54 15 30 15 74 15 115 0 40 0 82-15 113-25 52-65 56-84 56z">
            <text:p/>
          </draw:path>
          <draw:path draw:style-name="gr33" draw:text-style-name="P20" draw:layer="layout" svg:width="0.099cm" svg:height="0.252cm" svg:x="39.73cm" svg:y="70.869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0.108cm" svg:y="70.397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0.502cm" svg:y="70.326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0.855cm" svg:y="70.869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41.241cm" svg:y="70.326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41.56cm" svg:y="70.397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41.942cm" svg:y="70.397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60 0-30-9-69-40-105-17-18-31-25-84-60zM142 294l104 65c23 15 63 40 63 92 0 63-63 108-132 108-73 0-135-52-135-123 0-50 27-104 100-142z">
            <text:p/>
          </draw:path>
          <draw:path draw:style-name="gr33" draw:text-style-name="P20" draw:layer="layout" svg:width="0.099cm" svg:height="0.252cm" svg:x="42.401cm" svg:y="70.869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75cm" svg:height="0.571cm" svg:x="42.727cm" svg:y="70.387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3" draw:text-style-name="P20" draw:layer="layout" svg:width="0.099cm" svg:height="0.252cm" svg:x="43.198cm" svg:y="70.869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3.576cm" svg:y="70.397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3.969cm" svg:y="70.326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4.323cm" svg:y="70.869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44.709cm" svg:y="70.326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45.027cm" svg:y="70.397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45.409cm" svg:y="70.397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60 0-30-9-69-40-105-17-18-31-25-84-60zM142 294l104 65c23 15 63 40 63 92 0 63-63 108-132 108-73 0-135-52-135-123 0-50 27-104 100-142z">
            <text:p/>
          </draw:path>
          <draw:path draw:style-name="gr33" draw:text-style-name="P20" draw:layer="layout" svg:width="0.099cm" svg:height="0.252cm" svg:x="45.868cm" svg:y="70.869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62cm" svg:height="0.59cm" svg:x="46.219cm" svg:y="70.387cm" svg:viewBox="0 0 363 591" svg:d="M355 58c8-12 8-14 8-31h-206c-103 0-105-12-107-27h-21l-29 175h21c2-14 10-67 21-77 6-6 73-6 83-6h176c-9 14-76 106-96 135-74 113-103 230-103 316 0 10 0 48 38 48 40 0 40-38 40-48v-42c0-46 2-94 8-138 4-19 16-92 54-146z">
            <text:p/>
          </draw:path>
          <draw:path draw:style-name="gr33" draw:text-style-name="P20" draw:layer="layout" svg:width="0.099cm" svg:height="0.252cm" svg:x="46.665cm" svg:y="70.869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37cm" svg:height="0.563cm" svg:x="47.01cm" svg:y="70.397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197cm" svg:height="0.844cm" svg:x="47.439cm" svg:y="70.326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7.79cm" svg:y="70.869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37.774cm" svg:y="71.59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38.093cm" svg:y="71.662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38.475cm" svg:y="71.662cm" svg:viewBox="0 0 351 582" svg:d="M276 294v29c0 197-88 236-138 236-15 0-59-2-82-31 36 0 44-25 44-38 0-27-21-41-40-41-14 0-39 8-39 42 0 56 46 91 117 91 110 0 213-116 213-296 0-228-96-286-172-286-47 0-89 15-125 54-35 38-54 73-54 136 0 106 75 188 169 188 52 0 86-34 107-84zM171 359c-14 0-54 0-79-52-15-32-15-75-15-115 0-46 0-86 17-117 23-42 56-54 85-54 40 0 67 29 82 67 10 27 14 81 14 119 0 71-29 152-104 152z">
            <text:p/>
          </draw:path>
          <draw:path draw:style-name="gr33" draw:text-style-name="P20" draw:layer="layout" svg:width="0.099cm" svg:height="0.252cm" svg:x="38.933cm" svg:y="72.13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39.312cm" svg:y="71.662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75cm" svg:height="0.571cm" svg:x="39.682cm" svg:y="71.652cm" svg:viewBox="0 0 376 572" svg:d="M225 434v73c0 31 0 40-64 40h-17v25c35-2 79-2 113-2 37 0 81 0 115 2v-25h-17c-63 0-65-9-65-40v-73h86v-27h-86v-384c0-17 0-23-14-23-7 0-9 0-15 10l-261 397v27zM230 407h-207l207-315z">
            <text:p/>
          </draw:path>
          <draw:path draw:style-name="gr33" draw:text-style-name="P20" draw:layer="layout" svg:width="0.099cm" svg:height="0.252cm" svg:x="40.153cm" svg:y="72.13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37cm" svg:height="0.563cm" svg:x="40.496cm" svg:y="71.662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197cm" svg:height="0.844cm" svg:x="40.924cm" svg:y="71.59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1.278cm" svg:y="72.13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41.664cm" svg:y="71.59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37cm" svg:height="0.563cm" svg:x="41.95cm" svg:y="71.662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356cm" svg:height="0.581cm" svg:x="42.362cm" svg:y="71.662cm" svg:viewBox="0 0 357 582" svg:d="M357 294c0-69-4-137-34-200-39-81-108-94-144-94-50 0-114 21-148 100-27 59-31 125-31 194 0 63 4 138 38 203 37 67 98 85 141 85 46 0 109-18 147-98 27-58 31-125 31-190zM179 564c-33 0-85-21-100-103-8-50-8-129-8-179 0-54 0-109 6-155 17-100 80-108 102-108 26 0 82 16 99 98 8 48 8 111 8 165 0 64 0 121-10 175-11 81-59 107-97 107z">
            <text:p/>
          </draw:path>
          <draw:path draw:style-name="gr33" draw:text-style-name="P20" draw:layer="layout" svg:width="0.099cm" svg:height="0.252cm" svg:x="42.823cm" svg:y="72.13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5cm" svg:height="0.581cm" svg:x="43.161cm" svg:y="71.662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62 0-28-9-67-40-103-17-18-31-25-84-60zM142 294l104 65c23 15 63 40 63 92 0 63-63 108-132 108-73 0-135-52-135-123 0-50 27-104 100-142z">
            <text:p/>
          </draw:path>
          <draw:path draw:style-name="gr33" draw:text-style-name="P20" draw:layer="layout" svg:width="0.099cm" svg:height="0.252cm" svg:x="43.62cm" svg:y="72.13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3.996cm" svg:y="71.662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4.392cm" svg:y="71.59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4.745cm" svg:y="72.13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45.131cm" svg:y="71.59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37cm" svg:height="0.563cm" svg:x="45.417cm" svg:y="71.662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9 74-6 8-62 8-79 8z">
            <text:p/>
          </draw:path>
          <draw:path draw:style-name="gr33" draw:text-style-name="P20" draw:layer="layout" svg:width="0.279cm" svg:height="0.563cm" svg:x="45.872cm" svg:y="71.662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099cm" svg:height="0.252cm" svg:x="46.291cm" svg:y="72.13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6.669cm" svg:y="71.662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6cm" svg:height="0.581cm" svg:x="47.047cm" svg:y="71.662cm" svg:viewBox="0 0 357 582" svg:d="M357 294c0-69-4-137-34-200-39-81-108-94-144-94-50 0-114 21-148 100-27 59-31 125-31 194 0 63 4 138 38 203 37 67 98 85 141 85 46 0 109-18 147-98 27-58 31-125 31-190zM179 564c-33 0-85-21-100-103-8-50-8-129-8-179 0-54 0-109 6-155 17-100 80-108 102-108 26 0 82 16 99 98 8 48 8 111 8 165 0 64 0 121-10 175-11 81-59 107-97 107z">
            <text:p/>
          </draw:path>
          <draw:path draw:style-name="gr33" draw:text-style-name="P20" draw:layer="layout" svg:width="0.099cm" svg:height="0.252cm" svg:x="47.51cm" svg:y="72.13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7.886cm" svg:y="71.662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8.281cm" svg:y="71.59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8.633cm" svg:y="72.13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37.774cm" svg:y="72.959cm" svg:viewBox="0 0 198 845" svg:d="M198 837c0-2 0-4-16-19-105-106-132-265-132-396 0-146 33-293 136-399 12-10 12-11 12-15 0-6-4-8-10-8-8 0-84 58-134 165-44 92-54 186-54 257 0 66 10 169 56 265 52 104 124 158 132 158 6 0 10-2 10-8z">
            <text:p/>
          </draw:path>
          <draw:path draw:style-name="gr33" draw:text-style-name="P20" draw:layer="layout" svg:width="0.337cm" svg:height="0.563cm" svg:x="38.06cm" svg:y="73.03cm" svg:viewBox="0 0 338 564" svg:d="M65 499l91-88c132-117 182-161 182-246 0-98-75-165-179-165-96 0-159 79-159 154 0 48 42 48 44 48 16 0 44-12 44-47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337cm" svg:height="0.563cm" svg:x="38.482cm" svg:y="73.03cm" svg:viewBox="0 0 338 564" svg:d="M65 499l91-88c132-117 182-161 182-246 0-98-75-165-179-165-96 0-159 79-159 154 0 48 42 48 44 48 16 0 44-12 44-47 0-21-15-44-44-44-8 0-8 0-11 2 19-55 65-86 115-86 77 0 113 67 113 138 0 67-42 134-88 186l-163 181c-10 9-10 11-10 32h315l23-147h-21c-4 25-10 63-19 74-6 8-62 8-79 8z">
            <text:p/>
          </draw:path>
          <draw:path draw:style-name="gr33" draw:text-style-name="P20" draw:layer="layout" svg:width="0.099cm" svg:height="0.252cm" svg:x="38.933cm" svg:y="73.50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39.312cm" svg:y="73.03cm" svg:viewBox="0 0 280 564" svg:d="M175 23c0-21 0-23-21-23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099cm" svg:height="0.252cm" svg:x="39.73cm" svg:y="73.50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0.108cm" svg:y="73.03cm" svg:viewBox="0 0 280 564" svg:d="M175 23c0-21 0-23-19-23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0.502cm" svg:y="72.959cm" svg:viewBox="0 0 198 845" svg:d="M198 422c0-65-10-167-56-263-52-103-125-159-134-159-4 0-8 4-8 8s0 5 15 19c85 84 133 219 133 395 0 144-31 294-136 400-12 11-12 13-12 15 0 6 4 8 8 8 9 0 86-58 136-165 44-93 54-187 54-258z">
            <text:p/>
          </draw:path>
          <draw:path draw:style-name="gr33" draw:text-style-name="P20" draw:layer="layout" svg:width="0.099cm" svg:height="0.252cm" svg:x="40.855cm" svg:y="73.50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41.241cm" svg:y="72.959cm" svg:viewBox="0 0 198 845" svg:d="M198 837c0-2 0-4-16-19-105-106-132-265-132-396 0-146 33-293 136-399 12-10 12-11 12-15 0-6-4-8-10-8-8 0-84 58-134 165-44 92-54 186-54 257 0 66 10 169 56 265 52 104 124 158 132 158 6 0 10-2 10-8z">
            <text:p/>
          </draw:path>
          <draw:path draw:style-name="gr33" draw:text-style-name="P20" draw:layer="layout" svg:width="0.337cm" svg:height="0.563cm" svg:x="41.527cm" svg:y="73.03cm" svg:viewBox="0 0 338 564" svg:d="M65 499l91-88c132-117 182-161 182-246 0-98-75-165-179-165-96 0-159 79-159 154 0 48 42 48 44 48 16 0 44-12 44-47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337cm" svg:height="0.563cm" svg:x="41.95cm" svg:y="73.03cm" svg:viewBox="0 0 338 564" svg:d="M65 499l91-88c132-117 182-161 182-246 0-98-75-165-179-165-96 0-159 79-159 154 0 48 42 48 44 48 16 0 44-12 44-47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099cm" svg:height="0.252cm" svg:x="42.401cm" svg:y="73.50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2.779cm" svg:y="73.03cm" svg:viewBox="0 0 280 564" svg:d="M175 23c0-21 0-23-21-23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37cm" svg:height="0.581cm" svg:x="43.167cm" svg:y="73.03cm" svg:viewBox="0 0 338 582" svg:d="M338 394c0-100-69-187-161-187-41 0-77 16-108 44v-165c17 6 46 12 73 12 104 0 163-77 163-88 0-6-2-10-7-10-2 0-4 0-8 2-17 8-58 25-115 25-35 0-73-6-114-23-5-4-7-4-9-4-8 0-8 8-8 21v250c0 15 0 23 12 23 5 0 7-2 9-8 10-13 43-59 110-59 44 0 65 38 73 53 13 33 15 66 15 108 0 29 0 80-21 115-19 33-52 56-90 56-62 0-110-45-125-94 2 0 6 0 15 0 27 0 42-22 42-41 0-21-15-42-42-42-13 0-42 6-42 46 0 73 58 154 154 154 98 0 184-81 184-188z">
            <text:p/>
          </draw:path>
          <draw:path draw:style-name="gr33" draw:text-style-name="P20" draw:layer="layout" svg:width="0.099cm" svg:height="0.252cm" svg:x="43.62cm" svg:y="73.50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37cm" svg:height="0.563cm" svg:x="43.964cm" svg:y="73.03cm" svg:viewBox="0 0 338 564" svg:d="M65 499l91-88c132-117 182-161 182-246 0-98-75-165-179-165-96 0-159 79-159 154 0 48 42 48 44 48 16 0 44-12 44-47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197cm" svg:height="0.844cm" svg:x="44.392cm" svg:y="72.959cm" svg:viewBox="0 0 198 845" svg:d="M198 422c0-65-10-167-56-263-52-103-125-159-134-159-4 0-8 4-8 8s0 5 15 19c85 84 133 219 133 395 0 144-31 294-136 400-12 11-12 13-12 15 0 6 4 8 8 8 9 0 86-58 136-165 44-93 54-187 54-258z">
            <text:p/>
          </draw:path>
          <draw:path draw:style-name="gr33" draw:text-style-name="P20" draw:layer="layout" svg:width="0.3cm" svg:height="0.844cm" svg:x="44.733cm" svg:y="72.959cm" svg:viewBox="0 0 301 845" svg:d="M123 733c0 33-23 89-115 94-4 0-8 4-8 8 0 10 10 10 17 10 83 0 162-41 162-106v-192c0-33 0-59 34-88 29-25 62-27 81-27 4 0 7-4 7-10 0-7-5-7-13-9-56-2-98-33-106-75-3-10-3-12-3-40v-169c0-35 0-62-41-94-34-27-92-35-121-35-7 0-17 0-17 10 0 7 6 7 13 9 54 2 96 31 106 73 4 8 4 10 4 40v177c0 38 6 54 33 81 19 17 42 27 67 32-69 20-100 60-100 108z">
            <text:p/>
          </draw:path>
          <draw:path draw:style-name="gr33" draw:text-style-name="P20" draw:layer="layout" svg:width="0.515cm" svg:height="0.49cm" svg:x="45.398cm" svg:y="73.138cm" svg:viewBox="0 0 516 491" svg:d="M488 35c13 0 28 0 28-18 0-17-15-17-28-17h-229c-144 0-259 109-259 246 0 134 115 245 259 245h229c13 0 28 0 28-17s-15-17-28-17h-227c-132 0-226-98-226-211 0-114 94-211 226-211z">
            <text:p/>
          </draw:path>
          <draw:path draw:style-name="gr33" draw:text-style-name="P20" draw:layer="layout" svg:width="0.571cm" svg:height="0.594cm" svg:x="46.239cm" svg:y="73.015cm" svg:viewBox="0 0 572 595" svg:d="M73 77v413c0 44-6 59-50 59-10 0-23 2-23 15 0 16 13 16 29 16h130c16 0 29 0 29-16 0-13-13-15-25-15-48 0-54-17-54-61v-388l365 484c8 9 12 11 19 11 14 0 14-13 14-27v-478c0-48 8-59 46-61 6 0 19 0 19-14 0-15-11-15-27-15h-123c-15 0-28 0-28 15 0 14 13 14 23 14 48 2 55 19 55 63v265l-257-345c-8-12-10-12-29-12h-148c-15 0-28 0-28 15 0 14 13 14 19 14 21 4 38 17 46 27-2 7-2 7-2 21zM478 536l-369-486c-9-10-9-12-17-21h100l286 386z">
            <text:p/>
          </draw:path>
          <draw:path draw:style-name="gr33" draw:text-style-name="P20" draw:layer="layout" svg:width="0.272cm" svg:height="0.404cm" svg:x="46.859cm" svg:y="72.852cm" svg:viewBox="0 0 273 405" svg:d="M131 196c46 0 78 32 78 96 0 73-42 94-77 94-23 0-76-6-101-40 29-2 34-22 34-33 0-19-13-33-32-33-16 0-33 10-33 33 0 58 61 92 134 92 83 0 139-54 139-113 0-46-37-92-102-108 61-21 84-67 84-101 0-48-53-83-121-83-65 0-115 33-115 79 0 21 12 32 31 32 17 0 29-13 29-30 0-18-12-29-29-31 21-27 61-33 82-33 27 0 66 14 66 66 0 25-8 51-25 69-19 23-35 25-65 27-16 0-16 0-20 1 0 0-5 0-5 8s5 8 15 8z">
            <text:p/>
          </draw:path>
        </draw:g>
        <draw:g>
          <svg:title>TexMaths</svg:title>
          <svg:desc>60§latex§\begin{equation*}
\mathcal{F}=(T_\mathcal{F},I_\mathcal{F},C_\mathcal{F},P_\mathcal{F},G_\mathcal{F},CFG_\mathcal{F},DFG_\mathcal{F})
\end{equation*}§svg§600§TRUE§</svg:desc>
          <draw:polygon draw:style-name="gr32" draw:text-style-name="P19" draw:layer="layout" svg:width="38.795cm" svg:height="2.111cm" svg:x="6.602cm" svg:y="75.194cm" svg:viewBox="0 0 38796 2112" draw:points="19398,2112 0,2112 0,0 38796,0 38796,2112">
            <text:p/>
          </draw:polygon>
          <draw:path draw:style-name="gr33" draw:text-style-name="P20" draw:layer="layout" svg:width="1.718cm" svg:height="1.517cm" svg:x="6.636cm" svg:y="75.333cm" svg:viewBox="0 0 1719 1518" svg:d="M1719 82c0-96-164-81-226-81h-797c-110 0-298 62-331 177 5 10 9 15 24 15 43 0 110-39 139-72 62 0 130-5 192-5h134c0 0-9 38-9 43-82 384-207 715-303 922-9 29-124 293-153 317-96 0-163-53-202-135-9-9-9-19-24-19-48 0-163 67-163 101 0 5 0 9 5 14 38 101 134 159 235 159 110 0 235-82 302-159 68-81 207-427 264-552h408c-4 0-4 5-4 5 0 10 14 14 19 14 48 0 168-57 168-124 0-15-15-15-39-15h-508c57-187 129-374 168-571h278c53 0 197-10 235 38 5 15 0 34 5 44 5 4 14 4 19 4 48 0 164-62 164-120z">
            <text:p/>
          </draw:path>
          <draw:path draw:style-name="gr33" draw:text-style-name="P20" draw:layer="layout" svg:width="1.405cm" svg:height="0.498cm" svg:x="9.031cm" svg:y="76cm" svg:viewBox="0 0 1406 499" svg:d="M1334 86c34 0 72 0 72-43s-38-43-67-43h-1267c-34 0-72 0-72 43s38 43 72 43zM1339 499c29 0 67 0 67-43s-38-43-72-43h-1262c-34 0-72 0-72 43s38 43 72 43z">
            <text:p/>
          </draw:path>
          <draw:path draw:style-name="gr33" draw:text-style-name="P20" draw:layer="layout" svg:width="0.493cm" svg:height="2.111cm" svg:x="11.349cm" svg:y="75.194cm" svg:viewBox="0 0 494 2112" svg:d="M494 2093c0-5 0-10-38-48-264-264-331-663-331-989 0-365 81-734 341-998 28-24 28-29 28-39 0-14-9-19-24-19-19 0-211 144-336 413-110 230-134 465-134 643 0 168 24 422 139 662 130 260 312 394 331 394 15 0 24-5 24-19z">
            <text:p/>
          </draw:path>
          <draw:path draw:style-name="gr33" draw:text-style-name="P20" draw:layer="layout" svg:width="1.439cm" svg:height="1.429cm" svg:x="12.012cm" svg:y="75.348cm" svg:viewBox="0 0 1440 1430" svg:d="M854 149c15-58 24-72 48-77 20-5 87-5 135-5 211 0 307 5 307 173 0 29-10 115-19 168 0 10-5 34-5 38 0 15 5 29 24 29 24 0 29-14 34-48l57-369c0-5 5-29 5-34 0-24-24-24-58-24h-1176c-48 0-52 0-67 43l-125 370c-4 5-14 33-14 38 0 15 10 24 24 24 24 0 24-9 38-43 116-326 168-365 480-365h82c62 0 62 5 62 24 0 15-9 39-9 43l-283 1133c-20 77-24 101-250 101-77 0-91 0-91 38 0 24 24 24 33 24 58 0 120 0 178 0s120-4 178-4c57 0 120 4 177 4 58 0 125 0 183 0 19 0 48 0 48-38 0-24-20-24-72-24-53 0-82 0-135-5-62-5-81-14-81-48 0 0 0-9 9-43z">
            <text:p/>
          </draw:path>
          <draw:path draw:style-name="gr33" draw:text-style-name="P20" draw:layer="layout" svg:width="1.309cm" svg:height="1.06cm" svg:x="13.241cm" svg:y="76.082cm" svg:viewBox="0 0 1310 1061" svg:d="M1310 58c0-48-72-58-105-58h-687c-144 0-225 72-249 110 0 5-5 15-5 20 0 9 5 14 14 14 34 0 77-29 101-48 29-5 82-5 115-5h144c-43 207-76 293-120 423-33 105-172 417-216 456-115 0-144-58-168-101-4 0-4-5-14-5-43 0-120 58-120 82 0 9 48 115 192 115 96 0 202-67 250-139 52-82 134-260 172-356h317v5c5 5 5 10 15 10 43 0 124-43 124-91 0-10 0-15-9-15h-413c53-125 86-254 115-384h303c57 0 105 5 105 34 0 5 0 5 0 9 0 10 5 15 19 15 20 0 120-39 120-91z">
            <text:p/>
          </draw:path>
          <draw:path draw:style-name="gr33" draw:text-style-name="P20" draw:layer="layout" svg:width="0.249cm" svg:height="0.633cm" svg:x="14.835cm" svg:y="76.552cm" svg:viewBox="0 0 250 634" svg:d="M250 221c0-139-53-221-135-221-72 0-115 53-115 110 0 58 43 116 115 116 24 0 53-10 72-29 10-5 10-5 15-5 0 0 4 0 4 29 0 158-76 288-148 355-24 24-24 29-24 34 0 19 9 24 24 24 24 0 192-164 192-413z">
            <text:p/>
          </draw:path>
          <draw:path draw:style-name="gr33" draw:text-style-name="P20" draw:layer="layout" svg:width="0.978cm" svg:height="1.444cm" svg:x="15.665cm" svg:y="75.333cm" svg:viewBox="0 0 979 1445" svg:d="M720 163c19-77 24-96 192-96 53 0 67 0 67-43 0-24-19-24-29-24-62 0-220 5-278 5-67 0-221-5-283-5-15 0-43 0-43 43 0 24 19 24 57 24 91 0 149 0 149 39 0 9 0 14-5 33l-288 1143c-19 76-24 96-192 96-48 0-67 0-67 43 0 24 24 24 34 24 57 0 216-5 273-5 67 0 221 5 288 5 15 0 39 0 39-39 0-28-15-28-63-28-38 0-48 0-91 0-43-5-53-15-53-39 0-19 5-33 10-48z">
            <text:p/>
          </draw:path>
          <draw:path draw:style-name="gr33" draw:text-style-name="P20" draw:layer="layout" svg:width="1.309cm" svg:height="1.06cm" svg:x="16.567cm" svg:y="76.082cm" svg:viewBox="0 0 1310 1061" svg:d="M1310 58c0-48-72-58-105-58h-687c-144 0-225 72-249 110 0 5-5 15-5 20 0 9 5 14 14 14 34 0 77-29 101-48 29-5 82-5 115-5h144c-43 207-76 293-120 423-33 105-172 417-216 456-115 0-144-58-168-101-4 0-4-5-14-5-43 0-120 58-120 82 0 9 48 115 192 115 96 0 202-67 250-139 52-82 134-260 172-356h317v5c5 5 5 10 15 10 43 0 124-43 124-91 0-10 0-15-9-15h-413c53-125 86-254 115-384h303c57 0 105 5 105 34 0 5 0 5 0 9 0 10 5 15 19 15 20 0 120-39 120-91z">
            <text:p/>
          </draw:path>
          <draw:path draw:style-name="gr33" draw:text-style-name="P20" draw:layer="layout" svg:width="0.249cm" svg:height="0.633cm" svg:x="18.161cm" svg:y="76.552cm" svg:viewBox="0 0 250 634" svg:d="M250 221c0-139-53-221-135-221-72 0-115 53-115 110 0 58 43 116 115 116 24 0 53-10 72-29 10-5 10-5 15-5 0 0 4 0 4 29 0 158-76 288-148 355-24 24-24 29-24 34 0 19 9 24 24 24 24 0 192-164 192-413z">
            <text:p/>
          </draw:path>
          <draw:path draw:style-name="gr33" draw:text-style-name="P20" draw:layer="layout" svg:width="1.501cm" svg:height="1.535cm" svg:x="19.025cm" svg:y="75.29cm" svg:viewBox="0 0 1502 1536" svg:d="M1502 19c0-5-4-19-24-19-4 0-9 0-33 24l-144 163c-19-29-120-187-355-187-471 0-946 466-946 960 0 346 250 576 571 576 187 0 346-82 461-182 197-173 230-365 230-370 0-19-19-19-24-19-14 0-24 0-28 19-20 62-68 211-212 336-148 115-283 154-393 154-187 0-413-111-413-442 0-120 43-461 254-710 130-149 332-255 519-255 216 0 341 163 341 408 0 82-5 87-5 106 0 24 19 24 29 24 28 0 28-5 38-43z">
            <text:p/>
          </draw:path>
          <draw:path draw:style-name="gr33" draw:text-style-name="P20" draw:layer="layout" svg:width="1.309cm" svg:height="1.06cm" svg:x="20.475cm" svg:y="76.082cm" svg:viewBox="0 0 1310 1061" svg:d="M1310 58c0-48-72-58-105-58h-687c-144 0-225 72-249 110 0 5-5 15-5 20 0 9 5 14 14 14 34 0 77-29 101-48 29-5 82-5 115-5h144c-43 207-76 293-120 423-33 105-172 417-216 456-115 0-144-58-168-101-4 0-4-5-14-5-43 0-120 58-120 82 0 9 48 115 187 115 101 0 207-67 255-139 52-82 134-260 172-356h317v5c5 5 5 10 15 10 43 0 124-43 124-91 0-10 0-15-9-15h-413c53-125 86-254 115-384h303c57 0 105 5 105 34 0 5 0 5 0 9 0 10 5 15 19 15 20 0 120-39 120-91z">
            <text:p/>
          </draw:path>
          <draw:path draw:style-name="gr33" draw:text-style-name="P20" draw:layer="layout" svg:width="0.249cm" svg:height="0.633cm" svg:x="22.069cm" svg:y="76.552cm" svg:viewBox="0 0 250 634" svg:d="M250 221c0-139-53-221-135-221-72 0-115 53-115 110 0 58 43 116 115 116 24 0 53-10 72-29 10-5 10-5 15-5 0 0 4 0 4 29 0 158-76 288-148 355-24 24-24 29-24 34 0 19 9 24 24 24 24 0 192-164 192-413z">
            <text:p/>
          </draw:path>
          <draw:path draw:style-name="gr33" draw:text-style-name="P20" draw:layer="layout" svg:width="1.511cm" svg:height="1.444cm" svg:x="22.909cm" svg:y="75.333cm" svg:viewBox="0 0 1512 1445" svg:d="M557 778h360c297 0 595-221 595-456 0-164-139-322-418-322h-686c-38 0-62 0-62 38 0 29 19 29 62 29 24 0 62 0 91 5 34 0 43 10 43 34 0 4 0 14-4 38l-288 1138c-20 81-24 96-192 96-34 0-58 0-58 43 0 24 24 24 34 24 57 0 206-5 268-5 44 0 92 0 135 0s91 5 134 5c19 0 43 0 43-43 0-24-19-24-57-24-77 0-139 0-139-39 0-9 4-19 9-33zM710 144c20-72 20-77 111-77h206c173 0 288 58 288 202 0 81-43 264-125 341-105 96-235 110-326 110h-298z">
            <text:p/>
          </draw:path>
          <draw:path draw:style-name="gr33" draw:text-style-name="P20" draw:layer="layout" svg:width="1.309cm" svg:height="1.06cm" svg:x="24.229cm" svg:y="76.082cm" svg:viewBox="0 0 1310 1061" svg:d="M1310 58c0-48-72-58-105-58h-687c-144 0-225 72-249 110 0 5-5 15-5 20 0 9 5 14 14 14 34 0 77-29 101-48 29-5 82-5 115-5h144c-43 207-76 293-120 423-33 105-172 417-216 456-115 0-144-58-168-101-4 0-4-5-14-5-43 0-120 58-120 82 0 9 48 115 187 115 101 0 207-67 255-139 52-82 134-260 172-356h317v5c5 5 5 10 15 10 43 0 124-43 124-91 0-10 0-15-9-15h-413c53-125 86-254 115-384h303c57 0 105 5 105 34 0 5 0 5 0 9 0 10 5 15 19 15 20 0 120-39 120-91z">
            <text:p/>
          </draw:path>
          <draw:path draw:style-name="gr33" draw:text-style-name="P20" draw:layer="layout" svg:width="0.249cm" svg:height="0.633cm" svg:x="25.822cm" svg:y="76.552cm" svg:viewBox="0 0 250 634" svg:d="M250 221c0-139-53-221-135-221-72 0-115 53-115 110 0 58 43 116 115 116 24 0 53-10 72-29 10-5 10-5 15-5 0 0 4 0 4 29 0 158-76 288-148 355-24 24-24 29-24 34 0 19 9 24 24 24 24 0 192-164 192-413z">
            <text:p/>
          </draw:path>
          <draw:path draw:style-name="gr33" draw:text-style-name="P20" draw:layer="layout" svg:width="1.501cm" svg:height="1.535cm" svg:x="26.682cm" svg:y="75.29cm" svg:viewBox="0 0 1502 1536" svg:d="M1502 19c0-5-4-19-24-19-4 0-9 0-33 24l-144 163c-19-29-120-187-355-187-471 0-946 466-946 960 0 336 235 576 576 576 96 0 192-19 264-48 106-43 149-86 187-130 19 53 72 130 96 130 10 0 15-5 15-10 4 0 24-81 33-124l43-164c5-38 15-72 24-110 24-96 29-101 149-101 10 0 34 0 34-43 0-14-10-24-29-24-48 0-173 10-221 10-67 0-230-10-297-10-20 0-44 0-44 43 0 24 15 24 63 24 0 0 62 0 110 5 58 5 67 14 67 38 0 20-24 116-43 192-62 236-336 260-408 260-206 0-427-120-427-447 0-62 24-413 245-686 115-144 317-274 528-274 216 0 341 163 341 408 0 82-5 87-5 106 0 24 19 24 29 24 28 0 28-5 38-43z">
            <text:p/>
          </draw:path>
          <draw:path draw:style-name="gr33" draw:text-style-name="P20" draw:layer="layout" svg:width="1.309cm" svg:height="1.06cm" svg:x="28.285cm" svg:y="76.082cm" svg:viewBox="0 0 1310 1061" svg:d="M1310 58c0-48-72-58-105-58h-687c-144 0-225 72-249 110 0 5-5 15-5 20 0 9 5 14 14 14 34 0 77-29 101-48 29-5 82-5 115-5h144c-43 207-76 293-120 423-33 105-172 417-216 456-115 0-144-58-168-101-4 0-4-5-14-5-43 0-120 58-120 82 0 9 48 115 187 115 101 0 207-67 255-139 52-82 134-260 172-356h317v5c5 5 5 10 15 10 43 0 124-43 124-91 0-10 0-15-9-15h-413c53-125 86-254 115-384h303c57 0 105 5 105 34 0 5 0 5 0 9 0 10 5 15 19 15 20 0 120-39 120-91z">
            <text:p/>
          </draw:path>
          <draw:path draw:style-name="gr33" draw:text-style-name="P20" draw:layer="layout" svg:width="0.249cm" svg:height="0.633cm" svg:x="29.879cm" svg:y="76.552cm" svg:viewBox="0 0 250 634" svg:d="M250 221c0-139-53-221-135-221-72 0-115 53-115 110 0 58 43 116 115 116 24 0 53-10 72-29 10-5 10-5 15-5 0 0 4 0 4 29 0 158-76 288-148 355-24 24-24 29-24 34 0 19 9 24 24 24 24 0 192-164 192-413z">
            <text:p/>
          </draw:path>
          <draw:path draw:style-name="gr33" draw:text-style-name="P20" draw:layer="layout" svg:width="1.501cm" svg:height="1.535cm" svg:x="30.743cm" svg:y="75.29cm" svg:viewBox="0 0 1502 1536" svg:d="M1502 19c0-5-4-19-24-19-4 0-9 0-33 24l-144 163c-19-29-120-187-355-187-471 0-946 466-946 960 0 346 250 576 571 576 187 0 346-82 461-182 197-173 230-365 230-370 0-19-19-19-24-19-14 0-24 0-28 19-20 62-68 211-212 336-148 115-283 154-393 154-187 0-413-111-413-442 0-120 43-461 254-710 130-149 332-255 519-255 216 0 341 163 341 408 0 82-5 87-5 106 0 24 19 24 29 24 28 0 28-5 38-43z">
            <text:p/>
          </draw:path>
          <draw:path draw:style-name="gr33" draw:text-style-name="P20" draw:layer="layout" svg:width="1.502cm" svg:height="1.439cm" svg:x="32.375cm" svg:y="75.343cm" svg:viewBox="0 0 1503 1440" svg:d="M562 749h206c158 0 173 38 173 96 0 14 0 43-15 105-4 10-4 20-4 24 0 15 9 24 24 24 19 0 19-4 33-43l115-461c5-24 5-28 5-33s-5-24-24-24c-24 0-24 9-33 48-44 163-92 201-274 201h-192l139-537c15-77 19-82 111-82h283c259 0 307 67 307 231 0 48 0 57-5 115-5 29-5 33-5 38 0 10 5 24 24 24 24 0 24-9 29-53l43-364c5-58-4-58-57-58h-1037c-43 0-62 0-62 43 0 24 19 24 57 24 82 0 139 0 139 39 0 4 0 9-9 48l-283 1118c-20 86-24 101-192 101-34 0-58 0-58 38 0 29 24 29 34 29 57 0 216-10 278-10 67 0 245 10 312 10 19 0 48 0 48-43 0-15-14-19-14-19-5-5-10-5-58-5s-58 0-110-5c-63-5-68-14-68-43 0-5 0-15 5-48z">
            <text:p/>
          </draw:path>
          <draw:path draw:style-name="gr33" draw:text-style-name="P20" draw:layer="layout" svg:width="1.501cm" svg:height="1.535cm" svg:x="34.05cm" svg:y="75.29cm" svg:viewBox="0 0 1502 1536" svg:d="M1502 19c0-5-4-19-24-19-4 0-9 0-33 24l-144 163c-19-29-120-187-355-187-471 0-946 466-946 960 0 336 235 576 576 576 96 0 192-19 264-48 106-43 149-86 187-130 19 53 72 130 96 130 10 0 15-5 15-10 4 0 24-81 33-124l43-164c5-38 15-72 24-110 24-96 29-101 149-101 10 0 34 0 34-43 0-14-10-24-29-24-48 0-173 10-221 10-67 0-230-10-297-10-20 0-44 0-44 43 0 24 15 24 63 24 0 0 62 0 110 5 58 5 67 14 67 38 0 20-24 116-43 192-62 236-336 260-408 260-206 0-427-120-427-447 0-62 24-413 245-686 115-144 317-274 528-274 216 0 341 163 341 408 0 82-5 87-5 106 0 24 19 24 29 24 28 0 28-5 38-43z">
            <text:p/>
          </draw:path>
          <draw:path draw:style-name="gr33" draw:text-style-name="P20" draw:layer="layout" svg:width="1.309cm" svg:height="1.06cm" svg:x="35.649cm" svg:y="76.082cm" svg:viewBox="0 0 1310 1061" svg:d="M1310 58c0-48-72-58-105-58h-687c-144 0-225 72-249 110 0 5-5 15-5 20 0 9 5 14 14 14 34 0 77-29 101-48 29-5 82-5 115-5h144c-43 207-76 293-120 423-33 105-172 417-216 456-115 0-144-58-168-101-4 0-4-5-14-5-43 0-120 58-120 82 0 9 48 115 192 115 96 0 202-67 250-139 52-82 134-260 172-356h317v5c5 5 5 10 15 10 43 0 124-43 124-91 0-10 0-15-9-15h-413c53-125 86-254 115-384h303c57 0 105 5 105 34 0 5 0 5 0 9 0 10 5 15 19 15 20 0 120-39 120-91z">
            <text:p/>
          </draw:path>
          <draw:path draw:style-name="gr33" draw:text-style-name="P20" draw:layer="layout" svg:width="0.249cm" svg:height="0.633cm" svg:x="37.247cm" svg:y="76.552cm" svg:viewBox="0 0 250 634" svg:d="M250 221c0-139-53-221-135-221-72 0-115 53-115 110 0 58 43 116 115 116 24 0 53-10 72-29 10-5 10-5 15-5 0 0 4 0 4 29 0 158-76 288-148 355-24 24-24 29-24 34 0 19 9 24 24 24 24 0 192-164 192-413z">
            <text:p/>
          </draw:path>
          <draw:path draw:style-name="gr33" draw:text-style-name="P20" draw:layer="layout" svg:width="1.617cm" svg:height="1.444cm" svg:x="38.087cm" svg:y="75.333cm" svg:viewBox="0 0 1618 1445" svg:d="M250 1282c-20 81-24 96-192 96-34 0-58 0-58 43 0 24 19 24 58 24h700c442 0 860-447 860-907 0-303-183-538-500-538h-710c-38 0-62 0-62 38 0 29 19 29 62 29 24 0 62 0 91 5 34 0 43 10 43 34 0 4 0 14-9 38zM710 144c20-72 20-77 111-77h230c207 0 379 111 379 389 0 106-38 451-220 686-63 77-231 236-490 236h-240c-29 0-34 0-43 0-24 0-29-5-29-20 0-9 0-14 10-52z">
            <text:p/>
          </draw:path>
          <draw:path draw:style-name="gr33" draw:text-style-name="P20" draw:layer="layout" svg:width="1.502cm" svg:height="1.439cm" svg:x="39.887cm" svg:y="75.343cm" svg:viewBox="0 0 1503 1440" svg:d="M562 749h206c158 0 173 38 173 96 0 14 0 43-15 105-4 10-4 20-4 24 0 15 9 24 24 24 19 0 19-4 33-43l115-461c5-24 5-28 5-33s-5-24-24-24-24 9-33 48c-44 163-92 201-274 201h-192l139-537c15-77 19-82 111-82h278c264 0 312 67 312 231 0 48 0 57-5 115-5 29-5 33-5 38 0 10 5 24 24 24 24 0 24-9 29-53l43-364c5-58-4-58-57-58h-1037c-43 0-62 0-62 43 0 24 19 24 57 24 77 0 139 0 139 39 0 4 0 9-9 48l-283 1118c-20 86-24 101-192 101-34 0-58 0-58 38 0 29 24 29 34 29 57 0 216-10 278-10 67 0 245 10 312 10 19 0 48 0 48-43 0-15-14-19-14-19-5-5-10-5-58-5s-58 0-110-5c-63-5-68-14-68-43 0-5 0-15 5-48z">
            <text:p/>
          </draw:path>
          <draw:path draw:style-name="gr33" draw:text-style-name="P20" draw:layer="layout" svg:width="1.501cm" svg:height="1.535cm" svg:x="41.558cm" svg:y="75.29cm" svg:viewBox="0 0 1502 1536" svg:d="M1502 19c0-5-4-19-24-19-4 0-9 0-33 24l-144 163c-19-29-120-187-355-187-471 0-946 466-946 960 0 336 235 576 576 576 96 0 192-19 264-48 106-43 149-86 187-130 19 53 72 130 96 130 10 0 15-5 15-10 4 0 24-81 33-124l43-164c5-38 20-72 24-110 24-96 29-101 149-101 10 0 34 0 34-43 0-14-10-24-29-24-48 0-173 10-221 10-67 0-230-10-297-10-20 0-44 0-44 43 0 24 15 24 63 24 0 0 62 0 110 5 58 5 67 14 67 38 0 20-24 116-43 192-62 236-336 260-408 260-206 0-427-120-427-447 0-62 24-413 245-686 115-144 317-274 528-274 216 0 341 163 341 408 0 82-5 87-5 106 0 24 19 24 29 24 28 0 28-5 38-43z">
            <text:p/>
          </draw:path>
          <draw:path draw:style-name="gr33" draw:text-style-name="P20" draw:layer="layout" svg:width="1.309cm" svg:height="1.06cm" svg:x="43.161cm" svg:y="76.082cm" svg:viewBox="0 0 1310 1061" svg:d="M1310 58c0-48-72-58-105-58h-687c-144 0-225 72-249 110 0 5-5 15-5 20 0 9 10 14 14 14 34 0 77-29 101-48 29-5 82-5 115-5h144c-43 207-76 293-120 423-33 105-172 417-216 456-115 0-144-58-168-101-4 0-4-5-14-5-43 0-120 58-120 82 0 9 53 115 192 115 96 0 202-67 250-139 52-82 134-260 172-356h317v5c5 5 5 10 15 10 43 0 129-43 129-91 0-10-5-15-14-15h-413c53-125 86-254 115-384h303c57 0 105 5 105 34 0 5 0 5 0 9 0 10 5 15 19 15 20 0 120-39 120-91z">
            <text:p/>
          </draw:path>
          <draw:path draw:style-name="gr33" draw:text-style-name="P20" draw:layer="layout" svg:width="0.493cm" svg:height="2.111cm" svg:x="44.697cm" svg:y="75.194cm" svg:viewBox="0 0 494 2112" svg:d="M494 1056c0-163-24-418-139-658-129-259-312-398-336-398-9 0-19 10-19 19 0 10 0 15 38 53 212 206 332 542 332 984 0 360-77 734-341 998-29 29-29 34-29 39 0 14 10 19 19 19 24 0 216-144 341-413 110-230 134-465 134-643z">
            <text:p/>
          </draw:path>
        </draw:g>
        <draw:custom-shape draw:style-name="gr34" draw:text-style-name="P3" draw:layer="layout" svg:width="18cm" svg:height="10cm" svg:x="11cm" svg:y="11.75cm">
          <text:p text:style-name="P1"><text:span text:style-name="T2">C++</text:span></text:p>
          <text:p text:style-name="P13"><text:span text:style-name="T9"/></text:p>
          <text:p text:style-name="P13"><text:span text:style-name="T9">double dot(vector&lt;double&gt; vec_a,</text:span></text:p>
          <text:p text:style-name="P13"><text:span text:style-name="T9"><text:s text:c="11"/></text:span><text:span text:style-name="T9">vector&lt;double&gt; vec_b)</text:span></text:p>
          <text:p text:style-name="P13"><text:span text:style-name="T9">{</text:span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10"/></text:p>
          <text:p text:style-name="P13"><text:span text:style-name="T9">}</text:span></text:p>
          <text:p text:style-name="P13"><text:span text:style-name="T9"/></text:p>
          <draw:enhanced-geometry svg:viewBox="0 0 21600 21600" draw:path-stretchpoint-x="10800" draw:path-stretchpoint-y="10800" draw:text-areas="?f3 ?f4 ?f5 ?f6" draw:type="round-rectangle" draw:modifiers="1227.133280309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17cm" svg:height="3.3cm" svg:x="11.491cm" svg:y="16.65cm">
          <text:p text:style-name="P12"><text:span text:style-name="T16"><text:s/></text:span><text:span text:style-name="T16">double x = 0.0;</text:span></text:p>
          <text:p text:style-name="P12"><text:span text:style-name="T16"><text:s/></text:span><text:span text:style-name="T16">for(int i = 0; i &lt; vec_a.size(); i++)</text:span></text:p>
          <text:p text:style-name="P12"><text:span text:style-name="T16"><text:s text:c="3"/></text:span><text:span text:style-name="T16">x += vec_a[i]*vec_b[i];</text:span></text:p>
          <text:p text:style-name="P12"><text:span text:style-name="T16"><text:s/></text:span><text:span text:style-name="T16">return x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" draw:layer="layout" svg:width="10cm" svg:height="19.5cm" svg:x="0.5cm" svg:y="2.25cm">
          <text:p text:style-name="P1"><text:span text:style-name="T2">FORTRAN</text:span></text:p>
          <text:p text:style-name="P13"><text:span text:style-name="T9"/></text:p>
          <text:p text:style-name="P13"><text:span text:style-name="T16"/></text:p>
          <text:p text:style-name="P13"><text:span text:style-name="T16"/></text:p>
          <text:p text:style-name="P13"><text:span text:style-name="T16"/></text:p>
          <text:p text:style-name="P13"><text:span text:style-name="T16">SUBROUTINE DOT(A,N,RES)</text:span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17"/></text:p>
          <text:p text:style-name="P13"><text:span text:style-name="T9">END</text:span></text:p>
          <draw:enhanced-geometry svg:viewBox="0 0 21600 21600" draw:path-stretchpoint-x="10800" draw:path-stretchpoint-y="10800" draw:text-areas="?f3 ?f4 ?f5 ?f6" draw:type="round-rectangle" draw:modifiers="1227.133280309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6" draw:layer="layout" svg:width="9cm" svg:height="7.4cm" svg:x="1cm" svg:y="7.8cm">
          <text:p text:style-name="P12"><text:span text:style-name="T16"><text:s/></text:span><text:span text:style-name="T16">INTEGER N</text:span></text:p>
          <text:p text:style-name="P12"><text:span text:style-name="T16"><text:s/></text:span><text:span text:style-name="T16">REAL X,A(:)</text:span></text:p>
          <text:p text:style-name="P12"><text:span text:style-name="T16"><text:s/></text:span><text:span text:style-name="T16">X=0.0</text:span></text:p>
          <text:p text:style-name="P12"><text:span text:style-name="T16"><text:s/></text:span><text:span text:style-name="T16">DO I = 1, N, 1</text:span></text:p>
          <text:p text:style-name="P12"><text:span text:style-name="T16"><text:s text:c="3"/></text:span><text:span text:style-name="T16">X = X + A(i)*B(i)</text:span></text:p>
          <text:p text:style-name="P12"><text:span text:style-name="T16"><text:s/></text:span><text:span text:style-name="T16">END DO</text:span></text:p>
          <text:p text:style-name="P12"><text:span text:style-name="T16"><text:s/></text:span><text:span text:style-name="T16">RES=X</text:span></text:p>
          <text:p text:style-name="P12"><text:span text:style-name="T16"><text:s/></text:span><text:span text:style-name="T16">RE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8" draw:layer="layout" svg:x1="30.25cm" svg:y1="2.25cm" svg:x2="30.25cm" svg:y2="21.75cm">
          <text:p/>
        </draw:line>
        <draw:custom-shape draw:style-name="gr39" draw:text-style-name="P9" draw:layer="layout" svg:width="2cm" svg:height="3cm" svg:x="29.25cm" svg:y="5.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1.4cm" svg:height="1.4cm" svg:x="19.3cm" svg:y="37.7cm">
          <text:p text:style-name="P1">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21.3cm" svg:y="43.7cm">
          <text:p text:style-name="P1">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23.3cm" svg:y="37.7cm">
          <text:p text:style-name="P1">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25.3cm" svg:y="43.7cm">
          <text:p text:style-name="P1">1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13.3cm" svg:y="43.7cm">
          <text:p text:style-name="P1">1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11.3cm" svg:y="35.7cm">
          <text:p text:style-name="P1">1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19.3cm" svg:y="45.7cm">
          <text:p text:style-name="P1">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27.3cm" svg:y="49.7cm">
          <text:p text:style-name="P1">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31.8cm" svg:y="49.7cm">
          <text:p text:style-name="P1">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33.8cm" svg:y="39.7cm">
          <text:p text:style-name="P1">1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33.8cm" svg:y="43.7cm">
          <text:p text:style-name="P1">1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31.8cm" svg:y="35.7cm">
          <text:p text:style-name="P1">1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39.8cm" svg:y="37.7cm">
          <text:p text:style-name="P1">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43.8cm" svg:y="37.7cm">
          <text:p text:style-name="P1">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49.8cm" svg:y="35.7cm">
          <text:p text:style-name="P1">1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45.8cm" svg:y="43.7cm">
          <text:p text:style-name="P1">1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draw:layer="layout" svg:width="1.4cm" svg:height="1.4cm" svg:x="43.8cm" svg:y="45.7cm">
          <text:p text:style-name="P1">2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47.8cm" svg:y="49.7cm">
          <text:p text:style-name="P1">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draw:layer="layout" svg:width="1.4cm" svg:height="1.4cm" svg:x="45.8cm" svg:y="47.7cm">
          <text:p text:style-name="P1">2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6" draw:layer="layout" svg:width="1.4cm" svg:height="1.4cm" svg:x="41.8cm" svg:y="47.7cm">
          <text:p text:style-name="P1">1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39.8cm" svg:y="45.7cm">
          <text:p text:style-name="P1">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6" draw:layer="layout" svg:width="1.4cm" svg:height="1.4cm" svg:x="35.8cm" svg:y="37.7cm">
          <text:p text:style-name="P1">1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9" draw:layer="layout" svg:width="1.2cm" svg:height="0.6cm" svg:x="4.9cm" svg:y="35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35.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36.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36.9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37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38.1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38.7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39.3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39.9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40.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41.1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41.7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42.3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42.9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43.5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44.1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45.7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46.3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46.9cm">
          <text:p text:style-name="P1">19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48.5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49.1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49.7cm">
          <text:p text:style-name="P1">19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2cm" fo:page-height="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17:15:22.413284745</meta:creation-date>
    <dc:date>2019-05-02T16:31:40.028334998</dc:date>
    <meta:editing-duration>PT5H16M17S</meta:editing-duration>
    <meta:editing-cycles>93</meta:editing-cycles>
    <meta:generator>LibreOffice/6.0.7.3$Linux_X86_64 LibreOffice_project/00m0$Build-3</meta:generator>
    <meta:document-statistic meta:object-count="836"/>
  </office:meta>
</office:document-meta>
</file>